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mm"/>
    </style:style>
    <style:style style:name="co2" style:family="table-column">
      <style:table-column-properties fo:break-before="auto" style:column-width="27.6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page" style:column-width="24.13mm"/>
    </style:style>
    <style:style style:name="co5" style:family="table-column">
      <style:table-column-properties fo:break-before="auto" style:column-width="35.07mm"/>
    </style:style>
    <style:style style:name="co6" style:family="table-column">
      <style:table-column-properties fo:break-before="auto" style:column-width="56.96mm"/>
    </style:style>
    <style:style style:name="co7" style:family="table-column">
      <style:table-column-properties fo:break-before="auto" style:column-width="2.24mm"/>
    </style:style>
    <style:style style:name="co8" style:family="table-column">
      <style:table-column-properties fo:break-before="auto" style:column-width="17.9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0.8mm" fo:break-before="auto" style:use-optimal-row-height="false"/>
    </style:style>
    <style:style style:name="ro5" style:family="table-row">
      <style:table-row-properties style:row-height="11.64mm" fo:break-before="auto" style:use-optimal-row-height="true"/>
    </style:style>
    <style:style style:name="ro6" style:family="table-row">
      <style:table-row-properties style:row-height="6.69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ta8" style:family="table" style:master-page-name="PageStyle_5f_Page8">
      <style:table-properties table:display="true" style:writing-mode="lr-tb"/>
    </style:style>
    <style:style style:name="ta9" style:family="table" style:master-page-name="PageStyle_5f_Page9">
      <style:table-properties table:display="true" style:writing-mode="lr-tb"/>
    </style:style>
    <style:style style:name="ta10" style:family="table" style:master-page-name="PageStyle_5f_Page10">
      <style:table-properties table:display="true" style:writing-mode="lr-tb"/>
    </style:style>
    <style:style style:name="ta11" style:family="table" style:master-page-name="PageStyle_5f_Page11">
      <style:table-properties table:display="true" style:writing-mode="lr-tb"/>
    </style:style>
    <style:style style:name="ta12" style:family="table" style:master-page-name="PageStyle_5f_Page12">
      <style:table-properties table:display="true" style:writing-mode="lr-tb"/>
    </style:style>
    <style:style style:name="ta13" style:family="table" style:master-page-name="PageStyle_5f_Page13">
      <style:table-properties table:display="true" style:writing-mode="lr-tb"/>
    </style:style>
    <style:style style:name="ta14" style:family="table" style:master-page-name="PageStyle_5f_Page14">
      <style:table-properties table:display="true" style:writing-mode="lr-tb"/>
    </style:style>
    <style:style style:name="ta15" style:family="table" style:master-page-name="PageStyle_5f_Page15">
      <style:table-properties table:display="true" style:writing-mode="lr-tb"/>
    </style:style>
    <style:style style:name="ta16" style:family="table" style:master-page-name="PageStyle_5f_Page1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20_2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20_2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20_2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20_Built-in_20_Comma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Comma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2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20_2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20_2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20_2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 style:data-style-name="N100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20_2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4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05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  <draw:polygon table:end-cell-address="Page1.D6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.K7" table:end-x="27.93mm" table:end-y="1.76mm" draw:z-index="23" draw:name="直線接點 4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number-columns-repeated="2"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55" calcext:value-type="float">
            <text:p>555.0 </text:p>
          </table:table-cell>
          <table:table-cell table:style-name="ce15" office:value-type="float" office:value="248.004" calcext:value-type="float">
            <text:p>248.0 </text:p>
          </table:table-cell>
          <table:table-cell table:style-name="ce15" office:value-type="float" office:value="1860.05003" calcext:value-type="float">
            <text:p>1,860.1 </text:p>
          </table:table-cell>
          <table:table-cell table:style-name="ce15" office:value-type="float" office:value="312.46813" calcext:value-type="float">
            <text:p>312.5 </text:p>
          </table:table-cell>
          <table:table-cell table:style-name="ce27" office:value-type="float" office:value="2172.51816" calcext:value-type="float">
            <text:p>2,172.5 </text:p>
          </table:table-cell>
          <table:table-cell table:style-name="ce35" office:value-type="float" office:value="72.638" calcext:value-type="float">
            <text:p>72.6 </text:p>
          </table:table-cell>
          <table:table-cell table:style-name="ce40" office:value-type="float" office:value="1787.41203" calcext:value-type="float">
            <text:p>1,787.4 </text:p>
          </table:table-cell>
          <table:table-cell table:style-name="ce40" office:value-type="float" office:value="878.444005" calcext:value-type="float">
            <text:p>878.4 </text:p>
          </table:table-cell>
          <table:table-cell table:style-name="ce40" office:value-type="float" office:value="2665.856035" calcext:value-type="float">
            <text:p>2,665.9 </text:p>
          </table:table-cell>
          <table:table-cell table:style-name="ce46" office:value-type="float" office:value="67.0483" calcext:value-type="float">
            <text:p>67.05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54.538" calcext:value-type="float">
            <text:p>254.5 </text:p>
          </table:table-cell>
          <table:table-cell table:style-name="ce16" office:value-type="float" office:value="1968.041925" calcext:value-type="float">
            <text:p>1,968.0 </text:p>
          </table:table-cell>
          <table:table-cell table:style-name="ce16" office:value-type="float" office:value="261.714417" calcext:value-type="float">
            <text:p>261.7 </text:p>
          </table:table-cell>
          <table:table-cell table:style-name="ce28" office:value-type="float" office:value="2229.756342" calcext:value-type="float">
            <text:p>2,229.8 </text:p>
          </table:table-cell>
          <table:table-cell table:style-name="ce35" office:value-type="float" office:value="699.628642" calcext:value-type="float">
            <text:p>699.6 </text:p>
          </table:table-cell>
          <table:table-cell table:style-name="ce40" office:value-type="float" office:value="1268.413283" calcext:value-type="float">
            <text:p>1,268.4 </text:p>
          </table:table-cell>
          <table:table-cell table:style-name="ce40" office:value-type="float" office:value="150.340619" calcext:value-type="float">
            <text:p>150.3 </text:p>
          </table:table-cell>
          <table:table-cell table:style-name="ce40" office:value-type="float" office:value="1418.753902" calcext:value-type="float">
            <text:p>1,418.8 </text:p>
          </table:table-cell>
          <table:table-cell table:style-name="ce46" office:value-type="float" office:value="89.4033" calcext:value-type="float">
            <text:p>89.40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1764" calcext:value-type="float">
            <text:p>0.0 </text:p>
          </table:table-cell>
          <table:table-cell table:style-name="ce16" office:value-type="float" office:value="0.00023" calcext:value-type="float">
            <text:p>0.0 </text:p>
          </table:table-cell>
          <table:table-cell table:style-name="ce28" office:value-type="float" office:value="0.001994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1764" calcext:value-type="float">
            <text:p>0.0 </text:p>
          </table:table-cell>
          <table:table-cell table:style-name="ce40" office:value-type="float" office:value="11.112" calcext:value-type="float">
            <text:p>11.1 </text:p>
          </table:table-cell>
          <table:table-cell table:style-name="ce40" office:value-type="float" office:value="11.113764" calcext:value-type="float">
            <text:p>11.1 </text:p>
          </table:table-cell>
          <table:table-cell table:style-name="ce46" office:value-type="float" office:value="0.0159" calcext:value-type="float">
            <text:p>0.02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67.65" calcext:value-type="float">
            <text:p>67.7 </text:p>
          </table:table-cell>
          <table:table-cell table:style-name="ce16" office:value-type="float" office:value="27.427" calcext:value-type="float">
            <text:p>27.4 </text:p>
          </table:table-cell>
          <table:table-cell table:style-name="ce16" office:value-type="float" office:value="219.296579" calcext:value-type="float">
            <text:p>219.3 </text:p>
          </table:table-cell>
          <table:table-cell table:style-name="ce16" office:value-type="float" office:value="20.966343" calcext:value-type="float">
            <text:p>21.0 </text:p>
          </table:table-cell>
          <table:table-cell table:style-name="ce28" office:value-type="float" office:value="240.262922" calcext:value-type="float">
            <text:p>240.3 </text:p>
          </table:table-cell>
          <table:table-cell table:style-name="ce36" office:value-type="float" office:value="54.21632" calcext:value-type="float">
            <text:p>54.2 </text:p>
          </table:table-cell>
          <table:table-cell table:style-name="ce40" office:value-type="float" office:value="165.080259" calcext:value-type="float">
            <text:p>165.1 </text:p>
          </table:table-cell>
          <table:table-cell table:style-name="ce40" office:value-type="float" office:value="70.293398" calcext:value-type="float">
            <text:p>70.3 </text:p>
          </table:table-cell>
          <table:table-cell table:style-name="ce40" office:value-type="float" office:value="235.373657" calcext:value-type="float">
            <text:p>235.4 </text:p>
          </table:table-cell>
          <table:table-cell table:style-name="ce46" office:value-type="float" office:value="70.1354" calcext:value-type="float">
            <text:p>70.14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79.68" calcext:value-type="float">
            <text:p>79.7 </text:p>
          </table:table-cell>
          <table:table-cell table:style-name="ce16" office:value-type="float" office:value="36.851" calcext:value-type="float">
            <text:p>36.9 </text:p>
          </table:table-cell>
          <table:table-cell table:style-name="ce16" office:value-type="float" office:value="291.678023" calcext:value-type="float">
            <text:p>291.7 </text:p>
          </table:table-cell>
          <table:table-cell table:style-name="ce16" office:value-type="float" office:value="31.134541" calcext:value-type="float">
            <text:p>31.1 </text:p>
          </table:table-cell>
          <table:table-cell table:style-name="ce28" office:value-type="float" office:value="322.812564" calcext:value-type="float">
            <text:p>322.8 </text:p>
          </table:table-cell>
          <table:table-cell table:style-name="ce36" office:value-type="float" office:value="30.213275" calcext:value-type="float">
            <text:p>30.2 </text:p>
          </table:table-cell>
          <table:table-cell table:style-name="ce40" office:value-type="float" office:value="261.464748" calcext:value-type="float">
            <text:p>261.5 </text:p>
          </table:table-cell>
          <table:table-cell table:style-name="ce40" office:value-type="float" office:value="233.5774" calcext:value-type="float">
            <text:p>233.6 </text:p>
          </table:table-cell>
          <table:table-cell table:style-name="ce40" office:value-type="float" office:value="495.042148" calcext:value-type="float">
            <text:p>495.0 </text:p>
          </table:table-cell>
          <table:table-cell table:style-name="ce46" office:value-type="float" office:value="52.8167" calcext:value-type="float">
            <text:p>52.82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58.031" calcext:value-type="float">
            <text:p>258.0 </text:p>
          </table:table-cell>
          <table:table-cell table:style-name="ce16" office:value-type="float" office:value="173.31" calcext:value-type="float">
            <text:p>173.3 </text:p>
          </table:table-cell>
          <table:table-cell table:style-name="ce16" office:value-type="float" office:value="1247.67775" calcext:value-type="float">
            <text:p>1,247.7 </text:p>
          </table:table-cell>
          <table:table-cell table:style-name="ce16" office:value-type="float" office:value="270.517046" calcext:value-type="float">
            <text:p>270.5 </text:p>
          </table:table-cell>
          <table:table-cell table:style-name="ce28" office:value-type="float" office:value="1518.194796" calcext:value-type="float">
            <text:p>1,518.2 </text:p>
          </table:table-cell>
          <table:table-cell table:style-name="ce35" office:value-type="float" office:value="107.12128" calcext:value-type="float">
            <text:p>107.1 </text:p>
          </table:table-cell>
          <table:table-cell table:style-name="ce40" office:value-type="float" office:value="1140.55647" calcext:value-type="float">
            <text:p>1,140.6 </text:p>
          </table:table-cell>
          <table:table-cell table:style-name="ce40" office:value-type="float" office:value="707.099207" calcext:value-type="float">
            <text:p>707.1 </text:p>
          </table:table-cell>
          <table:table-cell table:style-name="ce40" office:value-type="float" office:value="1847.655677" calcext:value-type="float">
            <text:p>1,847.7 </text:p>
          </table:table-cell>
          <table:table-cell table:style-name="ce46" office:value-type="float" office:value="61.7299" calcext:value-type="float">
            <text:p>61.73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3162.516" calcext:value-type="float">
            <text:p>3,162.5 </text:p>
          </table:table-cell>
          <table:table-cell table:style-name="ce16" office:value-type="float" office:value="2536.729" calcext:value-type="float">
            <text:p>2,536.7 </text:p>
          </table:table-cell>
          <table:table-cell table:style-name="ce16" office:value-type="float" office:value="19960.883242" calcext:value-type="float">
            <text:p>19,960.9 </text:p>
          </table:table-cell>
          <table:table-cell table:style-name="ce16" office:value-type="float" office:value="2260.859613" calcext:value-type="float">
            <text:p>2,260.9 </text:p>
          </table:table-cell>
          <table:table-cell table:style-name="ce28" office:value-type="float" office:value="22221.742855" calcext:value-type="float">
            <text:p>22,221.7 </text:p>
          </table:table-cell>
          <table:table-cell table:style-name="ce36" office:value-type="float" office:value="7680.101418" calcext:value-type="float">
            <text:p>7,680.1 </text:p>
          </table:table-cell>
          <table:table-cell table:style-name="ce40" office:value-type="float" office:value="12280.781824" calcext:value-type="float">
            <text:p>12,280.8 </text:p>
          </table:table-cell>
          <table:table-cell table:style-name="ce40" office:value-type="float" office:value="1531.202026" calcext:value-type="float">
            <text:p>1,531.2 </text:p>
          </table:table-cell>
          <table:table-cell table:style-name="ce40" office:value-type="float" office:value="13811.98385" calcext:value-type="float">
            <text:p>13,812.0 </text:p>
          </table:table-cell>
          <table:table-cell table:style-name="ce46" office:value-type="float" office:value="88.914" calcext:value-type="float">
            <text:p>88.91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947.481" calcext:value-type="float">
            <text:p>947.5 </text:p>
          </table:table-cell>
          <table:table-cell table:style-name="ce16" office:value-type="float" office:value="568.778" calcext:value-type="float">
            <text:p>568.8 </text:p>
          </table:table-cell>
          <table:table-cell table:style-name="ce16" office:value-type="float" office:value="4371.328977" calcext:value-type="float">
            <text:p>4,371.3 </text:p>
          </table:table-cell>
          <table:table-cell table:style-name="ce16" office:value-type="float" office:value="611.170253" calcext:value-type="float">
            <text:p>611.2 </text:p>
          </table:table-cell>
          <table:table-cell table:style-name="ce28" office:value-type="float" office:value="4982.49923" calcext:value-type="float">
            <text:p>4,982.5 </text:p>
          </table:table-cell>
          <table:table-cell table:style-name="ce36" office:value-type="float" office:value="1503.939806" calcext:value-type="float">
            <text:p>1,503.9 </text:p>
          </table:table-cell>
          <table:table-cell table:style-name="ce40" office:value-type="float" office:value="2867.389171" calcext:value-type="float">
            <text:p>2,867.4 </text:p>
          </table:table-cell>
          <table:table-cell table:style-name="ce40" office:value-type="float" office:value="1798.463759" calcext:value-type="float">
            <text:p>1,798.5 </text:p>
          </table:table-cell>
          <table:table-cell table:style-name="ce40" office:value-type="float" office:value="4665.85293" calcext:value-type="float">
            <text:p>4,665.9 </text:p>
          </table:table-cell>
          <table:table-cell table:style-name="ce46" office:value-type="float" office:value="61.4548" calcext:value-type="float">
            <text:p>61.45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249.82" calcext:value-type="float">
            <text:p>249.8 </text:p>
          </table:table-cell>
          <table:table-cell table:style-name="ce16" office:value-type="float" office:value="177.789" calcext:value-type="float">
            <text:p>177.8 </text:p>
          </table:table-cell>
          <table:table-cell table:style-name="ce16" office:value-type="float" office:value="1381.993399" calcext:value-type="float">
            <text:p>1,382.0 </text:p>
            <draw:polygon table:end-cell-address="Page1.D16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16" table:end-x="0mm" table:end-y="0mm" draw:z-index="25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175.440455" calcext:value-type="float">
            <text:p>175.4 </text:p>
          </table:table-cell>
          <table:table-cell table:style-name="ce28" office:value-type="float" office:value="1557.433854" calcext:value-type="float">
            <text:p>1,557.4 </text:p>
          </table:table-cell>
          <table:table-cell table:style-name="ce36" office:value-type="float" office:value="223.554609" calcext:value-type="float">
            <text:p>223.6 </text:p>
          </table:table-cell>
          <table:table-cell table:style-name="ce40" office:value-type="float" office:value="1158.43879" calcext:value-type="float">
            <text:p>1,158.4 </text:p>
          </table:table-cell>
          <table:table-cell table:style-name="ce40" office:value-type="float" office:value="466.68864" calcext:value-type="float">
            <text:p>466.7 </text:p>
          </table:table-cell>
          <table:table-cell table:style-name="ce40" office:value-type="float" office:value="1625.12743" calcext:value-type="float">
            <text:p>1,625.1 </text:p>
          </table:table-cell>
          <table:table-cell table:style-name="ce46" office:value-type="float" office:value="71.283" calcext:value-type="float">
            <text:p>71.28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8.991" calcext:value-type="float">
            <text:p>29.0 </text:p>
          </table:table-cell>
          <table:table-cell table:style-name="ce16" office:value-type="float" office:value="223.3364" calcext:value-type="float">
            <text:p>223.3 </text:p>
          </table:table-cell>
          <table:table-cell table:style-name="ce16" office:value-type="float" office:value="30.625135" calcext:value-type="float">
            <text:p>30.6 </text:p>
          </table:table-cell>
          <table:table-cell table:style-name="ce28" office:value-type="float" office:value="253.961535" calcext:value-type="float">
            <text:p>254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223.3364" calcext:value-type="float">
            <text:p>223.3 </text:p>
          </table:table-cell>
          <table:table-cell table:style-name="ce40" office:value-type="float" office:value="658.60524" calcext:value-type="float">
            <text:p>658.6 </text:p>
          </table:table-cell>
          <table:table-cell table:style-name="ce40" office:value-type="float" office:value="881.94164" calcext:value-type="float">
            <text:p>881.9 </text:p>
          </table:table-cell>
          <table:table-cell table:style-name="ce46" office:value-type="float" office:value="25.3233" calcext:value-type="float">
            <text:p>25.32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468.7" calcext:value-type="float">
            <text:p>468.7 </text:p>
          </table:table-cell>
          <table:table-cell table:style-name="ce16" office:value-type="float" office:value="358.19" calcext:value-type="float">
            <text:p>358.2 </text:p>
          </table:table-cell>
          <table:table-cell table:style-name="ce16" office:value-type="float" office:value="2876.066809" calcext:value-type="float">
            <text:p>2,876.1 </text:p>
          </table:table-cell>
          <table:table-cell table:style-name="ce16" office:value-type="float" office:value="261.673891" calcext:value-type="float">
            <text:p>261.7 </text:p>
          </table:table-cell>
          <table:table-cell table:style-name="ce28" office:value-type="float" office:value="3137.7407" calcext:value-type="float">
            <text:p>3,137.7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2876.066809" calcext:value-type="float">
            <text:p>2,876.1 </text:p>
          </table:table-cell>
          <table:table-cell table:style-name="ce40" office:value-type="float" office:value="1562.502873" calcext:value-type="float">
            <text:p>1,562.5 </text:p>
          </table:table-cell>
          <table:table-cell table:style-name="ce40" office:value-type="float" office:value="4438.569682" calcext:value-type="float">
            <text:p>4,438.6 </text:p>
          </table:table-cell>
          <table:table-cell table:style-name="ce46" office:value-type="float" office:value="64.7972" calcext:value-type="float">
            <text:p>64.80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100.913" calcext:value-type="float">
            <text:p>100.9 </text:p>
          </table:table-cell>
          <table:table-cell table:style-name="ce16" office:value-type="float" office:value="789.001604" calcext:value-type="float">
            <text:p>789.0 </text:p>
          </table:table-cell>
          <table:table-cell table:style-name="ce16" office:value-type="float" office:value="94.996075" calcext:value-type="float">
            <text:p>95.0 </text:p>
          </table:table-cell>
          <table:table-cell table:style-name="ce28" office:value-type="float" office:value="883.997679" calcext:value-type="float">
            <text:p>884.0 </text:p>
          </table:table-cell>
          <table:table-cell table:style-name="ce36" office:value-type="float" office:value="116.0348" calcext:value-type="float">
            <text:p>116.0 </text:p>
          </table:table-cell>
          <table:table-cell table:style-name="ce40" office:value-type="float" office:value="672.966804" calcext:value-type="float">
            <text:p>673.0 </text:p>
          </table:table-cell>
          <table:table-cell table:style-name="ce40" office:value-type="float" office:value="226.48804" calcext:value-type="float">
            <text:p>226.5 </text:p>
          </table:table-cell>
          <table:table-cell table:style-name="ce40" office:value-type="float" office:value="899.454844" calcext:value-type="float">
            <text:p>899.5 </text:p>
          </table:table-cell>
          <table:table-cell table:style-name="ce46" office:value-type="float" office:value="74.8194" calcext:value-type="float">
            <text:p>74.82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00.094" calcext:value-type="float">
            <text:p>600.1 </text:p>
          </table:table-cell>
          <table:table-cell table:style-name="ce16" office:value-type="float" office:value="337.825" calcext:value-type="float">
            <text:p>337.8 </text:p>
          </table:table-cell>
          <table:table-cell table:style-name="ce16" office:value-type="float" office:value="2390.549851" calcext:value-type="float">
            <text:p>2,390.5 </text:p>
          </table:table-cell>
          <table:table-cell table:style-name="ce16" office:value-type="float" office:value="568.796199" calcext:value-type="float">
            <text:p>568.8 </text:p>
          </table:table-cell>
          <table:table-cell table:style-name="ce28" office:value-type="float" office:value="2959.34605" calcext:value-type="float">
            <text:p>2,959.3 </text:p>
          </table:table-cell>
          <table:table-cell table:style-name="ce36" office:value-type="float" office:value="2286.913994" calcext:value-type="float">
            <text:p>2,286.9 </text:p>
          </table:table-cell>
          <table:table-cell table:style-name="ce40" office:value-type="float" office:value="103.635857" calcext:value-type="float">
            <text:p>103.6 </text:p>
          </table:table-cell>
          <table:table-cell table:style-name="ce40" office:value-type="float" office:value="29.71399" calcext:value-type="float">
            <text:p>29.7 </text:p>
          </table:table-cell>
          <table:table-cell table:style-name="ce40" office:value-type="float" office:value="133.349847" calcext:value-type="float">
            <text:p>133.3 </text:p>
          </table:table-cell>
          <table:table-cell table:style-name="ce46" office:value-type="float" office:value="77.7173" calcext:value-type="float">
            <text:p>77.72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.D22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2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.D24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4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011.71" calcext:value-type="float">
            <text:p>7,011.7 </text:p>
          </table:table-cell>
          <table:table-cell table:style-name="ce18" office:value-type="float" office:value="4849.346" calcext:value-type="float">
            <text:p>4,849.3 </text:p>
          </table:table-cell>
          <table:table-cell table:style-name="ce18" office:value-type="float" office:value="37579.906353" calcext:value-type="float">
            <text:p>37,579.9 </text:p>
            <draw:polygon table:end-cell-address="Page1.D28" table:end-x="0mm" table:end-y="0mm" draw:z-index="24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.D28" table:end-x="0mm" table:end-y="0mm" draw:z-index="26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8" office:value-type="float" office:value="4900.362328" calcext:value-type="float">
            <text:p>4,900.4 </text:p>
          </table:table-cell>
          <table:table-cell table:style-name="ce30" office:value-type="float" office:value="42480.268681" calcext:value-type="float">
            <text:p>42,480.3 </text:p>
          </table:table-cell>
          <table:table-cell table:style-name="ce38" office:value-type="float" office:value="12774.362144" calcext:value-type="float">
            <text:p>12,774.4 </text:p>
          </table:table-cell>
          <table:table-cell table:style-name="ce41" office:value-type="float" office:value="24805.544209" calcext:value-type="float">
            <text:p>24,805.5 </text:p>
          </table:table-cell>
          <table:table-cell table:style-name="ce41" office:value-type="float" office:value="8324.531197" calcext:value-type="float">
            <text:p>8,324.5 </text:p>
          </table:table-cell>
          <table:table-cell table:style-name="ce41" office:value-type="float" office:value="33130.075406" calcext:value-type="float">
            <text:p>33,130.1 </text:p>
          </table:table-cell>
          <table:table-cell table:style-name="ce47" office:value-type="float" office:value="74.8732" calcext:value-type="float">
            <text:p>74.87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2" table:style-name="ta2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5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06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  <draw:polygon table:end-cell-address="Page2.D6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2.K7" table:end-x="27.93mm" table:end-y="1.76mm" draw:z-index="23" draw:name="直線接點 24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number-columns-repeated="2"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05" calcext:value-type="float">
            <text:p>505.0 </text:p>
          </table:table-cell>
          <table:table-cell table:style-name="ce15" office:value-type="float" office:value="226.706" calcext:value-type="float">
            <text:p>226.7 </text:p>
          </table:table-cell>
          <table:table-cell table:style-name="ce15" office:value-type="float" office:value="1650.55422" calcext:value-type="float">
            <text:p>1,650.6 </text:p>
          </table:table-cell>
          <table:table-cell table:style-name="ce15" office:value-type="float" office:value="335.39439" calcext:value-type="float">
            <text:p>335.4 </text:p>
          </table:table-cell>
          <table:table-cell table:style-name="ce27" office:value-type="float" office:value="1985.94861" calcext:value-type="float">
            <text:p>1,985.9 </text:p>
          </table:table-cell>
          <table:table-cell table:style-name="ce35" office:value-type="float" office:value="48.27648" calcext:value-type="float">
            <text:p>48.3 </text:p>
          </table:table-cell>
          <table:table-cell table:style-name="ce40" office:value-type="float" office:value="1602.27774" calcext:value-type="float">
            <text:p>1,602.3 </text:p>
          </table:table-cell>
          <table:table-cell table:style-name="ce40" office:value-type="float" office:value="1340.611667" calcext:value-type="float">
            <text:p>1,340.6 </text:p>
          </table:table-cell>
          <table:table-cell table:style-name="ce40" office:value-type="float" office:value="2942.889407" calcext:value-type="float">
            <text:p>2,942.9 </text:p>
          </table:table-cell>
          <table:table-cell table:style-name="ce46" office:value-type="float" office:value="54.4457" calcext:value-type="float">
            <text:p>54.45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22.53" calcext:value-type="float">
            <text:p>222.5 </text:p>
          </table:table-cell>
          <table:table-cell table:style-name="ce16" office:value-type="float" office:value="1652.418426" calcext:value-type="float">
            <text:p>1,652.4 </text:p>
          </table:table-cell>
          <table:table-cell table:style-name="ce16" office:value-type="float" office:value="296.943655" calcext:value-type="float">
            <text:p>296.9 </text:p>
          </table:table-cell>
          <table:table-cell table:style-name="ce28" office:value-type="float" office:value="1949.362081" calcext:value-type="float">
            <text:p>1,949.4 </text:p>
          </table:table-cell>
          <table:table-cell table:style-name="ce35" office:value-type="float" office:value="108.0459" calcext:value-type="float">
            <text:p>108.0 </text:p>
          </table:table-cell>
          <table:table-cell table:style-name="ce40" office:value-type="float" office:value="1544.372526" calcext:value-type="float">
            <text:p>1,544.4 </text:p>
          </table:table-cell>
          <table:table-cell table:style-name="ce40" office:value-type="float" office:value="242.602756" calcext:value-type="float">
            <text:p>242.6 </text:p>
          </table:table-cell>
          <table:table-cell table:style-name="ce40" office:value-type="float" office:value="1786.975282" calcext:value-type="float">
            <text:p>1,787.0 </text:p>
          </table:table-cell>
          <table:table-cell table:style-name="ce46" office:value-type="float" office:value="86.4238" calcext:value-type="float">
            <text:p>86.42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.001" calcext:value-type="float">
            <text:p>0.0 </text:p>
          </table:table-cell>
          <table:table-cell table:style-name="ce16" office:value-type="float" office:value="0.005043" calcext:value-type="float">
            <text:p>0.0 </text:p>
          </table:table-cell>
          <table:table-cell table:style-name="ce16" office:value-type="float" office:value="0.000321" calcext:value-type="float">
            <text:p>0.0 </text:p>
          </table:table-cell>
          <table:table-cell table:style-name="ce28" office:value-type="float" office:value="0.005364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5043" calcext:value-type="float">
            <text:p>0.0 </text:p>
          </table:table-cell>
          <table:table-cell table:style-name="ce40" office:value-type="float" office:value="11.084" calcext:value-type="float">
            <text:p>11.1 </text:p>
          </table:table-cell>
          <table:table-cell table:style-name="ce40" office:value-type="float" office:value="11.089043" calcext:value-type="float">
            <text:p>11.1 </text:p>
          </table:table-cell>
          <table:table-cell table:style-name="ce46" office:value-type="float" office:value="0.0455" calcext:value-type="float">
            <text:p>0.05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67.65" calcext:value-type="float">
            <text:p>67.7 </text:p>
          </table:table-cell>
          <table:table-cell table:style-name="ce16" office:value-type="float" office:value="17.958" calcext:value-type="float">
            <text:p>18.0 </text:p>
          </table:table-cell>
          <table:table-cell table:style-name="ce16" office:value-type="float" office:value="140.943702" calcext:value-type="float">
            <text:p>140.9 </text:p>
          </table:table-cell>
          <table:table-cell table:style-name="ce16" office:value-type="float" office:value="16.367073" calcext:value-type="float">
            <text:p>16.4 </text:p>
          </table:table-cell>
          <table:table-cell table:style-name="ce28" office:value-type="float" office:value="157.310775" calcext:value-type="float">
            <text:p>157.3 </text:p>
          </table:table-cell>
          <table:table-cell table:style-name="ce36" office:value-type="float" office:value="33.235147" calcext:value-type="float">
            <text:p>33.2 </text:p>
          </table:table-cell>
          <table:table-cell table:style-name="ce40" office:value-type="float" office:value="107.708555" calcext:value-type="float">
            <text:p>107.7 </text:p>
          </table:table-cell>
          <table:table-cell table:style-name="ce40" office:value-type="float" office:value="92.71323" calcext:value-type="float">
            <text:p>92.7 </text:p>
          </table:table-cell>
          <table:table-cell table:style-name="ce40" office:value-type="float" office:value="200.421785" calcext:value-type="float">
            <text:p>200.4 </text:p>
          </table:table-cell>
          <table:table-cell table:style-name="ce46" office:value-type="float" office:value="53.7409" calcext:value-type="float">
            <text:p>53.74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71.32" calcext:value-type="float">
            <text:p>71.3 </text:p>
          </table:table-cell>
          <table:table-cell table:style-name="ce16" office:value-type="float" office:value="35.939" calcext:value-type="float">
            <text:p>35.9 </text:p>
          </table:table-cell>
          <table:table-cell table:style-name="ce16" office:value-type="float" office:value="278.036587" calcext:value-type="float">
            <text:p>278.0 </text:p>
          </table:table-cell>
          <table:table-cell table:style-name="ce16" office:value-type="float" office:value="36.784832" calcext:value-type="float">
            <text:p>36.8 </text:p>
          </table:table-cell>
          <table:table-cell table:style-name="ce28" office:value-type="float" office:value="314.821419" calcext:value-type="float">
            <text:p>314.8 </text:p>
          </table:table-cell>
          <table:table-cell table:style-name="ce36" office:value-type="float" office:value="22.464481" calcext:value-type="float">
            <text:p>22.5 </text:p>
          </table:table-cell>
          <table:table-cell table:style-name="ce40" office:value-type="float" office:value="255.572106" calcext:value-type="float">
            <text:p>255.6 </text:p>
          </table:table-cell>
          <table:table-cell table:style-name="ce40" office:value-type="float" office:value="262.77203" calcext:value-type="float">
            <text:p>262.8 </text:p>
          </table:table-cell>
          <table:table-cell table:style-name="ce40" office:value-type="float" office:value="518.344136" calcext:value-type="float">
            <text:p>518.3 </text:p>
          </table:table-cell>
          <table:table-cell table:style-name="ce46" office:value-type="float" office:value="49.3055" calcext:value-type="float">
            <text:p>49.31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56.281" calcext:value-type="float">
            <text:p>256.3 </text:p>
          </table:table-cell>
          <table:table-cell table:style-name="ce16" office:value-type="float" office:value="172.699" calcext:value-type="float">
            <text:p>172.7 </text:p>
          </table:table-cell>
          <table:table-cell table:style-name="ce16" office:value-type="float" office:value="1244.508779" calcext:value-type="float">
            <text:p>1,244.5 </text:p>
          </table:table-cell>
          <table:table-cell table:style-name="ce16" office:value-type="float" office:value="268.331316" calcext:value-type="float">
            <text:p>268.3 </text:p>
          </table:table-cell>
          <table:table-cell table:style-name="ce28" office:value-type="float" office:value="1512.840095" calcext:value-type="float">
            <text:p>1,512.8 </text:p>
          </table:table-cell>
          <table:table-cell table:style-name="ce35" office:value-type="float" office:value="86.538707" calcext:value-type="float">
            <text:p>86.5 </text:p>
          </table:table-cell>
          <table:table-cell table:style-name="ce40" office:value-type="float" office:value="1157.970072" calcext:value-type="float">
            <text:p>1,158.0 </text:p>
          </table:table-cell>
          <table:table-cell table:style-name="ce40" office:value-type="float" office:value="710.26164" calcext:value-type="float">
            <text:p>710.3 </text:p>
          </table:table-cell>
          <table:table-cell table:style-name="ce40" office:value-type="float" office:value="1868.231712" calcext:value-type="float">
            <text:p>1,868.2 </text:p>
          </table:table-cell>
          <table:table-cell table:style-name="ce46" office:value-type="float" office:value="61.9821" calcext:value-type="float">
            <text:p>61.98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3913.406" calcext:value-type="float">
            <text:p>3,913.4 </text:p>
          </table:table-cell>
          <table:table-cell table:style-name="ce16" office:value-type="float" office:value="2671.741" calcext:value-type="float">
            <text:p>2,671.7 </text:p>
          </table:table-cell>
          <table:table-cell table:style-name="ce16" office:value-type="float" office:value="21101.993412" calcext:value-type="float">
            <text:p>21,102.0 </text:p>
          </table:table-cell>
          <table:table-cell table:style-name="ce16" office:value-type="float" office:value="2302.456012" calcext:value-type="float">
            <text:p>2,302.5 </text:p>
          </table:table-cell>
          <table:table-cell table:style-name="ce28" office:value-type="float" office:value="23404.449424" calcext:value-type="float">
            <text:p>23,404.4 </text:p>
          </table:table-cell>
          <table:table-cell table:style-name="ce36" office:value-type="float" office:value="7738.745684" calcext:value-type="float">
            <text:p>7,738.7 </text:p>
          </table:table-cell>
          <table:table-cell table:style-name="ce40" office:value-type="float" office:value="13363.247728" calcext:value-type="float">
            <text:p>13,363.2 </text:p>
          </table:table-cell>
          <table:table-cell table:style-name="ce40" office:value-type="float" office:value="1150.109051" calcext:value-type="float">
            <text:p>1,150.1 </text:p>
          </table:table-cell>
          <table:table-cell table:style-name="ce40" office:value-type="float" office:value="14513.356779" calcext:value-type="float">
            <text:p>14,513.4 </text:p>
          </table:table-cell>
          <table:table-cell table:style-name="ce46" office:value-type="float" office:value="92.0755" calcext:value-type="float">
            <text:p>92.08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65.481" calcext:value-type="float">
            <text:p>865.5 </text:p>
          </table:table-cell>
          <table:table-cell table:style-name="ce16" office:value-type="float" office:value="535.98" calcext:value-type="float">
            <text:p>536.0 </text:p>
          </table:table-cell>
          <table:table-cell table:style-name="ce16" office:value-type="float" office:value="4125.737051" calcext:value-type="float">
            <text:p>4,125.7 </text:p>
          </table:table-cell>
          <table:table-cell table:style-name="ce16" office:value-type="float" office:value="569.448065" calcext:value-type="float">
            <text:p>569.4 </text:p>
          </table:table-cell>
          <table:table-cell table:style-name="ce28" office:value-type="float" office:value="4695.185116" calcext:value-type="float">
            <text:p>4,695.2 </text:p>
          </table:table-cell>
          <table:table-cell table:style-name="ce36" office:value-type="float" office:value="1309.782755" calcext:value-type="float">
            <text:p>1,309.8 </text:p>
          </table:table-cell>
          <table:table-cell table:style-name="ce40" office:value-type="float" office:value="2815.954296" calcext:value-type="float">
            <text:p>2,816.0 </text:p>
          </table:table-cell>
          <table:table-cell table:style-name="ce40" office:value-type="float" office:value="2207.838744" calcext:value-type="float">
            <text:p>2,207.8 </text:p>
          </table:table-cell>
          <table:table-cell table:style-name="ce40" office:value-type="float" office:value="5023.79304" calcext:value-type="float">
            <text:p>5,023.8 </text:p>
          </table:table-cell>
          <table:table-cell table:style-name="ce46" office:value-type="float" office:value="56.0524" calcext:value-type="float">
            <text:p>56.05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249.82" calcext:value-type="float">
            <text:p>249.8 </text:p>
          </table:table-cell>
          <table:table-cell table:style-name="ce16" office:value-type="float" office:value="172.598" calcext:value-type="float">
            <text:p>172.6 </text:p>
          </table:table-cell>
          <table:table-cell table:style-name="ce16" office:value-type="float" office:value="1303.232425" calcext:value-type="float">
            <text:p>1,303.2 </text:p>
            <draw:polygon table:end-cell-address="Page2.D16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16" table:end-x="0mm" table:end-y="0mm" draw:z-index="25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08.725881" calcext:value-type="float">
            <text:p>208.7 </text:p>
          </table:table-cell>
          <table:table-cell table:style-name="ce28" office:value-type="float" office:value="1511.958306" calcext:value-type="float">
            <text:p>1,512.0 </text:p>
          </table:table-cell>
          <table:table-cell table:style-name="ce36" office:value-type="float" office:value="175.466755" calcext:value-type="float">
            <text:p>175.5 </text:p>
          </table:table-cell>
          <table:table-cell table:style-name="ce40" office:value-type="float" office:value="1127.76567" calcext:value-type="float">
            <text:p>1,127.8 </text:p>
          </table:table-cell>
          <table:table-cell table:style-name="ce40" office:value-type="float" office:value="539.588891" calcext:value-type="float">
            <text:p>539.6 </text:p>
          </table:table-cell>
          <table:table-cell table:style-name="ce40" office:value-type="float" office:value="1667.354561" calcext:value-type="float">
            <text:p>1,667.4 </text:p>
          </table:table-cell>
          <table:table-cell table:style-name="ce46" office:value-type="float" office:value="67.638" calcext:value-type="float">
            <text:p>67.64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9.1" calcext:value-type="float">
            <text:p>29.1 </text:p>
          </table:table-cell>
          <table:table-cell table:style-name="ce16" office:value-type="float" office:value="224.76191" calcext:value-type="float">
            <text:p>224.8 </text:p>
          </table:table-cell>
          <table:table-cell table:style-name="ce16" office:value-type="float" office:value="30.155786" calcext:value-type="float">
            <text:p>30.2 </text:p>
          </table:table-cell>
          <table:table-cell table:style-name="ce28" office:value-type="float" office:value="254.917696" calcext:value-type="float">
            <text:p>254.9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224.76191" calcext:value-type="float">
            <text:p>224.8 </text:p>
          </table:table-cell>
          <table:table-cell table:style-name="ce40" office:value-type="float" office:value="682.8529" calcext:value-type="float">
            <text:p>682.9 </text:p>
          </table:table-cell>
          <table:table-cell table:style-name="ce40" office:value-type="float" office:value="907.61481" calcext:value-type="float">
            <text:p>907.6 </text:p>
          </table:table-cell>
          <table:table-cell table:style-name="ce46" office:value-type="float" office:value="24.764" calcext:value-type="float">
            <text:p>24.76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468.7" calcext:value-type="float">
            <text:p>468.7 </text:p>
          </table:table-cell>
          <table:table-cell table:style-name="ce16" office:value-type="float" office:value="346.147" calcext:value-type="float">
            <text:p>346.1 </text:p>
          </table:table-cell>
          <table:table-cell table:style-name="ce16" office:value-type="float" office:value="2793.02138" calcext:value-type="float">
            <text:p>2,793.0 </text:p>
          </table:table-cell>
          <table:table-cell table:style-name="ce16" office:value-type="float" office:value="239.22265" calcext:value-type="float">
            <text:p>239.2 </text:p>
          </table:table-cell>
          <table:table-cell table:style-name="ce28" office:value-type="float" office:value="3032.24403" calcext:value-type="float">
            <text:p>3,032.2 </text:p>
          </table:table-cell>
          <table:table-cell table:style-name="ce35" office:value-type="float" office:value="0.0224" calcext:value-type="float">
            <text:p>0.0 </text:p>
          </table:table-cell>
          <table:table-cell table:style-name="ce40" office:value-type="float" office:value="2792.99898" calcext:value-type="float">
            <text:p>2,793.0 </text:p>
          </table:table-cell>
          <table:table-cell table:style-name="ce40" office:value-type="float" office:value="1781.345537" calcext:value-type="float">
            <text:p>1,781.3 </text:p>
          </table:table-cell>
          <table:table-cell table:style-name="ce40" office:value-type="float" office:value="4574.344517" calcext:value-type="float">
            <text:p>4,574.3 </text:p>
          </table:table-cell>
          <table:table-cell table:style-name="ce46" office:value-type="float" office:value="61.0579" calcext:value-type="float">
            <text:p>61.06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62.816" calcext:value-type="float">
            <text:p>62.8 </text:p>
          </table:table-cell>
          <table:table-cell table:style-name="ce16" office:value-type="float" office:value="500.965995" calcext:value-type="float">
            <text:p>501.0 </text:p>
          </table:table-cell>
          <table:table-cell table:style-name="ce16" office:value-type="float" office:value="49.300825" calcext:value-type="float">
            <text:p>49.3 </text:p>
          </table:table-cell>
          <table:table-cell table:style-name="ce28" office:value-type="float" office:value="550.26682" calcext:value-type="float">
            <text:p>550.3 </text:p>
          </table:table-cell>
          <table:table-cell table:style-name="ce36" office:value-type="float" office:value="90.5356" calcext:value-type="float">
            <text:p>90.5 </text:p>
          </table:table-cell>
          <table:table-cell table:style-name="ce40" office:value-type="float" office:value="410.430395" calcext:value-type="float">
            <text:p>410.4 </text:p>
          </table:table-cell>
          <table:table-cell table:style-name="ce40" office:value-type="float" office:value="165.2184" calcext:value-type="float">
            <text:p>165.2 </text:p>
          </table:table-cell>
          <table:table-cell table:style-name="ce40" office:value-type="float" office:value="575.648795" calcext:value-type="float">
            <text:p>575.6 </text:p>
          </table:table-cell>
          <table:table-cell table:style-name="ce46" office:value-type="float" office:value="71.2987" calcext:value-type="float">
            <text:p>71.30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24.433" calcext:value-type="float">
            <text:p>624.4 </text:p>
          </table:table-cell>
          <table:table-cell table:style-name="ce16" office:value-type="float" office:value="337.982" calcext:value-type="float">
            <text:p>338.0 </text:p>
          </table:table-cell>
          <table:table-cell table:style-name="ce16" office:value-type="float" office:value="2360.234641" calcext:value-type="float">
            <text:p>2,360.2 </text:p>
          </table:table-cell>
          <table:table-cell table:style-name="ce16" office:value-type="float" office:value="600.483484" calcext:value-type="float">
            <text:p>600.5 </text:p>
          </table:table-cell>
          <table:table-cell table:style-name="ce28" office:value-type="float" office:value="2960.718125" calcext:value-type="float">
            <text:p>2,960.7 </text:p>
          </table:table-cell>
          <table:table-cell table:style-name="ce36" office:value-type="float" office:value="2259.24389" calcext:value-type="float">
            <text:p>2,259.2 </text:p>
          </table:table-cell>
          <table:table-cell table:style-name="ce40" office:value-type="float" office:value="100.990751" calcext:value-type="float">
            <text:p>101.0 </text:p>
          </table:table-cell>
          <table:table-cell table:style-name="ce40" office:value-type="float" office:value="42.534222" calcext:value-type="float">
            <text:p>42.5 </text:p>
          </table:table-cell>
          <table:table-cell table:style-name="ce40" office:value-type="float" office:value="143.524973" calcext:value-type="float">
            <text:p>143.5 </text:p>
          </table:table-cell>
          <table:table-cell table:style-name="ce46" office:value-type="float" office:value="70.3646" calcext:value-type="float">
            <text:p>70.36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2.D23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3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2.D25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5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644.829" calcext:value-type="float">
            <text:p>7,644.8 </text:p>
          </table:table-cell>
          <table:table-cell table:style-name="ce18" office:value-type="float" office:value="4832.195" calcext:value-type="float">
            <text:p>4,832.2 </text:p>
          </table:table-cell>
          <table:table-cell table:style-name="ce18" office:value-type="float" office:value="37376.413571" calcext:value-type="float">
            <text:p>37,376.4 </text:p>
          </table:table-cell>
          <table:table-cell table:style-name="ce18" office:value-type="float" office:value="4953.61429" calcext:value-type="float">
            <text:p>4,953.6 </text:p>
          </table:table-cell>
          <table:table-cell table:style-name="ce30" office:value-type="float" office:value="42330.027861" calcext:value-type="float">
            <text:p>42,330.0 </text:p>
          </table:table-cell>
          <table:table-cell table:style-name="ce38" office:value-type="float" office:value="11872.357799" calcext:value-type="float">
            <text:p>11,872.4 </text:p>
          </table:table-cell>
          <table:table-cell table:style-name="ce41" office:value-type="float" office:value="25504.055772" calcext:value-type="float">
            <text:p>25,504.1 </text:p>
          </table:table-cell>
          <table:table-cell table:style-name="ce41" office:value-type="float" office:value="9229.533068" calcext:value-type="float">
            <text:p>9,229.5 </text:p>
          </table:table-cell>
          <table:table-cell table:style-name="ce41" office:value-type="float" office:value="34733.58884" calcext:value-type="float">
            <text:p>34,733.6 </text:p>
          </table:table-cell>
          <table:table-cell table:style-name="ce47" office:value-type="float" office:value="73.4276" calcext:value-type="float">
            <text:p>73.43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polygon table:end-cell-address="Page2.D29" table:end-x="0mm" table:end-y="0mm" draw:z-index="24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2.D29" table:end-x="0mm" table:end-y="0mm" draw:z-index="26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3" table:style-name="ta3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6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07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  <draw:polygon table:end-cell-address="Page3.D6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3.K7" table:end-x="27.93mm" table:end-y="1.76mm" draw:z-index="23" draw:name="直線接點 24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number-columns-repeated="2"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38.6" calcext:value-type="float">
            <text:p>538.6 </text:p>
          </table:table-cell>
          <table:table-cell table:style-name="ce15" office:value-type="float" office:value="215.004" calcext:value-type="float">
            <text:p>215.0 </text:p>
          </table:table-cell>
          <table:table-cell table:style-name="ce15" office:value-type="float" office:value="1585.426232" calcext:value-type="float">
            <text:p>1,585.4 </text:p>
          </table:table-cell>
          <table:table-cell table:style-name="ce15" office:value-type="float" office:value="298.011538" calcext:value-type="float">
            <text:p>298.0 </text:p>
          </table:table-cell>
          <table:table-cell table:style-name="ce27" office:value-type="float" office:value="1883.43777" calcext:value-type="float">
            <text:p>1,883.4 </text:p>
          </table:table-cell>
          <table:table-cell table:style-name="ce35" office:value-type="float" office:value="12.9476" calcext:value-type="float">
            <text:p>12.9 </text:p>
          </table:table-cell>
          <table:table-cell table:style-name="ce40" office:value-type="float" office:value="1572.478632" calcext:value-type="float">
            <text:p>1,572.5 </text:p>
          </table:table-cell>
          <table:table-cell table:style-name="ce40" office:value-type="float" office:value="1057.62654" calcext:value-type="float">
            <text:p>1,057.6 </text:p>
          </table:table-cell>
          <table:table-cell table:style-name="ce40" office:value-type="float" office:value="2630.105172" calcext:value-type="float">
            <text:p>2,630.1 </text:p>
          </table:table-cell>
          <table:table-cell table:style-name="ce46" office:value-type="float" office:value="59.7877" calcext:value-type="float">
            <text:p>59.79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64.091" calcext:value-type="float">
            <text:p>264.1 </text:p>
          </table:table-cell>
          <table:table-cell table:style-name="ce16" office:value-type="float" office:value="1988.999173" calcext:value-type="float">
            <text:p>1,989.0 </text:p>
          </table:table-cell>
          <table:table-cell table:style-name="ce16" office:value-type="float" office:value="324.434038" calcext:value-type="float">
            <text:p>324.4 </text:p>
          </table:table-cell>
          <table:table-cell table:style-name="ce28" office:value-type="float" office:value="2313.433211" calcext:value-type="float">
            <text:p>2,313.4 </text:p>
          </table:table-cell>
          <table:table-cell table:style-name="ce35" office:value-type="float" office:value="196.086442" calcext:value-type="float">
            <text:p>196.1 </text:p>
          </table:table-cell>
          <table:table-cell table:style-name="ce40" office:value-type="float" office:value="1792.912731" calcext:value-type="float">
            <text:p>1,792.9 </text:p>
          </table:table-cell>
          <table:table-cell table:style-name="ce40" office:value-type="float" office:value="337.058085" calcext:value-type="float">
            <text:p>337.1 </text:p>
          </table:table-cell>
          <table:table-cell table:style-name="ce40" office:value-type="float" office:value="2129.970816" calcext:value-type="float">
            <text:p>2,130.0 </text:p>
          </table:table-cell>
          <table:table-cell table:style-name="ce46" office:value-type="float" office:value="84.1755" calcext:value-type="float">
            <text:p>84.18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.001" calcext:value-type="float">
            <text:p>0.0 </text:p>
          </table:table-cell>
          <table:table-cell table:style-name="ce16" office:value-type="float" office:value="0.008755" calcext:value-type="float">
            <text:p>0.0 </text:p>
          </table:table-cell>
          <table:table-cell table:style-name="ce16" office:value-type="float" office:value="0.00056" calcext:value-type="float">
            <text:p>0.0 </text:p>
          </table:table-cell>
          <table:table-cell table:style-name="ce28" office:value-type="float" office:value="0.009315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8755" calcext:value-type="float">
            <text:p>0.0 </text:p>
          </table:table-cell>
          <table:table-cell table:style-name="ce40" office:value-type="float" office:value="11.868" calcext:value-type="float">
            <text:p>11.9 </text:p>
          </table:table-cell>
          <table:table-cell table:style-name="ce40" office:value-type="float" office:value="11.876755" calcext:value-type="float">
            <text:p>11.9 </text:p>
          </table:table-cell>
          <table:table-cell table:style-name="ce46" office:value-type="float" office:value="0.0737" calcext:value-type="float">
            <text:p>0.07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67.65" calcext:value-type="float">
            <text:p>67.7 </text:p>
          </table:table-cell>
          <table:table-cell table:style-name="ce16" office:value-type="float" office:value="9.468" calcext:value-type="float">
            <text:p>9.5 </text:p>
          </table:table-cell>
          <table:table-cell table:style-name="ce16" office:value-type="float" office:value="68.568752" calcext:value-type="float">
            <text:p>68.6 </text:p>
          </table:table-cell>
          <table:table-cell table:style-name="ce16" office:value-type="float" office:value="14.373906" calcext:value-type="float">
            <text:p>14.4 </text:p>
          </table:table-cell>
          <table:table-cell table:style-name="ce28" office:value-type="float" office:value="82.942658" calcext:value-type="float">
            <text:p>82.9 </text:p>
          </table:table-cell>
          <table:table-cell table:style-name="ce36" office:value-type="float" office:value="0.100912" calcext:value-type="float">
            <text:p>0.1 </text:p>
          </table:table-cell>
          <table:table-cell table:style-name="ce40" office:value-type="float" office:value="68.46784" calcext:value-type="float">
            <text:p>68.5 </text:p>
          </table:table-cell>
          <table:table-cell table:style-name="ce40" office:value-type="float" office:value="165.972709" calcext:value-type="float">
            <text:p>166.0 </text:p>
          </table:table-cell>
          <table:table-cell table:style-name="ce40" office:value-type="float" office:value="234.440549" calcext:value-type="float">
            <text:p>234.4 </text:p>
          </table:table-cell>
          <table:table-cell table:style-name="ce46" office:value-type="float" office:value="29.2048" calcext:value-type="float">
            <text:p>29.20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71.32" calcext:value-type="float">
            <text:p>71.3 </text:p>
          </table:table-cell>
          <table:table-cell table:style-name="ce16" office:value-type="float" office:value="29.297" calcext:value-type="float">
            <text:p>29.3 </text:p>
          </table:table-cell>
          <table:table-cell table:style-name="ce16" office:value-type="float" office:value="220.382167" calcext:value-type="float">
            <text:p>220.4 </text:p>
          </table:table-cell>
          <table:table-cell table:style-name="ce16" office:value-type="float" office:value="36.263059" calcext:value-type="float">
            <text:p>36.3 </text:p>
          </table:table-cell>
          <table:table-cell table:style-name="ce28" office:value-type="float" office:value="256.645226" calcext:value-type="float">
            <text:p>256.6 </text:p>
          </table:table-cell>
          <table:table-cell table:style-name="ce36" office:value-type="float" office:value="13.878438" calcext:value-type="float">
            <text:p>13.9 </text:p>
          </table:table-cell>
          <table:table-cell table:style-name="ce40" office:value-type="float" office:value="206.503729" calcext:value-type="float">
            <text:p>206.5 </text:p>
          </table:table-cell>
          <table:table-cell table:style-name="ce40" office:value-type="float" office:value="249.389759" calcext:value-type="float">
            <text:p>249.4 </text:p>
          </table:table-cell>
          <table:table-cell table:style-name="ce40" office:value-type="float" office:value="455.893488" calcext:value-type="float">
            <text:p>455.9 </text:p>
          </table:table-cell>
          <table:table-cell table:style-name="ce46" office:value-type="float" office:value="45.2965" calcext:value-type="float">
            <text:p>45.30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56.281" calcext:value-type="float">
            <text:p>256.3 </text:p>
          </table:table-cell>
          <table:table-cell table:style-name="ce16" office:value-type="float" office:value="159.065" calcext:value-type="float">
            <text:p>159.1 </text:p>
          </table:table-cell>
          <table:table-cell table:style-name="ce16" office:value-type="float" office:value="1133.319235" calcext:value-type="float">
            <text:p>1,133.3 </text:p>
          </table:table-cell>
          <table:table-cell table:style-name="ce16" office:value-type="float" office:value="260.087427" calcext:value-type="float">
            <text:p>260.1 </text:p>
          </table:table-cell>
          <table:table-cell table:style-name="ce28" office:value-type="float" office:value="1393.406662" calcext:value-type="float">
            <text:p>1,393.4 </text:p>
          </table:table-cell>
          <table:table-cell table:style-name="ce35" office:value-type="float" office:value="69.385378" calcext:value-type="float">
            <text:p>69.4 </text:p>
          </table:table-cell>
          <table:table-cell table:style-name="ce40" office:value-type="float" office:value="1063.933857" calcext:value-type="float">
            <text:p>1,063.9 </text:p>
          </table:table-cell>
          <table:table-cell table:style-name="ce40" office:value-type="float" office:value="770.672749" calcext:value-type="float">
            <text:p>770.7 </text:p>
          </table:table-cell>
          <table:table-cell table:style-name="ce40" office:value-type="float" office:value="1834.606606" calcext:value-type="float">
            <text:p>1,834.6 </text:p>
          </table:table-cell>
          <table:table-cell table:style-name="ce46" office:value-type="float" office:value="57.9925" calcext:value-type="float">
            <text:p>57.99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013.406" calcext:value-type="float">
            <text:p>4,013.4 </text:p>
          </table:table-cell>
          <table:table-cell table:style-name="ce16" office:value-type="float" office:value="2946.625" calcext:value-type="float">
            <text:p>2,946.6 </text:p>
          </table:table-cell>
          <table:table-cell table:style-name="ce16" office:value-type="float" office:value="23224.620934" calcext:value-type="float">
            <text:p>23,224.6 </text:p>
          </table:table-cell>
          <table:table-cell table:style-name="ce16" office:value-type="float" office:value="2587.813789" calcext:value-type="float">
            <text:p>2,587.8 </text:p>
          </table:table-cell>
          <table:table-cell table:style-name="ce28" office:value-type="float" office:value="25812.434723" calcext:value-type="float">
            <text:p>25,812.4 </text:p>
          </table:table-cell>
          <table:table-cell table:style-name="ce36" office:value-type="float" office:value="7839.396521" calcext:value-type="float">
            <text:p>7,839.4 </text:p>
          </table:table-cell>
          <table:table-cell table:style-name="ce40" office:value-type="float" office:value="15385.224413" calcext:value-type="float">
            <text:p>15,385.2 </text:p>
          </table:table-cell>
          <table:table-cell table:style-name="ce40" office:value-type="float" office:value="1151.24288" calcext:value-type="float">
            <text:p>1,151.2 </text:p>
          </table:table-cell>
          <table:table-cell table:style-name="ce40" office:value-type="float" office:value="16536.467293" calcext:value-type="float">
            <text:p>16,536.5 </text:p>
          </table:table-cell>
          <table:table-cell table:style-name="ce46" office:value-type="float" office:value="93.0382" calcext:value-type="float">
            <text:p>93.04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36.981" calcext:value-type="float">
            <text:p>837.0 </text:p>
          </table:table-cell>
          <table:table-cell table:style-name="ce16" office:value-type="float" office:value="482.087" calcext:value-type="float">
            <text:p>482.1 </text:p>
          </table:table-cell>
          <table:table-cell table:style-name="ce16" office:value-type="float" office:value="3691.701901" calcext:value-type="float">
            <text:p>3,691.7 </text:p>
          </table:table-cell>
          <table:table-cell table:style-name="ce16" office:value-type="float" office:value="531.379374" calcext:value-type="float">
            <text:p>531.4 </text:p>
          </table:table-cell>
          <table:table-cell table:style-name="ce28" office:value-type="float" office:value="4223.081275" calcext:value-type="float">
            <text:p>4,223.1 </text:p>
          </table:table-cell>
          <table:table-cell table:style-name="ce36" office:value-type="float" office:value="1126.842475" calcext:value-type="float">
            <text:p>1,126.8 </text:p>
          </table:table-cell>
          <table:table-cell table:style-name="ce40" office:value-type="float" office:value="2564.859426" calcext:value-type="float">
            <text:p>2,564.9 </text:p>
          </table:table-cell>
          <table:table-cell table:style-name="ce40" office:value-type="float" office:value="1831.905285" calcext:value-type="float">
            <text:p>1,831.9 </text:p>
          </table:table-cell>
          <table:table-cell table:style-name="ce40" office:value-type="float" office:value="4396.764711" calcext:value-type="float">
            <text:p>4,396.8 </text:p>
          </table:table-cell>
          <table:table-cell table:style-name="ce46" office:value-type="float" office:value="58.3352" calcext:value-type="float">
            <text:p>58.34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249.82" calcext:value-type="float">
            <text:p>249.8 </text:p>
          </table:table-cell>
          <table:table-cell table:style-name="ce16" office:value-type="float" office:value="156.743" calcext:value-type="float">
            <text:p>156.7 </text:p>
          </table:table-cell>
          <table:table-cell table:style-name="ce16" office:value-type="float" office:value="1209.374648" calcext:value-type="float">
            <text:p>1,209.4 </text:p>
            <draw:polygon table:end-cell-address="Page3.D16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16" table:end-x="0mm" table:end-y="0mm" draw:z-index="25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163.696394" calcext:value-type="float">
            <text:p>163.7 </text:p>
          </table:table-cell>
          <table:table-cell table:style-name="ce28" office:value-type="float" office:value="1373.071042" calcext:value-type="float">
            <text:p>1,373.1 </text:p>
          </table:table-cell>
          <table:table-cell table:style-name="ce36" office:value-type="float" office:value="164.98164" calcext:value-type="float">
            <text:p>165.0 </text:p>
          </table:table-cell>
          <table:table-cell table:style-name="ce40" office:value-type="float" office:value="1044.393008" calcext:value-type="float">
            <text:p>1,044.4 </text:p>
          </table:table-cell>
          <table:table-cell table:style-name="ce40" office:value-type="float" office:value="757.053648" calcext:value-type="float">
            <text:p>757.1 </text:p>
          </table:table-cell>
          <table:table-cell table:style-name="ce40" office:value-type="float" office:value="1801.446656" calcext:value-type="float">
            <text:p>1,801.4 </text:p>
          </table:table-cell>
          <table:table-cell table:style-name="ce46" office:value-type="float" office:value="57.9752" calcext:value-type="float">
            <text:p>57.98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5.289" calcext:value-type="float">
            <text:p>25.3 </text:p>
          </table:table-cell>
          <table:table-cell table:style-name="ce16" office:value-type="float" office:value="191.18347" calcext:value-type="float">
            <text:p>191.2 </text:p>
          </table:table-cell>
          <table:table-cell table:style-name="ce16" office:value-type="float" office:value="30.35036" calcext:value-type="float">
            <text:p>30.4 </text:p>
          </table:table-cell>
          <table:table-cell table:style-name="ce28" office:value-type="float" office:value="221.53383" calcext:value-type="float">
            <text:p>221.5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91.18347" calcext:value-type="float">
            <text:p>191.2 </text:p>
          </table:table-cell>
          <table:table-cell table:style-name="ce40" office:value-type="float" office:value="696.3672" calcext:value-type="float">
            <text:p>696.4 </text:p>
          </table:table-cell>
          <table:table-cell table:style-name="ce40" office:value-type="float" office:value="887.55067" calcext:value-type="float">
            <text:p>887.6 </text:p>
          </table:table-cell>
          <table:table-cell table:style-name="ce46" office:value-type="float" office:value="21.5406" calcext:value-type="float">
            <text:p>21.54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468.7" calcext:value-type="float">
            <text:p>468.7 </text:p>
          </table:table-cell>
          <table:table-cell table:style-name="ce16" office:value-type="float" office:value="369.301" calcext:value-type="float">
            <text:p>369.3 </text:p>
          </table:table-cell>
          <table:table-cell table:style-name="ce16" office:value-type="float" office:value="2941.111544" calcext:value-type="float">
            <text:p>2,941.1 </text:p>
          </table:table-cell>
          <table:table-cell table:style-name="ce16" office:value-type="float" office:value="293.969256" calcext:value-type="float">
            <text:p>294.0 </text:p>
          </table:table-cell>
          <table:table-cell table:style-name="ce28" office:value-type="float" office:value="3235.0808" calcext:value-type="float">
            <text:p>3,235.1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2941.111544" calcext:value-type="float">
            <text:p>2,941.1 </text:p>
          </table:table-cell>
          <table:table-cell table:style-name="ce40" office:value-type="float" office:value="1862.257952" calcext:value-type="float">
            <text:p>1,862.3 </text:p>
          </table:table-cell>
          <table:table-cell table:style-name="ce40" office:value-type="float" office:value="4803.369496" calcext:value-type="float">
            <text:p>4,803.4 </text:p>
          </table:table-cell>
          <table:table-cell table:style-name="ce46" office:value-type="float" office:value="61.2302" calcext:value-type="float">
            <text:p>61.23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52.19" calcext:value-type="float">
            <text:p>52.2 </text:p>
          </table:table-cell>
          <table:table-cell table:style-name="ce16" office:value-type="float" office:value="418.69579" calcext:value-type="float">
            <text:p>418.7 </text:p>
          </table:table-cell>
          <table:table-cell table:style-name="ce16" office:value-type="float" office:value="38.4863" calcext:value-type="float">
            <text:p>38.5 </text:p>
          </table:table-cell>
          <table:table-cell table:style-name="ce28" office:value-type="float" office:value="457.18209" calcext:value-type="float">
            <text:p>457.2 </text:p>
          </table:table-cell>
          <table:table-cell table:style-name="ce36" office:value-type="float" office:value="84.58202" calcext:value-type="float">
            <text:p>84.6 </text:p>
          </table:table-cell>
          <table:table-cell table:style-name="ce40" office:value-type="float" office:value="334.11377" calcext:value-type="float">
            <text:p>334.1 </text:p>
          </table:table-cell>
          <table:table-cell table:style-name="ce40" office:value-type="float" office:value="180.6524" calcext:value-type="float">
            <text:p>180.7 </text:p>
          </table:table-cell>
          <table:table-cell table:style-name="ce40" office:value-type="float" office:value="514.76617" calcext:value-type="float">
            <text:p>514.8 </text:p>
          </table:table-cell>
          <table:table-cell table:style-name="ce46" office:value-type="float" office:value="64.9059" calcext:value-type="float">
            <text:p>64.91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6.072" calcext:value-type="float">
            <text:p>636.1 </text:p>
          </table:table-cell>
          <table:table-cell table:style-name="ce16" office:value-type="float" office:value="350.006" calcext:value-type="float">
            <text:p>350.0 </text:p>
          </table:table-cell>
          <table:table-cell table:style-name="ce16" office:value-type="float" office:value="2450.584037" calcext:value-type="float">
            <text:p>2,450.6 </text:p>
          </table:table-cell>
          <table:table-cell table:style-name="ce16" office:value-type="float" office:value="615.469947" calcext:value-type="float">
            <text:p>615.5 </text:p>
          </table:table-cell>
          <table:table-cell table:style-name="ce28" office:value-type="float" office:value="3066.053984" calcext:value-type="float">
            <text:p>3,066.1 </text:p>
          </table:table-cell>
          <table:table-cell table:style-name="ce36" office:value-type="float" office:value="2365.492066" calcext:value-type="float">
            <text:p>2,365.5 </text:p>
          </table:table-cell>
          <table:table-cell table:style-name="ce40" office:value-type="float" office:value="85.091971" calcext:value-type="float">
            <text:p>85.1 </text:p>
          </table:table-cell>
          <table:table-cell table:style-name="ce40" office:value-type="float" office:value="32.619569" calcext:value-type="float">
            <text:p>32.6 </text:p>
          </table:table-cell>
          <table:table-cell table:style-name="ce40" office:value-type="float" office:value="117.71154" calcext:value-type="float">
            <text:p>117.7 </text:p>
          </table:table-cell>
          <table:table-cell table:style-name="ce46" office:value-type="float" office:value="72.2886" calcext:value-type="float">
            <text:p>72.29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3.D23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3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3.D25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5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761.568" calcext:value-type="float">
            <text:p>7,761.6 </text:p>
          </table:table-cell>
          <table:table-cell table:style-name="ce18" office:value-type="float" office:value="5059.168" calcext:value-type="float">
            <text:p>5,059.2 </text:p>
          </table:table-cell>
          <table:table-cell table:style-name="ce18" office:value-type="float" office:value="39123.976638" calcext:value-type="float">
            <text:p>39,124.0 </text:p>
          </table:table-cell>
          <table:table-cell table:style-name="ce18" office:value-type="float" office:value="5194.335948" calcext:value-type="float">
            <text:p>5,194.3 </text:p>
          </table:table-cell>
          <table:table-cell table:style-name="ce30" office:value-type="float" office:value="44318.312586" calcext:value-type="float">
            <text:p>44,318.3 </text:p>
          </table:table-cell>
          <table:table-cell table:style-name="ce38" office:value-type="float" office:value="11873.693492" calcext:value-type="float">
            <text:p>11,873.7 </text:p>
          </table:table-cell>
          <table:table-cell table:style-name="ce41" office:value-type="float" office:value="27250.283146" calcext:value-type="float">
            <text:p>27,250.3 </text:p>
          </table:table-cell>
          <table:table-cell table:style-name="ce41" office:value-type="float" office:value="9104.686776" calcext:value-type="float">
            <text:p>9,104.7 </text:p>
          </table:table-cell>
          <table:table-cell table:style-name="ce41" office:value-type="float" office:value="36354.969922" calcext:value-type="float">
            <text:p>36,355.0 </text:p>
          </table:table-cell>
          <table:table-cell table:style-name="ce47" office:value-type="float" office:value="74.9561" calcext:value-type="float">
            <text:p>74.96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polygon table:end-cell-address="Page3.D29" table:end-x="0mm" table:end-y="0mm" draw:z-index="24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3.D29" table:end-x="0mm" table:end-y="0mm" draw:z-index="26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4" table:style-name="ta4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7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08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4.K7" table:end-x="27.93mm" table:end-y="1.76mm" draw:z-index="26" draw:name="直線接點 34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4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38.6" calcext:value-type="float">
            <text:p>538.6 </text:p>
          </table:table-cell>
          <table:table-cell table:style-name="ce15" office:value-type="float" office:value="183.616" calcext:value-type="float">
            <text:p>183.6 </text:p>
          </table:table-cell>
          <table:table-cell table:style-name="ce15" office:value-type="float" office:value="1351.806496" calcext:value-type="float">
            <text:p>1,351.8 </text:p>
          </table:table-cell>
          <table:table-cell table:style-name="ce15" office:value-type="float" office:value="261.075104" calcext:value-type="float">
            <text:p>261.1 </text:p>
          </table:table-cell>
          <table:table-cell table:style-name="ce27" office:value-type="float" office:value="1612.8816" calcext:value-type="float">
            <text:p>1,612.9 </text:p>
          </table:table-cell>
          <table:table-cell table:style-name="ce35" office:value-type="float" office:value="1.797" calcext:value-type="float">
            <text:p>1.8 </text:p>
          </table:table-cell>
          <table:table-cell table:style-name="ce40" office:value-type="float" office:value="1350.009496" calcext:value-type="float">
            <text:p>1,350.0 </text:p>
          </table:table-cell>
          <table:table-cell table:style-name="ce40" office:value-type="float" office:value="1232.608401" calcext:value-type="float">
            <text:p>1,232.6 </text:p>
          </table:table-cell>
          <table:table-cell table:style-name="ce40" office:value-type="float" office:value="2582.617897" calcext:value-type="float">
            <text:p>2,582.6 </text:p>
          </table:table-cell>
          <table:table-cell table:style-name="ce46" office:value-type="float" office:value="52.2729" calcext:value-type="float">
            <text:p>52.27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32.577" calcext:value-type="float">
            <text:p>232.6 </text:p>
          </table:table-cell>
          <table:table-cell table:style-name="ce16" office:value-type="float" office:value="1756.314981" calcext:value-type="float">
            <text:p>1,756.3 </text:p>
          </table:table-cell>
          <table:table-cell table:style-name="ce16" office:value-type="float" office:value="286.637642" calcext:value-type="float">
            <text:p>286.6 </text:p>
          </table:table-cell>
          <table:table-cell table:style-name="ce28" office:value-type="float" office:value="2042.952623" calcext:value-type="float">
            <text:p>2,043.0 </text:p>
          </table:table-cell>
          <table:table-cell table:style-name="ce35" office:value-type="float" office:value="288.265837" calcext:value-type="float">
            <text:p>288.3 </text:p>
          </table:table-cell>
          <table:table-cell table:style-name="ce40" office:value-type="float" office:value="1468.049144" calcext:value-type="float">
            <text:p>1,468.0 </text:p>
          </table:table-cell>
          <table:table-cell table:style-name="ce40" office:value-type="float" office:value="332.201236" calcext:value-type="float">
            <text:p>332.2 </text:p>
          </table:table-cell>
          <table:table-cell table:style-name="ce40" office:value-type="float" office:value="1800.25038" calcext:value-type="float">
            <text:p>1,800.3 </text:p>
          </table:table-cell>
          <table:table-cell table:style-name="ce46" office:value-type="float" office:value="81.5469" calcext:value-type="float">
            <text:p>81.55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.001" calcext:value-type="float">
            <text:p>0.0 </text:p>
          </table:table-cell>
          <table:table-cell table:style-name="ce16" office:value-type="float" office:value="0.004978" calcext:value-type="float">
            <text:p>0.0 </text:p>
          </table:table-cell>
          <table:table-cell table:style-name="ce16" office:value-type="float" office:value="0.001081" calcext:value-type="float">
            <text:p>0.0 </text:p>
          </table:table-cell>
          <table:table-cell table:style-name="ce28" office:value-type="float" office:value="0.006059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4978" calcext:value-type="float">
            <text:p>0.0 </text:p>
          </table:table-cell>
          <table:table-cell table:style-name="ce40" office:value-type="float" office:value="11.976" calcext:value-type="float">
            <text:p>12.0 </text:p>
          </table:table-cell>
          <table:table-cell table:style-name="ce40" office:value-type="float" office:value="11.980978" calcext:value-type="float">
            <text:p>12.0 </text:p>
          </table:table-cell>
          <table:table-cell table:style-name="ce46" office:value-type="float" office:value="0.0415" calcext:value-type="float">
            <text:p>0.04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67.65" calcext:value-type="float">
            <text:p>67.7 </text:p>
          </table:table-cell>
          <table:table-cell table:style-name="ce16" office:value-type="float" office:value="7.684" calcext:value-type="float">
            <text:p>7.7 </text:p>
          </table:table-cell>
          <table:table-cell table:style-name="ce16" office:value-type="float" office:value="56.674472" calcext:value-type="float">
            <text:p>56.7 </text:p>
          </table:table-cell>
          <table:table-cell table:style-name="ce16" office:value-type="float" office:value="10.825232" calcext:value-type="float">
            <text:p>10.8 </text:p>
          </table:table-cell>
          <table:table-cell table:style-name="ce28" office:value-type="float" office:value="67.499704" calcext:value-type="float">
            <text:p>67.5 </text:p>
          </table:table-cell>
          <table:table-cell table:style-name="ce36" office:value-type="float" office:value="0.042" calcext:value-type="float">
            <text:p>0.0 </text:p>
          </table:table-cell>
          <table:table-cell table:style-name="ce40" office:value-type="float" office:value="56.632472" calcext:value-type="float">
            <text:p>56.6 </text:p>
          </table:table-cell>
          <table:table-cell table:style-name="ce40" office:value-type="float" office:value="141.1298" calcext:value-type="float">
            <text:p>141.1 </text:p>
          </table:table-cell>
          <table:table-cell table:style-name="ce40" office:value-type="float" office:value="197.762272" calcext:value-type="float">
            <text:p>197.8 </text:p>
          </table:table-cell>
          <table:table-cell table:style-name="ce46" office:value-type="float" office:value="28.6366" calcext:value-type="float">
            <text:p>28.64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8.52" calcext:value-type="float">
            <text:p>58.5 </text:p>
          </table:table-cell>
          <table:table-cell table:style-name="ce16" office:value-type="float" office:value="12.661" calcext:value-type="float">
            <text:p>12.7 </text:p>
          </table:table-cell>
          <table:table-cell table:style-name="ce16" office:value-type="float" office:value="95.493238" calcext:value-type="float">
            <text:p>95.5 </text:p>
          </table:table-cell>
          <table:table-cell table:style-name="ce16" office:value-type="float" office:value="15.717392" calcext:value-type="float">
            <text:p>15.7 </text:p>
          </table:table-cell>
          <table:table-cell table:style-name="ce28" office:value-type="float" office:value="111.21063" calcext:value-type="float">
            <text:p>111.2 </text:p>
          </table:table-cell>
          <table:table-cell table:style-name="ce36" office:value-type="float" office:value="0.0624" calcext:value-type="float">
            <text:p>0.1 </text:p>
          </table:table-cell>
          <table:table-cell table:style-name="ce40" office:value-type="float" office:value="95.430838" calcext:value-type="float">
            <text:p>95.4 </text:p>
          </table:table-cell>
          <table:table-cell table:style-name="ce40" office:value-type="float" office:value="257.87458" calcext:value-type="float">
            <text:p>257.9 </text:p>
          </table:table-cell>
          <table:table-cell table:style-name="ce40" office:value-type="float" office:value="353.305418" calcext:value-type="float">
            <text:p>353.3 </text:p>
          </table:table-cell>
          <table:table-cell table:style-name="ce46" office:value-type="float" office:value="27.0109" calcext:value-type="float">
            <text:p>27.01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05.681" calcext:value-type="float">
            <text:p>205.7 </text:p>
          </table:table-cell>
          <table:table-cell table:style-name="ce16" office:value-type="float" office:value="140.414" calcext:value-type="float">
            <text:p>140.4 </text:p>
          </table:table-cell>
          <table:table-cell table:style-name="ce16" office:value-type="float" office:value="1000.641988" calcext:value-type="float">
            <text:p>1,000.6 </text:p>
          </table:table-cell>
          <table:table-cell table:style-name="ce16" office:value-type="float" office:value="232.75506" calcext:value-type="float">
            <text:p>232.8 </text:p>
          </table:table-cell>
          <table:table-cell table:style-name="ce28" office:value-type="float" office:value="1233.397048" calcext:value-type="float">
            <text:p>1,233.4 </text:p>
          </table:table-cell>
          <table:table-cell table:style-name="ce35" office:value-type="float" office:value="84.52058" calcext:value-type="float">
            <text:p>84.5 </text:p>
          </table:table-cell>
          <table:table-cell table:style-name="ce40" office:value-type="float" office:value="916.121408" calcext:value-type="float">
            <text:p>916.1 </text:p>
          </table:table-cell>
          <table:table-cell table:style-name="ce40" office:value-type="float" office:value="636.790627" calcext:value-type="float">
            <text:p>636.8 </text:p>
          </table:table-cell>
          <table:table-cell table:style-name="ce40" office:value-type="float" office:value="1552.912035" calcext:value-type="float">
            <text:p>1,552.9 </text:p>
          </table:table-cell>
          <table:table-cell table:style-name="ce46" office:value-type="float" office:value="58.9938" calcext:value-type="float">
            <text:p>58.99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013.406" calcext:value-type="float">
            <text:p>4,013.4 </text:p>
          </table:table-cell>
          <table:table-cell table:style-name="ce16" office:value-type="float" office:value="2605.203" calcext:value-type="float">
            <text:p>2,605.2 </text:p>
          </table:table-cell>
          <table:table-cell table:style-name="ce16" office:value-type="float" office:value="20815.672984" calcext:value-type="float">
            <text:p>20,815.7 </text:p>
          </table:table-cell>
          <table:table-cell table:style-name="ce16" office:value-type="float" office:value="2068.426927" calcext:value-type="float">
            <text:p>2,068.4 </text:p>
          </table:table-cell>
          <table:table-cell table:style-name="ce28" office:value-type="float" office:value="22884.099911" calcext:value-type="float">
            <text:p>22,884.1 </text:p>
          </table:table-cell>
          <table:table-cell table:style-name="ce36" office:value-type="float" office:value="5821.26083" calcext:value-type="float">
            <text:p>5,821.3 </text:p>
          </table:table-cell>
          <table:table-cell table:style-name="ce40" office:value-type="float" office:value="14994.412154" calcext:value-type="float">
            <text:p>14,994.4 </text:p>
          </table:table-cell>
          <table:table-cell table:style-name="ce40" office:value-type="float" office:value="1332.05081" calcext:value-type="float">
            <text:p>1,332.1 </text:p>
          </table:table-cell>
          <table:table-cell table:style-name="ce40" office:value-type="float" office:value="16326.462964" calcext:value-type="float">
            <text:p>16,326.5 </text:p>
          </table:table-cell>
          <table:table-cell table:style-name="ce46" office:value-type="float" office:value="91.8412" calcext:value-type="float">
            <text:p>91.84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21.221" calcext:value-type="float">
            <text:p>821.2 </text:p>
          </table:table-cell>
          <table:table-cell table:style-name="ce16" office:value-type="float" office:value="428.822" calcext:value-type="float">
            <text:p>428.8 </text:p>
          </table:table-cell>
          <table:table-cell table:style-name="ce16" office:value-type="float" office:value="3304.088379" calcext:value-type="float">
            <text:p>3,304.1 </text:p>
          </table:table-cell>
          <table:table-cell table:style-name="ce16" office:value-type="float" office:value="462.687926" calcext:value-type="float">
            <text:p>462.7 </text:p>
          </table:table-cell>
          <table:table-cell table:style-name="ce28" office:value-type="float" office:value="3766.776305" calcext:value-type="float">
            <text:p>3,766.8 </text:p>
          </table:table-cell>
          <table:table-cell table:style-name="ce36" office:value-type="float" office:value="1152.284769" calcext:value-type="float">
            <text:p>1,152.3 </text:p>
          </table:table-cell>
          <table:table-cell table:style-name="ce40" office:value-type="float" office:value="2151.80361" calcext:value-type="float">
            <text:p>2,151.8 </text:p>
          </table:table-cell>
          <table:table-cell table:style-name="ce40" office:value-type="float" office:value="1466.8738" calcext:value-type="float">
            <text:p>1,466.9 </text:p>
          </table:table-cell>
          <table:table-cell table:style-name="ce40" office:value-type="float" office:value="3618.67741" calcext:value-type="float">
            <text:p>3,618.7 </text:p>
          </table:table-cell>
          <table:table-cell table:style-name="ce46" office:value-type="float" office:value="59.4638" calcext:value-type="float">
            <text:p>59.46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249.82" calcext:value-type="float">
            <text:p>249.8 </text:p>
          </table:table-cell>
          <table:table-cell table:style-name="ce16" office:value-type="float" office:value="131.403" calcext:value-type="float">
            <text:p>131.4 </text:p>
          </table:table-cell>
          <table:table-cell table:style-name="ce16" office:value-type="float" office:value="1004.909847" calcext:value-type="float">
            <text:p>1,004.9 </text:p>
          </table:table-cell>
          <table:table-cell table:style-name="ce16" office:value-type="float" office:value="149.334967" calcext:value-type="float">
            <text:p>149.3 </text:p>
          </table:table-cell>
          <table:table-cell table:style-name="ce28" office:value-type="float" office:value="1154.244814" calcext:value-type="float">
            <text:p>1,154.2 </text:p>
          </table:table-cell>
          <table:table-cell table:style-name="ce36" office:value-type="float" office:value="115.18607" calcext:value-type="float">
            <text:p>115.2 </text:p>
          </table:table-cell>
          <table:table-cell table:style-name="ce40" office:value-type="float" office:value="889.723777" calcext:value-type="float">
            <text:p>889.7 </text:p>
          </table:table-cell>
          <table:table-cell table:style-name="ce40" office:value-type="float" office:value="792.505514" calcext:value-type="float">
            <text:p>792.5 </text:p>
          </table:table-cell>
          <table:table-cell table:style-name="ce40" office:value-type="float" office:value="1682.229291" calcext:value-type="float">
            <text:p>1,682.2 </text:p>
          </table:table-cell>
          <table:table-cell table:style-name="ce46" office:value-type="float" office:value="52.8896" calcext:value-type="float">
            <text:p>52.89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2.447" calcext:value-type="float">
            <text:p>22.4 </text:p>
          </table:table-cell>
          <table:table-cell table:style-name="ce16" office:value-type="float" office:value="171.62339" calcext:value-type="float">
            <text:p>171.6 </text:p>
            <draw:polygon table:end-cell-address="Page4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5.554519" calcext:value-type="float">
            <text:p>25.6 </text:p>
          </table:table-cell>
          <table:table-cell table:style-name="ce28" office:value-type="float" office:value="197.177909" calcext:value-type="float">
            <text:p>197.2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71.62339" calcext:value-type="float">
            <text:p>171.6 </text:p>
          </table:table-cell>
          <table:table-cell table:style-name="ce40" office:value-type="float" office:value="609.529" calcext:value-type="float">
            <text:p>609.5 </text:p>
          </table:table-cell>
          <table:table-cell table:style-name="ce40" office:value-type="float" office:value="781.15239" calcext:value-type="float">
            <text:p>781.2 </text:p>
          </table:table-cell>
          <table:table-cell table:style-name="ce46" office:value-type="float" office:value="21.9705" calcext:value-type="float">
            <text:p>21.97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468.7" calcext:value-type="float">
            <text:p>468.7 </text:p>
          </table:table-cell>
          <table:table-cell table:style-name="ce16" office:value-type="float" office:value="316.693" calcext:value-type="float">
            <text:p>316.7 </text:p>
          </table:table-cell>
          <table:table-cell table:style-name="ce16" office:value-type="float" office:value="2514.417874" calcext:value-type="float">
            <text:p>2,514.4 </text:p>
          </table:table-cell>
          <table:table-cell table:style-name="ce16" office:value-type="float" office:value="267.412226" calcext:value-type="float">
            <text:p>267.4 </text:p>
          </table:table-cell>
          <table:table-cell table:style-name="ce28" office:value-type="float" office:value="2781.8301" calcext:value-type="float">
            <text:p>2,781.8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2514.417874" calcext:value-type="float">
            <text:p>2,514.4 </text:p>
          </table:table-cell>
          <table:table-cell table:style-name="ce40" office:value-type="float" office:value="2089.610273" calcext:value-type="float">
            <text:p>2,089.6 </text:p>
          </table:table-cell>
          <table:table-cell table:style-name="ce40" office:value-type="float" office:value="4604.028147" calcext:value-type="float">
            <text:p>4,604.0 </text:p>
          </table:table-cell>
          <table:table-cell table:style-name="ce46" office:value-type="float" office:value="54.6134" calcext:value-type="float">
            <text:p>54.61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50.391" calcext:value-type="float">
            <text:p>50.4 </text:p>
          </table:table-cell>
          <table:table-cell table:style-name="ce16" office:value-type="float" office:value="396.573776" calcext:value-type="float">
            <text:p>396.6 </text:p>
          </table:table-cell>
          <table:table-cell table:style-name="ce16" office:value-type="float" office:value="46.057584" calcext:value-type="float">
            <text:p>46.1 </text:p>
          </table:table-cell>
          <table:table-cell table:style-name="ce28" office:value-type="float" office:value="442.63136" calcext:value-type="float">
            <text:p>442.6 </text:p>
          </table:table-cell>
          <table:table-cell table:style-name="ce36" office:value-type="float" office:value="54.0528" calcext:value-type="float">
            <text:p>54.1 </text:p>
          </table:table-cell>
          <table:table-cell table:style-name="ce40" office:value-type="float" office:value="342.520976" calcext:value-type="float">
            <text:p>342.5 </text:p>
          </table:table-cell>
          <table:table-cell table:style-name="ce40" office:value-type="float" office:value="243.61376" calcext:value-type="float">
            <text:p>243.6 </text:p>
          </table:table-cell>
          <table:table-cell table:style-name="ce40" office:value-type="float" office:value="586.134736" calcext:value-type="float">
            <text:p>586.1 </text:p>
          </table:table-cell>
          <table:table-cell table:style-name="ce46" office:value-type="float" office:value="58.4372" calcext:value-type="float">
            <text:p>58.44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6.072" calcext:value-type="float">
            <text:p>636.1 </text:p>
          </table:table-cell>
          <table:table-cell table:style-name="ce16" office:value-type="float" office:value="345.012" calcext:value-type="float">
            <text:p>345.0 </text:p>
          </table:table-cell>
          <table:table-cell table:style-name="ce16" office:value-type="float" office:value="2357.578379" calcext:value-type="float">
            <text:p>2,357.6 </text:p>
          </table:table-cell>
          <table:table-cell table:style-name="ce16" office:value-type="float" office:value="673.010038" calcext:value-type="float">
            <text:p>673.0 </text:p>
          </table:table-cell>
          <table:table-cell table:style-name="ce28" office:value-type="float" office:value="3030.588417" calcext:value-type="float">
            <text:p>3,030.6 </text:p>
          </table:table-cell>
          <table:table-cell table:style-name="ce36" office:value-type="float" office:value="2317.99566" calcext:value-type="float">
            <text:p>2,318.0 </text:p>
          </table:table-cell>
          <table:table-cell table:style-name="ce40" office:value-type="float" office:value="39.582719" calcext:value-type="float">
            <text:p>39.6 </text:p>
          </table:table-cell>
          <table:table-cell table:style-name="ce40" office:value-type="float" office:value="34.710211" calcext:value-type="float">
            <text:p>34.7 </text:p>
          </table:table-cell>
          <table:table-cell table:style-name="ce40" office:value-type="float" office:value="74.29293" calcext:value-type="float">
            <text:p>74.3 </text:p>
          </table:table-cell>
          <table:table-cell table:style-name="ce46" office:value-type="float" office:value="53.2793" calcext:value-type="float">
            <text:p>53.28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4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4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682.408" calcext:value-type="float">
            <text:p>7,682.4 </text:p>
          </table:table-cell>
          <table:table-cell table:style-name="ce18" office:value-type="float" office:value="4476.924" calcext:value-type="float">
            <text:p>4,476.9 </text:p>
          </table:table-cell>
          <table:table-cell table:style-name="ce18" office:value-type="float" office:value="34825.800782" calcext:value-type="float">
            <text:p>34,825.8 </text:p>
          </table:table-cell>
          <table:table-cell table:style-name="ce18" office:value-type="float" office:value="4499.495698" calcext:value-type="float">
            <text:p>4,499.5 </text:p>
          </table:table-cell>
          <table:table-cell table:style-name="ce30" office:value-type="float" office:value="39325.29648" calcext:value-type="float">
            <text:p>39,325.3 </text:p>
          </table:table-cell>
          <table:table-cell table:style-name="ce38" office:value-type="float" office:value="9835.467946" calcext:value-type="float">
            <text:p>9,835.5 </text:p>
          </table:table-cell>
          <table:table-cell table:style-name="ce41" office:value-type="float" office:value="24990.332836" calcext:value-type="float">
            <text:p>24,990.3 </text:p>
          </table:table-cell>
          <table:table-cell table:style-name="ce41" office:value-type="float" office:value="9181.474012" calcext:value-type="float">
            <text:p>9,181.5 </text:p>
          </table:table-cell>
          <table:table-cell table:style-name="ce41" office:value-type="float" office:value="34171.806848" calcext:value-type="float">
            <text:p>34,171.8 </text:p>
          </table:table-cell>
          <table:table-cell table:style-name="ce47" office:value-type="float" office:value="73.1314" calcext:value-type="float">
            <text:p>73.13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4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4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5" table:style-name="ta5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8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09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5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5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38.6" calcext:value-type="float">
            <text:p>538.6 </text:p>
          </table:table-cell>
          <table:table-cell table:style-name="ce15" office:value-type="float" office:value="157.78" calcext:value-type="float">
            <text:p>157.8 </text:p>
          </table:table-cell>
          <table:table-cell table:style-name="ce15" office:value-type="float" office:value="1157.87499" calcext:value-type="float">
            <text:p>1,157.9 </text:p>
          </table:table-cell>
          <table:table-cell table:style-name="ce15" office:value-type="float" office:value="224.2762" calcext:value-type="float">
            <text:p>224.3 </text:p>
          </table:table-cell>
          <table:table-cell table:style-name="ce27" office:value-type="float" office:value="1382.15119" calcext:value-type="float">
            <text:p>1,382.2 </text:p>
          </table:table-cell>
          <table:table-cell table:style-name="ce35" office:value-type="float" office:value="0.002" calcext:value-type="float">
            <text:p>0.0 </text:p>
          </table:table-cell>
          <table:table-cell table:style-name="ce40" office:value-type="float" office:value="1157.87299" calcext:value-type="float">
            <text:p>1,157.9 </text:p>
          </table:table-cell>
          <table:table-cell table:style-name="ce40" office:value-type="float" office:value="1355.199559" calcext:value-type="float">
            <text:p>1,355.2 </text:p>
          </table:table-cell>
          <table:table-cell table:style-name="ce40" office:value-type="float" office:value="2513.072549" calcext:value-type="float">
            <text:p>2,513.1 </text:p>
          </table:table-cell>
          <table:table-cell table:style-name="ce46" office:value-type="float" office:value="46.074" calcext:value-type="float">
            <text:p>46.07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83.108" calcext:value-type="float">
            <text:p>283.1 </text:p>
          </table:table-cell>
          <table:table-cell table:style-name="ce16" office:value-type="float" office:value="2157.553547" calcext:value-type="float">
            <text:p>2,157.6 </text:p>
          </table:table-cell>
          <table:table-cell table:style-name="ce16" office:value-type="float" office:value="322.474496" calcext:value-type="float">
            <text:p>322.5 </text:p>
          </table:table-cell>
          <table:table-cell table:style-name="ce28" office:value-type="float" office:value="2480.028043" calcext:value-type="float">
            <text:p>2,480.0 </text:p>
          </table:table-cell>
          <table:table-cell table:style-name="ce35" office:value-type="float" office:value="498.746939" calcext:value-type="float">
            <text:p>498.7 </text:p>
          </table:table-cell>
          <table:table-cell table:style-name="ce40" office:value-type="float" office:value="1658.806608" calcext:value-type="float">
            <text:p>1,658.8 </text:p>
          </table:table-cell>
          <table:table-cell table:style-name="ce40" office:value-type="float" office:value="153.395906" calcext:value-type="float">
            <text:p>153.4 </text:p>
          </table:table-cell>
          <table:table-cell table:style-name="ce40" office:value-type="float" office:value="1812.202514" calcext:value-type="float">
            <text:p>1,812.2 </text:p>
          </table:table-cell>
          <table:table-cell table:style-name="ce46" office:value-type="float" office:value="91.5354" calcext:value-type="float">
            <text:p>91.54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2988" calcext:value-type="float">
            <text:p>0.0 </text:p>
          </table:table-cell>
          <table:table-cell table:style-name="ce16" office:value-type="float" office:value="0.000192" calcext:value-type="float">
            <text:p>0.0 </text:p>
          </table:table-cell>
          <table:table-cell table:style-name="ce28" office:value-type="float" office:value="0.00318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2988" calcext:value-type="float">
            <text:p>0.0 </text:p>
          </table:table-cell>
          <table:table-cell table:style-name="ce40" office:value-type="float" office:value="11.912" calcext:value-type="float">
            <text:p>11.9 </text:p>
          </table:table-cell>
          <table:table-cell table:style-name="ce40" office:value-type="float" office:value="11.914988" calcext:value-type="float">
            <text:p>11.9 </text:p>
          </table:table-cell>
          <table:table-cell table:style-name="ce46" office:value-type="float" office:value="0.0251" calcext:value-type="float">
            <text:p>0.03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67.65" calcext:value-type="float">
            <text:p>67.7 </text:p>
          </table:table-cell>
          <table:table-cell table:style-name="ce16" office:value-type="float" office:value="8.093" calcext:value-type="float">
            <text:p>8.1 </text:p>
          </table:table-cell>
          <table:table-cell table:style-name="ce16" office:value-type="float" office:value="62.617249" calcext:value-type="float">
            <text:p>62.6 </text:p>
          </table:table-cell>
          <table:table-cell table:style-name="ce16" office:value-type="float" office:value="8.273872" calcext:value-type="float">
            <text:p>8.3 </text:p>
          </table:table-cell>
          <table:table-cell table:style-name="ce28" office:value-type="float" office:value="70.891121" calcext:value-type="float">
            <text:p>70.9 </text:p>
          </table:table-cell>
          <table:table-cell table:style-name="ce36" office:value-type="float" office:value="1.1373" calcext:value-type="float">
            <text:p>1.1 </text:p>
          </table:table-cell>
          <table:table-cell table:style-name="ce40" office:value-type="float" office:value="61.479949" calcext:value-type="float">
            <text:p>61.5 </text:p>
          </table:table-cell>
          <table:table-cell table:style-name="ce40" office:value-type="float" office:value="132.34567" calcext:value-type="float">
            <text:p>132.3 </text:p>
          </table:table-cell>
          <table:table-cell table:style-name="ce40" office:value-type="float" office:value="193.825619" calcext:value-type="float">
            <text:p>193.8 </text:p>
          </table:table-cell>
          <table:table-cell table:style-name="ce46" office:value-type="float" office:value="31.7192" calcext:value-type="float">
            <text:p>31.72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8.52" calcext:value-type="float">
            <text:p>58.5 </text:p>
          </table:table-cell>
          <table:table-cell table:style-name="ce16" office:value-type="float" office:value="11.518" calcext:value-type="float">
            <text:p>11.5 </text:p>
          </table:table-cell>
          <table:table-cell table:style-name="ce16" office:value-type="float" office:value="87.545256" calcext:value-type="float">
            <text:p>87.5 </text:p>
          </table:table-cell>
          <table:table-cell table:style-name="ce16" office:value-type="float" office:value="13.349186" calcext:value-type="float">
            <text:p>13.3 </text:p>
          </table:table-cell>
          <table:table-cell table:style-name="ce28" office:value-type="float" office:value="100.894442" calcext:value-type="float">
            <text:p>100.9 </text:p>
          </table:table-cell>
          <table:table-cell table:style-name="ce36" office:value-type="float" office:value="1.05244" calcext:value-type="float">
            <text:p>1.1 </text:p>
          </table:table-cell>
          <table:table-cell table:style-name="ce40" office:value-type="float" office:value="86.492816" calcext:value-type="float">
            <text:p>86.5 </text:p>
          </table:table-cell>
          <table:table-cell table:style-name="ce40" office:value-type="float" office:value="159.224958" calcext:value-type="float">
            <text:p>159.2 </text:p>
          </table:table-cell>
          <table:table-cell table:style-name="ce40" office:value-type="float" office:value="245.717774" calcext:value-type="float">
            <text:p>245.7 </text:p>
          </table:table-cell>
          <table:table-cell table:style-name="ce46" office:value-type="float" office:value="35.2001" calcext:value-type="float">
            <text:p>35.20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05.681" calcext:value-type="float">
            <text:p>205.7 </text:p>
          </table:table-cell>
          <table:table-cell table:style-name="ce16" office:value-type="float" office:value="130.484" calcext:value-type="float">
            <text:p>130.5 </text:p>
          </table:table-cell>
          <table:table-cell table:style-name="ce16" office:value-type="float" office:value="928.457098" calcext:value-type="float">
            <text:p>928.5 </text:p>
          </table:table-cell>
          <table:table-cell table:style-name="ce16" office:value-type="float" office:value="214.580031" calcext:value-type="float">
            <text:p>214.6 </text:p>
          </table:table-cell>
          <table:table-cell table:style-name="ce28" office:value-type="float" office:value="1143.037129" calcext:value-type="float">
            <text:p>1,143.0 </text:p>
          </table:table-cell>
          <table:table-cell table:style-name="ce35" office:value-type="float" office:value="81.699386" calcext:value-type="float">
            <text:p>81.7 </text:p>
          </table:table-cell>
          <table:table-cell table:style-name="ce40" office:value-type="float" office:value="846.757712" calcext:value-type="float">
            <text:p>846.8 </text:p>
          </table:table-cell>
          <table:table-cell table:style-name="ce40" office:value-type="float" office:value="699.632407" calcext:value-type="float">
            <text:p>699.6 </text:p>
          </table:table-cell>
          <table:table-cell table:style-name="ce40" office:value-type="float" office:value="1546.390119" calcext:value-type="float">
            <text:p>1,546.4 </text:p>
          </table:table-cell>
          <table:table-cell table:style-name="ce46" office:value-type="float" office:value="54.7571" calcext:value-type="float">
            <text:p>54.76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066.906" calcext:value-type="float">
            <text:p>4,066.9 </text:p>
          </table:table-cell>
          <table:table-cell table:style-name="ce16" office:value-type="float" office:value="2742.354" calcext:value-type="float">
            <text:p>2,742.4 </text:p>
          </table:table-cell>
          <table:table-cell table:style-name="ce16" office:value-type="float" office:value="21807.127432" calcext:value-type="float">
            <text:p>21,807.1 </text:p>
          </table:table-cell>
          <table:table-cell table:style-name="ce16" office:value-type="float" office:value="2215.896463" calcext:value-type="float">
            <text:p>2,215.9 </text:p>
          </table:table-cell>
          <table:table-cell table:style-name="ce28" office:value-type="float" office:value="24023.023895" calcext:value-type="float">
            <text:p>24,023.0 </text:p>
          </table:table-cell>
          <table:table-cell table:style-name="ce36" office:value-type="float" office:value="7082.440641" calcext:value-type="float">
            <text:p>7,082.4 </text:p>
          </table:table-cell>
          <table:table-cell table:style-name="ce40" office:value-type="float" office:value="14724.686791" calcext:value-type="float">
            <text:p>14,724.7 </text:p>
          </table:table-cell>
          <table:table-cell table:style-name="ce40" office:value-type="float" office:value="1368.289522" calcext:value-type="float">
            <text:p>1,368.3 </text:p>
          </table:table-cell>
          <table:table-cell table:style-name="ce40" office:value-type="float" office:value="16092.976313" calcext:value-type="float">
            <text:p>16,093.0 </text:p>
          </table:table-cell>
          <table:table-cell table:style-name="ce46" office:value-type="float" office:value="91.4976" calcext:value-type="float">
            <text:p>91.50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422.235" calcext:value-type="float">
            <text:p>422.2 </text:p>
          </table:table-cell>
          <table:table-cell table:style-name="ce16" office:value-type="float" office:value="3266.538844" calcext:value-type="float">
            <text:p>3,266.5 </text:p>
          </table:table-cell>
          <table:table-cell table:style-name="ce16" office:value-type="float" office:value="432.237967" calcext:value-type="float">
            <text:p>432.2 </text:p>
          </table:table-cell>
          <table:table-cell table:style-name="ce28" office:value-type="float" office:value="3698.776811" calcext:value-type="float">
            <text:p>3,698.8 </text:p>
          </table:table-cell>
          <table:table-cell table:style-name="ce36" office:value-type="float" office:value="1224.231043" calcext:value-type="float">
            <text:p>1,224.2 </text:p>
          </table:table-cell>
          <table:table-cell table:style-name="ce40" office:value-type="float" office:value="2042.307801" calcext:value-type="float">
            <text:p>2,042.3 </text:p>
          </table:table-cell>
          <table:table-cell table:style-name="ce40" office:value-type="float" office:value="1243.596722" calcext:value-type="float">
            <text:p>1,243.6 </text:p>
          </table:table-cell>
          <table:table-cell table:style-name="ce40" office:value-type="float" office:value="3285.904523" calcext:value-type="float">
            <text:p>3,285.9 </text:p>
          </table:table-cell>
          <table:table-cell table:style-name="ce46" office:value-type="float" office:value="62.1536" calcext:value-type="float">
            <text:p>62.15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15.772" calcext:value-type="float">
            <text:p>115.8 </text:p>
          </table:table-cell>
          <table:table-cell table:style-name="ce16" office:value-type="float" office:value="877.483408" calcext:value-type="float">
            <text:p>877.5 </text:p>
          </table:table-cell>
          <table:table-cell table:style-name="ce16" office:value-type="float" office:value="136.678897" calcext:value-type="float">
            <text:p>136.7 </text:p>
          </table:table-cell>
          <table:table-cell table:style-name="ce28" office:value-type="float" office:value="1014.162305" calcext:value-type="float">
            <text:p>1,014.2 </text:p>
          </table:table-cell>
          <table:table-cell table:style-name="ce36" office:value-type="float" office:value="132.3156" calcext:value-type="float">
            <text:p>132.3 </text:p>
          </table:table-cell>
          <table:table-cell table:style-name="ce40" office:value-type="float" office:value="745.167808" calcext:value-type="float">
            <text:p>745.2 </text:p>
          </table:table-cell>
          <table:table-cell table:style-name="ce40" office:value-type="float" office:value="680.2792" calcext:value-type="float">
            <text:p>680.3 </text:p>
          </table:table-cell>
          <table:table-cell table:style-name="ce40" office:value-type="float" office:value="1425.447008" calcext:value-type="float">
            <text:p>1,425.4 </text:p>
          </table:table-cell>
          <table:table-cell table:style-name="ce46" office:value-type="float" office:value="52.2761" calcext:value-type="float">
            <text:p>52.28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1.655" calcext:value-type="float">
            <text:p>21.7 </text:p>
          </table:table-cell>
          <table:table-cell table:style-name="ce16" office:value-type="float" office:value="162.191315" calcext:value-type="float">
            <text:p>162.2 </text:p>
            <draw:polygon table:end-cell-address="Page5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7.509808" calcext:value-type="float">
            <text:p>27.5 </text:p>
          </table:table-cell>
          <table:table-cell table:style-name="ce28" office:value-type="float" office:value="189.701123" calcext:value-type="float">
            <text:p>189.7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62.191315" calcext:value-type="float">
            <text:p>162.2 </text:p>
          </table:table-cell>
          <table:table-cell table:style-name="ce40" office:value-type="float" office:value="589.0018" calcext:value-type="float">
            <text:p>589.0 </text:p>
          </table:table-cell>
          <table:table-cell table:style-name="ce40" office:value-type="float" office:value="751.193115" calcext:value-type="float">
            <text:p>751.2 </text:p>
          </table:table-cell>
          <table:table-cell table:style-name="ce46" office:value-type="float" office:value="21.5912" calcext:value-type="float">
            <text:p>21.59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468.7" calcext:value-type="float">
            <text:p>468.7 </text:p>
          </table:table-cell>
          <table:table-cell table:style-name="ce16" office:value-type="float" office:value="257.088" calcext:value-type="float">
            <text:p>257.1 </text:p>
          </table:table-cell>
          <table:table-cell table:style-name="ce16" office:value-type="float" office:value="2040.275432" calcext:value-type="float">
            <text:p>2,040.3 </text:p>
          </table:table-cell>
          <table:table-cell table:style-name="ce16" office:value-type="float" office:value="211.816467" calcext:value-type="float">
            <text:p>211.8 </text:p>
          </table:table-cell>
          <table:table-cell table:style-name="ce28" office:value-type="float" office:value="2252.091899" calcext:value-type="float">
            <text:p>2,252.1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2040.275432" calcext:value-type="float">
            <text:p>2,040.3 </text:p>
          </table:table-cell>
          <table:table-cell table:style-name="ce40" office:value-type="float" office:value="1987.854119" calcext:value-type="float">
            <text:p>1,987.9 </text:p>
          </table:table-cell>
          <table:table-cell table:style-name="ce40" office:value-type="float" office:value="4028.129551" calcext:value-type="float">
            <text:p>4,028.1 </text:p>
          </table:table-cell>
          <table:table-cell table:style-name="ce46" office:value-type="float" office:value="50.6507" calcext:value-type="float">
            <text:p>50.65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46.465" calcext:value-type="float">
            <text:p>46.5 </text:p>
          </table:table-cell>
          <table:table-cell table:style-name="ce16" office:value-type="float" office:value="371.887508" calcext:value-type="float">
            <text:p>371.9 </text:p>
          </table:table-cell>
          <table:table-cell table:style-name="ce16" office:value-type="float" office:value="35.14779" calcext:value-type="float">
            <text:p>35.1 </text:p>
          </table:table-cell>
          <table:table-cell table:style-name="ce28" office:value-type="float" office:value="407.035298" calcext:value-type="float">
            <text:p>407.0 </text:p>
          </table:table-cell>
          <table:table-cell table:style-name="ce36" office:value-type="float" office:value="41.28449" calcext:value-type="float">
            <text:p>41.3 </text:p>
          </table:table-cell>
          <table:table-cell table:style-name="ce40" office:value-type="float" office:value="330.603018" calcext:value-type="float">
            <text:p>330.6 </text:p>
          </table:table-cell>
          <table:table-cell table:style-name="ce40" office:value-type="float" office:value="239.512" calcext:value-type="float">
            <text:p>239.5 </text:p>
          </table:table-cell>
          <table:table-cell table:style-name="ce40" office:value-type="float" office:value="570.115018" calcext:value-type="float">
            <text:p>570.1 </text:p>
          </table:table-cell>
          <table:table-cell table:style-name="ce46" office:value-type="float" office:value="57.9888" calcext:value-type="float">
            <text:p>57.99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6.072" calcext:value-type="float">
            <text:p>636.1 </text:p>
          </table:table-cell>
          <table:table-cell table:style-name="ce16" office:value-type="float" office:value="338.395" calcext:value-type="float">
            <text:p>338.4 </text:p>
          </table:table-cell>
          <table:table-cell table:style-name="ce16" office:value-type="float" office:value="2278.374605" calcext:value-type="float">
            <text:p>2,278.4 </text:p>
          </table:table-cell>
          <table:table-cell table:style-name="ce16" office:value-type="float" office:value="685.961256" calcext:value-type="float">
            <text:p>686.0 </text:p>
          </table:table-cell>
          <table:table-cell table:style-name="ce28" office:value-type="float" office:value="2964.335861" calcext:value-type="float">
            <text:p>2,964.3 </text:p>
          </table:table-cell>
          <table:table-cell table:style-name="ce36" office:value-type="float" office:value="2261.563095" calcext:value-type="float">
            <text:p>2,261.6 </text:p>
          </table:table-cell>
          <table:table-cell table:style-name="ce40" office:value-type="float" office:value="16.81151" calcext:value-type="float">
            <text:p>16.8 </text:p>
          </table:table-cell>
          <table:table-cell table:style-name="ce40" office:value-type="float" office:value="22.206287" calcext:value-type="float">
            <text:p>22.2 </text:p>
          </table:table-cell>
          <table:table-cell table:style-name="ce40" office:value-type="float" office:value="39.017797" calcext:value-type="float">
            <text:p>39.0 </text:p>
          </table:table-cell>
          <table:table-cell table:style-name="ce46" office:value-type="float" office:value="43.0868" calcext:value-type="float">
            <text:p>43.09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5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5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661.408" calcext:value-type="float">
            <text:p>7,661.4 </text:p>
          </table:table-cell>
          <table:table-cell table:style-name="ce18" office:value-type="float" office:value="4534.947" calcext:value-type="float">
            <text:p>4,534.9 </text:p>
          </table:table-cell>
          <table:table-cell table:style-name="ce18" office:value-type="float" office:value="35197.929672" calcext:value-type="float">
            <text:p>35,197.9 </text:p>
          </table:table-cell>
          <table:table-cell table:style-name="ce18" office:value-type="float" office:value="4528.202625" calcext:value-type="float">
            <text:p>4,528.2 </text:p>
          </table:table-cell>
          <table:table-cell table:style-name="ce30" office:value-type="float" office:value="39726.132297" calcext:value-type="float">
            <text:p>39,726.1 </text:p>
          </table:table-cell>
          <table:table-cell table:style-name="ce38" office:value-type="float" office:value="11324.472934" calcext:value-type="float">
            <text:p>11,324.5 </text:p>
          </table:table-cell>
          <table:table-cell table:style-name="ce41" office:value-type="float" office:value="23873.456738" calcext:value-type="float">
            <text:p>23,873.5 </text:p>
          </table:table-cell>
          <table:table-cell table:style-name="ce41" office:value-type="float" office:value="8642.45015" calcext:value-type="float">
            <text:p>8,642.5 </text:p>
          </table:table-cell>
          <table:table-cell table:style-name="ce41" office:value-type="float" office:value="32515.906888" calcext:value-type="float">
            <text:p>32,515.9 </text:p>
          </table:table-cell>
          <table:table-cell table:style-name="ce47" office:value-type="float" office:value="73.4209" calcext:value-type="float">
            <text:p>73.42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5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5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6" table:style-name="ta6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9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0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6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6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38.6" calcext:value-type="float">
            <text:p>538.6 </text:p>
          </table:table-cell>
          <table:table-cell table:style-name="ce15" office:value-type="float" office:value="149.022" calcext:value-type="float">
            <text:p>149.0 </text:p>
          </table:table-cell>
          <table:table-cell table:style-name="ce15" office:value-type="float" office:value="1076.791584" calcext:value-type="float">
            <text:p>1,076.8 </text:p>
          </table:table-cell>
          <table:table-cell table:style-name="ce15" office:value-type="float" office:value="228.644366" calcext:value-type="float">
            <text:p>228.6 </text:p>
          </table:table-cell>
          <table:table-cell table:style-name="ce27" office:value-type="float" office:value="1305.43595" calcext:value-type="float">
            <text:p>1,305.4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1076.791584" calcext:value-type="float">
            <text:p>1,076.8 </text:p>
          </table:table-cell>
          <table:table-cell table:style-name="ce40" office:value-type="float" office:value="1484.114294" calcext:value-type="float">
            <text:p>1,484.1 </text:p>
          </table:table-cell>
          <table:table-cell table:style-name="ce40" office:value-type="float" office:value="2560.905878" calcext:value-type="float">
            <text:p>2,560.9 </text:p>
          </table:table-cell>
          <table:table-cell table:style-name="ce46" office:value-type="float" office:value="42.0473" calcext:value-type="float">
            <text:p>42.05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83.582" calcext:value-type="float">
            <text:p>283.6 </text:p>
          </table:table-cell>
          <table:table-cell table:style-name="ce16" office:value-type="float" office:value="2167.019157" calcext:value-type="float">
            <text:p>2,167.0 </text:p>
          </table:table-cell>
          <table:table-cell table:style-name="ce16" office:value-type="float" office:value="317.158313" calcext:value-type="float">
            <text:p>317.2 </text:p>
          </table:table-cell>
          <table:table-cell table:style-name="ce28" office:value-type="float" office:value="2484.17747" calcext:value-type="float">
            <text:p>2,484.2 </text:p>
          </table:table-cell>
          <table:table-cell table:style-name="ce35" office:value-type="float" office:value="418.339906" calcext:value-type="float">
            <text:p>418.3 </text:p>
          </table:table-cell>
          <table:table-cell table:style-name="ce40" office:value-type="float" office:value="1748.679251" calcext:value-type="float">
            <text:p>1,748.7 </text:p>
          </table:table-cell>
          <table:table-cell table:style-name="ce40" office:value-type="float" office:value="187.75456" calcext:value-type="float">
            <text:p>187.8 </text:p>
          </table:table-cell>
          <table:table-cell table:style-name="ce40" office:value-type="float" office:value="1936.433811" calcext:value-type="float">
            <text:p>1,936.4 </text:p>
          </table:table-cell>
          <table:table-cell table:style-name="ce46" office:value-type="float" office:value="90.3041" calcext:value-type="float">
            <text:p>90.30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2851" calcext:value-type="float">
            <text:p>0.0 </text:p>
          </table:table-cell>
          <table:table-cell table:style-name="ce16" office:value-type="float" office:value="0.000192" calcext:value-type="float">
            <text:p>0.0 </text:p>
          </table:table-cell>
          <table:table-cell table:style-name="ce28" office:value-type="float" office:value="0.003043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2851" calcext:value-type="float">
            <text:p>0.0 </text:p>
          </table:table-cell>
          <table:table-cell table:style-name="ce40" office:value-type="float" office:value="12.004" calcext:value-type="float">
            <text:p>12.0 </text:p>
          </table:table-cell>
          <table:table-cell table:style-name="ce40" office:value-type="float" office:value="12.006851" calcext:value-type="float">
            <text:p>12.0 </text:p>
          </table:table-cell>
          <table:table-cell table:style-name="ce46" office:value-type="float" office:value="0.0237" calcext:value-type="float">
            <text:p>0.02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9.65" calcext:value-type="float">
            <text:p>59.7 </text:p>
          </table:table-cell>
          <table:table-cell table:style-name="ce16" office:value-type="float" office:value="8.144" calcext:value-type="float">
            <text:p>8.1 </text:p>
          </table:table-cell>
          <table:table-cell table:style-name="ce16" office:value-type="float" office:value="61.07051" calcext:value-type="float">
            <text:p>61.1 </text:p>
          </table:table-cell>
          <table:table-cell table:style-name="ce16" office:value-type="float" office:value="10.268733" calcext:value-type="float">
            <text:p>10.3 </text:p>
          </table:table-cell>
          <table:table-cell table:style-name="ce28" office:value-type="float" office:value="71.339243" calcext:value-type="float">
            <text:p>71.3 </text:p>
          </table:table-cell>
          <table:table-cell table:style-name="ce36" office:value-type="float" office:value="0.15" calcext:value-type="float">
            <text:p>0.2 </text:p>
          </table:table-cell>
          <table:table-cell table:style-name="ce40" office:value-type="float" office:value="60.92051" calcext:value-type="float">
            <text:p>60.9 </text:p>
          </table:table-cell>
          <table:table-cell table:style-name="ce40" office:value-type="float" office:value="231.052524" calcext:value-type="float">
            <text:p>231.1 </text:p>
          </table:table-cell>
          <table:table-cell table:style-name="ce40" office:value-type="float" office:value="291.973034" calcext:value-type="float">
            <text:p>292.0 </text:p>
          </table:table-cell>
          <table:table-cell table:style-name="ce46" office:value-type="float" office:value="20.8651" calcext:value-type="float">
            <text:p>20.87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8.52" calcext:value-type="float">
            <text:p>58.5 </text:p>
          </table:table-cell>
          <table:table-cell table:style-name="ce16" office:value-type="float" office:value="11.286" calcext:value-type="float">
            <text:p>11.3 </text:p>
          </table:table-cell>
          <table:table-cell table:style-name="ce16" office:value-type="float" office:value="85.514551" calcext:value-type="float">
            <text:p>85.5 </text:p>
          </table:table-cell>
          <table:table-cell table:style-name="ce16" office:value-type="float" office:value="13.355063" calcext:value-type="float">
            <text:p>13.4 </text:p>
          </table:table-cell>
          <table:table-cell table:style-name="ce28" office:value-type="float" office:value="98.869614" calcext:value-type="float">
            <text:p>98.9 </text:p>
          </table:table-cell>
          <table:table-cell table:style-name="ce36" office:value-type="float" office:value="0.0144" calcext:value-type="float">
            <text:p>0.0 </text:p>
          </table:table-cell>
          <table:table-cell table:style-name="ce40" office:value-type="float" office:value="85.500151" calcext:value-type="float">
            <text:p>85.5 </text:p>
          </table:table-cell>
          <table:table-cell table:style-name="ce40" office:value-type="float" office:value="180.386396" calcext:value-type="float">
            <text:p>180.4 </text:p>
          </table:table-cell>
          <table:table-cell table:style-name="ce40" office:value-type="float" office:value="265.886547" calcext:value-type="float">
            <text:p>265.9 </text:p>
          </table:table-cell>
          <table:table-cell table:style-name="ce46" office:value-type="float" office:value="32.1566" calcext:value-type="float">
            <text:p>32.16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49.181" calcext:value-type="float">
            <text:p>249.2 </text:p>
          </table:table-cell>
          <table:table-cell table:style-name="ce16" office:value-type="float" office:value="142.245" calcext:value-type="float">
            <text:p>142.2 </text:p>
          </table:table-cell>
          <table:table-cell table:style-name="ce16" office:value-type="float" office:value="983.633145" calcext:value-type="float">
            <text:p>983.6 </text:p>
          </table:table-cell>
          <table:table-cell table:style-name="ce16" office:value-type="float" office:value="262.434737" calcext:value-type="float">
            <text:p>262.4 </text:p>
          </table:table-cell>
          <table:table-cell table:style-name="ce28" office:value-type="float" office:value="1246.067882" calcext:value-type="float">
            <text:p>1,246.1 </text:p>
          </table:table-cell>
          <table:table-cell table:style-name="ce35" office:value-type="float" office:value="62.63429" calcext:value-type="float">
            <text:p>62.6 </text:p>
          </table:table-cell>
          <table:table-cell table:style-name="ce40" office:value-type="float" office:value="920.998855" calcext:value-type="float">
            <text:p>921.0 </text:p>
          </table:table-cell>
          <table:table-cell table:style-name="ce40" office:value-type="float" office:value="695.039089" calcext:value-type="float">
            <text:p>695.0 </text:p>
          </table:table-cell>
          <table:table-cell table:style-name="ce40" office:value-type="float" office:value="1616.037944" calcext:value-type="float">
            <text:p>1,616.0 </text:p>
          </table:table-cell>
          <table:table-cell table:style-name="ce46" office:value-type="float" office:value="56.9912" calcext:value-type="float">
            <text:p>56.99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04.006" calcext:value-type="float">
            <text:p>4,104.0 </text:p>
          </table:table-cell>
          <table:table-cell table:style-name="ce16" office:value-type="float" office:value="2655.462" calcext:value-type="float">
            <text:p>2,655.5 </text:p>
          </table:table-cell>
          <table:table-cell table:style-name="ce16" office:value-type="float" office:value="20729.710698" calcext:value-type="float">
            <text:p>20,729.7 </text:p>
          </table:table-cell>
          <table:table-cell table:style-name="ce16" office:value-type="float" office:value="2532.135049" calcext:value-type="float">
            <text:p>2,532.1 </text:p>
          </table:table-cell>
          <table:table-cell table:style-name="ce28" office:value-type="float" office:value="23261.845747" calcext:value-type="float">
            <text:p>23,261.8 </text:p>
          </table:table-cell>
          <table:table-cell table:style-name="ce36" office:value-type="float" office:value="5215.711024" calcext:value-type="float">
            <text:p>5,215.7 </text:p>
          </table:table-cell>
          <table:table-cell table:style-name="ce40" office:value-type="float" office:value="15513.999674" calcext:value-type="float">
            <text:p>15,514.0 </text:p>
          </table:table-cell>
          <table:table-cell table:style-name="ce40" office:value-type="float" office:value="1388.915625" calcext:value-type="float">
            <text:p>1,388.9 </text:p>
          </table:table-cell>
          <table:table-cell table:style-name="ce40" office:value-type="float" office:value="16902.915299" calcext:value-type="float">
            <text:p>16,902.9 </text:p>
          </table:table-cell>
          <table:table-cell table:style-name="ce46" office:value-type="float" office:value="91.783" calcext:value-type="float">
            <text:p>91.78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454.833" calcext:value-type="float">
            <text:p>454.8 </text:p>
          </table:table-cell>
          <table:table-cell table:style-name="ce16" office:value-type="float" office:value="3546.117413" calcext:value-type="float">
            <text:p>3,546.1 </text:p>
          </table:table-cell>
          <table:table-cell table:style-name="ce16" office:value-type="float" office:value="438.222705" calcext:value-type="float">
            <text:p>438.2 </text:p>
          </table:table-cell>
          <table:table-cell table:style-name="ce28" office:value-type="float" office:value="3984.340118" calcext:value-type="float">
            <text:p>3,984.3 </text:p>
          </table:table-cell>
          <table:table-cell table:style-name="ce36" office:value-type="float" office:value="1277.998103" calcext:value-type="float">
            <text:p>1,278.0 </text:p>
          </table:table-cell>
          <table:table-cell table:style-name="ce40" office:value-type="float" office:value="2268.11931" calcext:value-type="float">
            <text:p>2,268.1 </text:p>
          </table:table-cell>
          <table:table-cell table:style-name="ce40" office:value-type="float" office:value="1302.715006" calcext:value-type="float">
            <text:p>1,302.7 </text:p>
          </table:table-cell>
          <table:table-cell table:style-name="ce40" office:value-type="float" office:value="3570.834316" calcext:value-type="float">
            <text:p>3,570.8 </text:p>
          </table:table-cell>
          <table:table-cell table:style-name="ce46" office:value-type="float" office:value="63.5179" calcext:value-type="float">
            <text:p>63.52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4.56" calcext:value-type="float">
            <text:p>104.6 </text:p>
          </table:table-cell>
          <table:table-cell table:style-name="ce16" office:value-type="float" office:value="786.588584" calcext:value-type="float">
            <text:p>786.6 </text:p>
          </table:table-cell>
          <table:table-cell table:style-name="ce16" office:value-type="float" office:value="129.353356" calcext:value-type="float">
            <text:p>129.4 </text:p>
          </table:table-cell>
          <table:table-cell table:style-name="ce28" office:value-type="float" office:value="915.94194" calcext:value-type="float">
            <text:p>915.9 </text:p>
          </table:table-cell>
          <table:table-cell table:style-name="ce36" office:value-type="float" office:value="105.833863" calcext:value-type="float">
            <text:p>105.8 </text:p>
          </table:table-cell>
          <table:table-cell table:style-name="ce40" office:value-type="float" office:value="680.754721" calcext:value-type="float">
            <text:p>680.8 </text:p>
          </table:table-cell>
          <table:table-cell table:style-name="ce40" office:value-type="float" office:value="299.08649" calcext:value-type="float">
            <text:p>299.1 </text:p>
          </table:table-cell>
          <table:table-cell table:style-name="ce40" office:value-type="float" office:value="979.841211" calcext:value-type="float">
            <text:p>979.8 </text:p>
          </table:table-cell>
          <table:table-cell table:style-name="ce46" office:value-type="float" office:value="69.476" calcext:value-type="float">
            <text:p>69.48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0.979" calcext:value-type="float">
            <text:p>21.0 </text:p>
          </table:table-cell>
          <table:table-cell table:style-name="ce16" office:value-type="float" office:value="159.91491" calcext:value-type="float">
            <text:p>159.9 </text:p>
            <draw:polygon table:end-cell-address="Page6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3.863075" calcext:value-type="float">
            <text:p>23.9 </text:p>
          </table:table-cell>
          <table:table-cell table:style-name="ce28" office:value-type="float" office:value="183.777985" calcext:value-type="float">
            <text:p>183.8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59.91491" calcext:value-type="float">
            <text:p>159.9 </text:p>
          </table:table-cell>
          <table:table-cell table:style-name="ce40" office:value-type="float" office:value="574.4982" calcext:value-type="float">
            <text:p>574.5 </text:p>
          </table:table-cell>
          <table:table-cell table:style-name="ce40" office:value-type="float" office:value="734.41311" calcext:value-type="float">
            <text:p>734.4 </text:p>
          </table:table-cell>
          <table:table-cell table:style-name="ce46" office:value-type="float" office:value="21.7745" calcext:value-type="float">
            <text:p>21.77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628.7" calcext:value-type="float">
            <text:p>628.7 </text:p>
          </table:table-cell>
          <table:table-cell table:style-name="ce16" office:value-type="float" office:value="400.914" calcext:value-type="float">
            <text:p>400.9 </text:p>
          </table:table-cell>
          <table:table-cell table:style-name="ce16" office:value-type="float" office:value="3205.955867" calcext:value-type="float">
            <text:p>3,206.0 </text:p>
          </table:table-cell>
          <table:table-cell table:style-name="ce16" office:value-type="float" office:value="306.05024" calcext:value-type="float">
            <text:p>306.1 </text:p>
          </table:table-cell>
          <table:table-cell table:style-name="ce28" office:value-type="float" office:value="3512.006107" calcext:value-type="float">
            <text:p>3,512.0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3205.955867" calcext:value-type="float">
            <text:p>3,206.0 </text:p>
          </table:table-cell>
          <table:table-cell table:style-name="ce40" office:value-type="float" office:value="2476.127504" calcext:value-type="float">
            <text:p>2,476.1 </text:p>
          </table:table-cell>
          <table:table-cell table:style-name="ce40" office:value-type="float" office:value="5682.083371" calcext:value-type="float">
            <text:p>5,682.1 </text:p>
          </table:table-cell>
          <table:table-cell table:style-name="ce46" office:value-type="float" office:value="56.4222" calcext:value-type="float">
            <text:p>56.42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54.242" calcext:value-type="float">
            <text:p>54.2 </text:p>
          </table:table-cell>
          <table:table-cell table:style-name="ce16" office:value-type="float" office:value="433.428369" calcext:value-type="float">
            <text:p>433.4 </text:p>
          </table:table-cell>
          <table:table-cell table:style-name="ce16" office:value-type="float" office:value="41.727924" calcext:value-type="float">
            <text:p>41.7 </text:p>
          </table:table-cell>
          <table:table-cell table:style-name="ce28" office:value-type="float" office:value="475.156293" calcext:value-type="float">
            <text:p>475.2 </text:p>
          </table:table-cell>
          <table:table-cell table:style-name="ce36" office:value-type="float" office:value="64.7753" calcext:value-type="float">
            <text:p>64.8 </text:p>
          </table:table-cell>
          <table:table-cell table:style-name="ce40" office:value-type="float" office:value="368.653069" calcext:value-type="float">
            <text:p>368.7 </text:p>
          </table:table-cell>
          <table:table-cell table:style-name="ce40" office:value-type="float" office:value="215.312" calcext:value-type="float">
            <text:p>215.3 </text:p>
          </table:table-cell>
          <table:table-cell table:style-name="ce40" office:value-type="float" office:value="583.965069" calcext:value-type="float">
            <text:p>584.0 </text:p>
          </table:table-cell>
          <table:table-cell table:style-name="ce46" office:value-type="float" office:value="63.1293" calcext:value-type="float">
            <text:p>63.13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6.072" calcext:value-type="float">
            <text:p>636.1 </text:p>
          </table:table-cell>
          <table:table-cell table:style-name="ce16" office:value-type="float" office:value="350.531" calcext:value-type="float">
            <text:p>350.5 </text:p>
          </table:table-cell>
          <table:table-cell table:style-name="ce16" office:value-type="float" office:value="2383.947028" calcext:value-type="float">
            <text:p>2,383.9 </text:p>
          </table:table-cell>
          <table:table-cell table:style-name="ce16" office:value-type="float" office:value="686.701841" calcext:value-type="float">
            <text:p>686.7 </text:p>
          </table:table-cell>
          <table:table-cell table:style-name="ce28" office:value-type="float" office:value="3070.648869" calcext:value-type="float">
            <text:p>3,070.6 </text:p>
          </table:table-cell>
          <table:table-cell table:style-name="ce36" office:value-type="float" office:value="2356.690706" calcext:value-type="float">
            <text:p>2,356.7 </text:p>
          </table:table-cell>
          <table:table-cell table:style-name="ce40" office:value-type="float" office:value="27.256322" calcext:value-type="float">
            <text:p>27.3 </text:p>
          </table:table-cell>
          <table:table-cell table:style-name="ce40" office:value-type="float" office:value="44.434668" calcext:value-type="float">
            <text:p>44.4 </text:p>
          </table:table-cell>
          <table:table-cell table:style-name="ce40" office:value-type="float" office:value="71.69099" calcext:value-type="float">
            <text:p>71.7 </text:p>
          </table:table-cell>
          <table:table-cell table:style-name="ce46" office:value-type="float" office:value="38.0192" calcext:value-type="float">
            <text:p>38.02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6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6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894.008" calcext:value-type="float">
            <text:p>7,894.0 </text:p>
          </table:table-cell>
          <table:table-cell table:style-name="ce18" office:value-type="float" office:value="4635.8" calcext:value-type="float">
            <text:p>4,635.8 </text:p>
          </table:table-cell>
          <table:table-cell table:style-name="ce18" office:value-type="float" office:value="35619.694667" calcext:value-type="float">
            <text:p>35,619.7 </text:p>
          </table:table-cell>
          <table:table-cell table:style-name="ce18" office:value-type="float" office:value="4989.915594" calcext:value-type="float">
            <text:p>4,989.9 </text:p>
          </table:table-cell>
          <table:table-cell table:style-name="ce30" office:value-type="float" office:value="40609.610261" calcext:value-type="float">
            <text:p>40,609.6 </text:p>
          </table:table-cell>
          <table:table-cell table:style-name="ce38" office:value-type="float" office:value="9502.147592" calcext:value-type="float">
            <text:p>9,502.1 </text:p>
          </table:table-cell>
          <table:table-cell table:style-name="ce41" office:value-type="float" office:value="26117.547075" calcext:value-type="float">
            <text:p>26,117.5 </text:p>
          </table:table-cell>
          <table:table-cell table:style-name="ce41" office:value-type="float" office:value="9091.440356" calcext:value-type="float">
            <text:p>9,091.4 </text:p>
          </table:table-cell>
          <table:table-cell table:style-name="ce41" office:value-type="float" office:value="35208.987431" calcext:value-type="float">
            <text:p>35,209.0 </text:p>
          </table:table-cell>
          <table:table-cell table:style-name="ce47" office:value-type="float" office:value="74.1786" calcext:value-type="float">
            <text:p>74.18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6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6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7" table:style-name="ta7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60" office:value-type="string" calcext:value-type="string">
            <text:p>民國100年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1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7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7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38.6" calcext:value-type="float">
            <text:p>538.6 </text:p>
          </table:table-cell>
          <table:table-cell table:style-name="ce15" office:value-type="float" office:value="145.462" calcext:value-type="float">
            <text:p>145.5 </text:p>
          </table:table-cell>
          <table:table-cell table:style-name="ce15" office:value-type="float" office:value="1057.941541" calcext:value-type="float">
            <text:p>1,057.9 </text:p>
          </table:table-cell>
          <table:table-cell table:style-name="ce15" office:value-type="float" office:value="216.308079" calcext:value-type="float">
            <text:p>216.3 </text:p>
          </table:table-cell>
          <table:table-cell table:style-name="ce27" office:value-type="float" office:value="1274.24962" calcext:value-type="float">
            <text:p>1,274.2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1057.941541" calcext:value-type="float">
            <text:p>1,057.9 </text:p>
          </table:table-cell>
          <table:table-cell table:style-name="ce40" office:value-type="float" office:value="1490.559566" calcext:value-type="float">
            <text:p>1,490.6 </text:p>
          </table:table-cell>
          <table:table-cell table:style-name="ce40" office:value-type="float" office:value="2548.501107" calcext:value-type="float">
            <text:p>2,548.5 </text:p>
          </table:table-cell>
          <table:table-cell table:style-name="ce46" office:value-type="float" office:value="41.5123" calcext:value-type="float">
            <text:p>41.51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78.276" calcext:value-type="float">
            <text:p>278.3 </text:p>
          </table:table-cell>
          <table:table-cell table:style-name="ce16" office:value-type="float" office:value="2126.609941" calcext:value-type="float">
            <text:p>2,126.6 </text:p>
          </table:table-cell>
          <table:table-cell table:style-name="ce16" office:value-type="float" office:value="311.087273" calcext:value-type="float">
            <text:p>311.1 </text:p>
          </table:table-cell>
          <table:table-cell table:style-name="ce28" office:value-type="float" office:value="2437.697214" calcext:value-type="float">
            <text:p>2,437.7 </text:p>
          </table:table-cell>
          <table:table-cell table:style-name="ce35" office:value-type="float" office:value="406.085328" calcext:value-type="float">
            <text:p>406.1 </text:p>
          </table:table-cell>
          <table:table-cell table:style-name="ce40" office:value-type="float" office:value="1720.524613" calcext:value-type="float">
            <text:p>1,720.5 </text:p>
          </table:table-cell>
          <table:table-cell table:style-name="ce40" office:value-type="float" office:value="231.755657" calcext:value-type="float">
            <text:p>231.8 </text:p>
          </table:table-cell>
          <table:table-cell table:style-name="ce40" office:value-type="float" office:value="1952.28027" calcext:value-type="float">
            <text:p>1,952.3 </text:p>
          </table:table-cell>
          <table:table-cell table:style-name="ce46" office:value-type="float" office:value="88.129" calcext:value-type="float">
            <text:p>88.13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2849" calcext:value-type="float">
            <text:p>0.0 </text:p>
          </table:table-cell>
          <table:table-cell table:style-name="ce16" office:value-type="float" office:value="0.000188" calcext:value-type="float">
            <text:p>0.0 </text:p>
          </table:table-cell>
          <table:table-cell table:style-name="ce28" office:value-type="float" office:value="0.003037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2849" calcext:value-type="float">
            <text:p>0.0 </text:p>
          </table:table-cell>
          <table:table-cell table:style-name="ce40" office:value-type="float" office:value="11.5776" calcext:value-type="float">
            <text:p>11.6 </text:p>
          </table:table-cell>
          <table:table-cell table:style-name="ce40" office:value-type="float" office:value="11.580449" calcext:value-type="float">
            <text:p>11.6 </text:p>
          </table:table-cell>
          <table:table-cell table:style-name="ce46" office:value-type="float" office:value="0.0246" calcext:value-type="float">
            <text:p>0.02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9.65" calcext:value-type="float">
            <text:p>59.7 </text:p>
          </table:table-cell>
          <table:table-cell table:style-name="ce16" office:value-type="float" office:value="7.605" calcext:value-type="float">
            <text:p>7.6 </text:p>
          </table:table-cell>
          <table:table-cell table:style-name="ce16" office:value-type="float" office:value="58.287156" calcext:value-type="float">
            <text:p>58.3 </text:p>
          </table:table-cell>
          <table:table-cell table:style-name="ce16" office:value-type="float" office:value="8.330885" calcext:value-type="float">
            <text:p>8.3 </text:p>
          </table:table-cell>
          <table:table-cell table:style-name="ce28" office:value-type="float" office:value="66.618041" calcext:value-type="float">
            <text:p>66.6 </text:p>
          </table:table-cell>
          <table:table-cell table:style-name="ce36" office:value-type="float" office:value="0.34505" calcext:value-type="float">
            <text:p>0.3 </text:p>
          </table:table-cell>
          <table:table-cell table:style-name="ce40" office:value-type="float" office:value="57.942106" calcext:value-type="float">
            <text:p>57.9 </text:p>
          </table:table-cell>
          <table:table-cell table:style-name="ce40" office:value-type="float" office:value="103.385732" calcext:value-type="float">
            <text:p>103.4 </text:p>
          </table:table-cell>
          <table:table-cell table:style-name="ce40" office:value-type="float" office:value="161.327838" calcext:value-type="float">
            <text:p>161.3 </text:p>
          </table:table-cell>
          <table:table-cell table:style-name="ce46" office:value-type="float" office:value="35.9158" calcext:value-type="float">
            <text:p>35.92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8.52" calcext:value-type="float">
            <text:p>58.5 </text:p>
          </table:table-cell>
          <table:table-cell table:style-name="ce16" office:value-type="float" office:value="9.895" calcext:value-type="float">
            <text:p>9.9 </text:p>
          </table:table-cell>
          <table:table-cell table:style-name="ce16" office:value-type="float" office:value="74.629261" calcext:value-type="float">
            <text:p>74.6 </text:p>
          </table:table-cell>
          <table:table-cell table:style-name="ce16" office:value-type="float" office:value="12.050459" calcext:value-type="float">
            <text:p>12.1 </text:p>
          </table:table-cell>
          <table:table-cell table:style-name="ce28" office:value-type="float" office:value="86.67972" calcext:value-type="float">
            <text:p>86.7 </text:p>
          </table:table-cell>
          <table:table-cell table:style-name="ce36" office:value-type="float" office:value="0.0012" calcext:value-type="float">
            <text:p>0.0 </text:p>
          </table:table-cell>
          <table:table-cell table:style-name="ce40" office:value-type="float" office:value="74.628061" calcext:value-type="float">
            <text:p>74.6 </text:p>
          </table:table-cell>
          <table:table-cell table:style-name="ce40" office:value-type="float" office:value="150.1276" calcext:value-type="float">
            <text:p>150.1 </text:p>
          </table:table-cell>
          <table:table-cell table:style-name="ce40" office:value-type="float" office:value="224.755661" calcext:value-type="float">
            <text:p>224.8 </text:p>
          </table:table-cell>
          <table:table-cell table:style-name="ce46" office:value-type="float" office:value="33.2041" calcext:value-type="float">
            <text:p>33.20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49.181" calcext:value-type="float">
            <text:p>249.2 </text:p>
          </table:table-cell>
          <table:table-cell table:style-name="ce16" office:value-type="float" office:value="170.258" calcext:value-type="float">
            <text:p>170.3 </text:p>
          </table:table-cell>
          <table:table-cell table:style-name="ce16" office:value-type="float" office:value="1236.145889" calcext:value-type="float">
            <text:p>1,236.1 </text:p>
          </table:table-cell>
          <table:table-cell table:style-name="ce16" office:value-type="float" office:value="255.312478" calcext:value-type="float">
            <text:p>255.3 </text:p>
          </table:table-cell>
          <table:table-cell table:style-name="ce28" office:value-type="float" office:value="1491.458367" calcext:value-type="float">
            <text:p>1,491.5 </text:p>
          </table:table-cell>
          <table:table-cell table:style-name="ce35" office:value-type="float" office:value="53.81996" calcext:value-type="float">
            <text:p>53.8 </text:p>
          </table:table-cell>
          <table:table-cell table:style-name="ce40" office:value-type="float" office:value="1182.325929" calcext:value-type="float">
            <text:p>1,182.3 </text:p>
          </table:table-cell>
          <table:table-cell table:style-name="ce40" office:value-type="float" office:value="765.094593" calcext:value-type="float">
            <text:p>765.1 </text:p>
          </table:table-cell>
          <table:table-cell table:style-name="ce40" office:value-type="float" office:value="1947.420522" calcext:value-type="float">
            <text:p>1,947.4 </text:p>
          </table:table-cell>
          <table:table-cell table:style-name="ce46" office:value-type="float" office:value="60.7124" calcext:value-type="float">
            <text:p>60.71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04.006" calcext:value-type="float">
            <text:p>4,104.0 </text:p>
          </table:table-cell>
          <table:table-cell table:style-name="ce16" office:value-type="float" office:value="2515.049" calcext:value-type="float">
            <text:p>2,515.0 </text:p>
          </table:table-cell>
          <table:table-cell table:style-name="ce16" office:value-type="float" office:value="19678.865837" calcext:value-type="float">
            <text:p>19,678.9 </text:p>
          </table:table-cell>
          <table:table-cell table:style-name="ce16" office:value-type="float" office:value="2352.962286" calcext:value-type="float">
            <text:p>2,353.0 </text:p>
          </table:table-cell>
          <table:table-cell table:style-name="ce28" office:value-type="float" office:value="22031.828123" calcext:value-type="float">
            <text:p>22,031.8 </text:p>
          </table:table-cell>
          <table:table-cell table:style-name="ce36" office:value-type="float" office:value="4980.967827" calcext:value-type="float">
            <text:p>4,981.0 </text:p>
          </table:table-cell>
          <table:table-cell table:style-name="ce40" office:value-type="float" office:value="14697.89801" calcext:value-type="float">
            <text:p>14,697.9 </text:p>
          </table:table-cell>
          <table:table-cell table:style-name="ce40" office:value-type="float" office:value="1379.263178" calcext:value-type="float">
            <text:p>1,379.3 </text:p>
          </table:table-cell>
          <table:table-cell table:style-name="ce40" office:value-type="float" office:value="16077.161188" calcext:value-type="float">
            <text:p>16,077.2 </text:p>
          </table:table-cell>
          <table:table-cell table:style-name="ce46" office:value-type="float" office:value="91.421" calcext:value-type="float">
            <text:p>91.42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435.869" calcext:value-type="float">
            <text:p>435.9 </text:p>
          </table:table-cell>
          <table:table-cell table:style-name="ce16" office:value-type="float" office:value="3387.301673" calcext:value-type="float">
            <text:p>3,387.3 </text:p>
          </table:table-cell>
          <table:table-cell table:style-name="ce16" office:value-type="float" office:value="430.913695" calcext:value-type="float">
            <text:p>430.9 </text:p>
          </table:table-cell>
          <table:table-cell table:style-name="ce28" office:value-type="float" office:value="3818.215368" calcext:value-type="float">
            <text:p>3,818.2 </text:p>
          </table:table-cell>
          <table:table-cell table:style-name="ce36" office:value-type="float" office:value="1240.307223" calcext:value-type="float">
            <text:p>1,240.3 </text:p>
          </table:table-cell>
          <table:table-cell table:style-name="ce40" office:value-type="float" office:value="2146.99445" calcext:value-type="float">
            <text:p>2,147.0 </text:p>
          </table:table-cell>
          <table:table-cell table:style-name="ce40" office:value-type="float" office:value="1262.18" calcext:value-type="float">
            <text:p>1,262.2 </text:p>
          </table:table-cell>
          <table:table-cell table:style-name="ce40" office:value-type="float" office:value="3409.17445" calcext:value-type="float">
            <text:p>3,409.2 </text:p>
          </table:table-cell>
          <table:table-cell table:style-name="ce46" office:value-type="float" office:value="62.977" calcext:value-type="float">
            <text:p>62.98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10.372" calcext:value-type="float">
            <text:p>110.4 </text:p>
          </table:table-cell>
          <table:table-cell table:style-name="ce16" office:value-type="float" office:value="835.429678" calcext:value-type="float">
            <text:p>835.4 </text:p>
          </table:table-cell>
          <table:table-cell table:style-name="ce16" office:value-type="float" office:value="131.430072" calcext:value-type="float">
            <text:p>131.4 </text:p>
          </table:table-cell>
          <table:table-cell table:style-name="ce28" office:value-type="float" office:value="966.85975" calcext:value-type="float">
            <text:p>966.9 </text:p>
          </table:table-cell>
          <table:table-cell table:style-name="ce36" office:value-type="float" office:value="122.991854" calcext:value-type="float">
            <text:p>123.0 </text:p>
          </table:table-cell>
          <table:table-cell table:style-name="ce40" office:value-type="float" office:value="712.437824" calcext:value-type="float">
            <text:p>712.4 </text:p>
          </table:table-cell>
          <table:table-cell table:style-name="ce40" office:value-type="float" office:value="266.1418" calcext:value-type="float">
            <text:p>266.1 </text:p>
          </table:table-cell>
          <table:table-cell table:style-name="ce40" office:value-type="float" office:value="978.579624" calcext:value-type="float">
            <text:p>978.6 </text:p>
          </table:table-cell>
          <table:table-cell table:style-name="ce46" office:value-type="float" office:value="72.8033" calcext:value-type="float">
            <text:p>72.80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3.216" calcext:value-type="float">
            <text:p>23.2 </text:p>
          </table:table-cell>
          <table:table-cell table:style-name="ce16" office:value-type="float" office:value="177.832595" calcext:value-type="float">
            <text:p>177.8 </text:p>
            <draw:polygon table:end-cell-address="Page7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5.54111" calcext:value-type="float">
            <text:p>25.5 </text:p>
          </table:table-cell>
          <table:table-cell table:style-name="ce28" office:value-type="float" office:value="203.373705" calcext:value-type="float">
            <text:p>203.4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77.832595" calcext:value-type="float">
            <text:p>177.8 </text:p>
          </table:table-cell>
          <table:table-cell table:style-name="ce40" office:value-type="float" office:value="601.8916" calcext:value-type="float">
            <text:p>601.9 </text:p>
          </table:table-cell>
          <table:table-cell table:style-name="ce40" office:value-type="float" office:value="779.724195" calcext:value-type="float">
            <text:p>779.7 </text:p>
          </table:table-cell>
          <table:table-cell table:style-name="ce46" office:value-type="float" office:value="22.8071" calcext:value-type="float">
            <text:p>22.81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628.7" calcext:value-type="float">
            <text:p>628.7 </text:p>
          </table:table-cell>
          <table:table-cell table:style-name="ce16" office:value-type="float" office:value="438.219" calcext:value-type="float">
            <text:p>438.2 </text:p>
          </table:table-cell>
          <table:table-cell table:style-name="ce16" office:value-type="float" office:value="3430.99133" calcext:value-type="float">
            <text:p>3,431.0 </text:p>
          </table:table-cell>
          <table:table-cell table:style-name="ce16" office:value-type="float" office:value="407.807453" calcext:value-type="float">
            <text:p>407.8 </text:p>
          </table:table-cell>
          <table:table-cell table:style-name="ce28" office:value-type="float" office:value="3838.798783" calcext:value-type="float">
            <text:p>3,838.8 </text:p>
          </table:table-cell>
          <table:table-cell table:style-name="ce35" office:value-type="float" office:value="1.16222" calcext:value-type="float">
            <text:p>1.2 </text:p>
          </table:table-cell>
          <table:table-cell table:style-name="ce40" office:value-type="float" office:value="3429.82911" calcext:value-type="float">
            <text:p>3,429.8 </text:p>
          </table:table-cell>
          <table:table-cell table:style-name="ce40" office:value-type="float" office:value="3049.584548" calcext:value-type="float">
            <text:p>3,049.6 </text:p>
          </table:table-cell>
          <table:table-cell table:style-name="ce40" office:value-type="float" office:value="6479.413658" calcext:value-type="float">
            <text:p>6,479.4 </text:p>
          </table:table-cell>
          <table:table-cell table:style-name="ce46" office:value-type="float" office:value="52.9343" calcext:value-type="float">
            <text:p>52.93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49.194" calcext:value-type="float">
            <text:p>49.2 </text:p>
          </table:table-cell>
          <table:table-cell table:style-name="ce16" office:value-type="float" office:value="391.156577" calcext:value-type="float">
            <text:p>391.2 </text:p>
          </table:table-cell>
          <table:table-cell table:style-name="ce16" office:value-type="float" office:value="39.781319" calcext:value-type="float">
            <text:p>39.8 </text:p>
          </table:table-cell>
          <table:table-cell table:style-name="ce28" office:value-type="float" office:value="430.937896" calcext:value-type="float">
            <text:p>430.9 </text:p>
          </table:table-cell>
          <table:table-cell table:style-name="ce36" office:value-type="float" office:value="56.55326" calcext:value-type="float">
            <text:p>56.6 </text:p>
          </table:table-cell>
          <table:table-cell table:style-name="ce40" office:value-type="float" office:value="334.603317" calcext:value-type="float">
            <text:p>334.6 </text:p>
          </table:table-cell>
          <table:table-cell table:style-name="ce40" office:value-type="float" office:value="251.69" calcext:value-type="float">
            <text:p>251.7 </text:p>
          </table:table-cell>
          <table:table-cell table:style-name="ce40" office:value-type="float" office:value="586.293317" calcext:value-type="float">
            <text:p>586.3 </text:p>
          </table:table-cell>
          <table:table-cell table:style-name="ce46" office:value-type="float" office:value="57.071" calcext:value-type="float">
            <text:p>57.07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56.172" calcext:value-type="float">
            <text:p>356.2 </text:p>
          </table:table-cell>
          <table:table-cell table:style-name="ce16" office:value-type="float" office:value="2428.754713" calcext:value-type="float">
            <text:p>2,428.8 </text:p>
          </table:table-cell>
          <table:table-cell table:style-name="ce16" office:value-type="float" office:value="691.315951" calcext:value-type="float">
            <text:p>691.3 </text:p>
          </table:table-cell>
          <table:table-cell table:style-name="ce28" office:value-type="float" office:value="3120.070664" calcext:value-type="float">
            <text:p>3,120.1 </text:p>
          </table:table-cell>
          <table:table-cell table:style-name="ce36" office:value-type="float" office:value="2392.612906" calcext:value-type="float">
            <text:p>2,392.6 </text:p>
          </table:table-cell>
          <table:table-cell table:style-name="ce40" office:value-type="float" office:value="36.141807" calcext:value-type="float">
            <text:p>36.1 </text:p>
          </table:table-cell>
          <table:table-cell table:style-name="ce40" office:value-type="float" office:value="24.154397" calcext:value-type="float">
            <text:p>24.2 </text:p>
          </table:table-cell>
          <table:table-cell table:style-name="ce40" office:value-type="float" office:value="60.296204" calcext:value-type="float">
            <text:p>60.3 </text:p>
          </table:table-cell>
          <table:table-cell table:style-name="ce46" office:value-type="float" office:value="59.9404" calcext:value-type="float">
            <text:p>59.94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7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7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890.534" calcext:value-type="float">
            <text:p>7,890.5 </text:p>
          </table:table-cell>
          <table:table-cell table:style-name="ce18" office:value-type="float" office:value="4539.588" calcext:value-type="float">
            <text:p>4,539.6 </text:p>
          </table:table-cell>
          <table:table-cell table:style-name="ce18" office:value-type="float" office:value="34883.94904" calcext:value-type="float">
            <text:p>34,883.9 </text:p>
          </table:table-cell>
          <table:table-cell table:style-name="ce18" office:value-type="float" office:value="4882.841248" calcext:value-type="float">
            <text:p>4,882.8 </text:p>
          </table:table-cell>
          <table:table-cell table:style-name="ce30" office:value-type="float" office:value="39766.790288" calcext:value-type="float">
            <text:p>39,766.8 </text:p>
          </table:table-cell>
          <table:table-cell table:style-name="ce38" office:value-type="float" office:value="9254.846828" calcext:value-type="float">
            <text:p>9,254.8 </text:p>
          </table:table-cell>
          <table:table-cell table:style-name="ce41" office:value-type="float" office:value="25629.102212" calcext:value-type="float">
            <text:p>25,629.1 </text:p>
          </table:table-cell>
          <table:table-cell table:style-name="ce41" office:value-type="float" office:value="9587.406271" calcext:value-type="float">
            <text:p>9,587.4 </text:p>
          </table:table-cell>
          <table:table-cell table:style-name="ce41" office:value-type="float" office:value="35216.508483" calcext:value-type="float">
            <text:p>35,216.5 </text:p>
          </table:table-cell>
          <table:table-cell table:style-name="ce47" office:value-type="float" office:value="72.7758" calcext:value-type="float">
            <text:p>72.78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7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7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8" table:style-name="ta8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1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2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8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8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38.6" calcext:value-type="float">
            <text:p>538.6 </text:p>
          </table:table-cell>
          <table:table-cell table:style-name="ce15" office:value-type="float" office:value="133.398" calcext:value-type="float">
            <text:p>133.4 </text:p>
          </table:table-cell>
          <table:table-cell table:style-name="ce15" office:value-type="float" office:value="952.890688" calcext:value-type="float">
            <text:p>952.9 </text:p>
          </table:table-cell>
          <table:table-cell table:style-name="ce15" office:value-type="float" office:value="218.874223" calcext:value-type="float">
            <text:p>218.9 </text:p>
          </table:table-cell>
          <table:table-cell table:style-name="ce27" office:value-type="float" office:value="1171.764911" calcext:value-type="float">
            <text:p>1,171.8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952.890688" calcext:value-type="float">
            <text:p>952.9 </text:p>
          </table:table-cell>
          <table:table-cell table:style-name="ce40" office:value-type="float" office:value="1575.528501" calcext:value-type="float">
            <text:p>1,575.5 </text:p>
          </table:table-cell>
          <table:table-cell table:style-name="ce40" office:value-type="float" office:value="2528.419189" calcext:value-type="float">
            <text:p>2,528.4 </text:p>
          </table:table-cell>
          <table:table-cell table:style-name="ce46" office:value-type="float" office:value="37.6872" calcext:value-type="float">
            <text:p>37.69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71.24" calcext:value-type="float">
            <text:p>271.2 </text:p>
          </table:table-cell>
          <table:table-cell table:style-name="ce16" office:value-type="float" office:value="2063.824405" calcext:value-type="float">
            <text:p>2,063.8 </text:p>
          </table:table-cell>
          <table:table-cell table:style-name="ce16" office:value-type="float" office:value="318.746607" calcext:value-type="float">
            <text:p>318.7 </text:p>
          </table:table-cell>
          <table:table-cell table:style-name="ce28" office:value-type="float" office:value="2382.571012" calcext:value-type="float">
            <text:p>2,382.6 </text:p>
          </table:table-cell>
          <table:table-cell table:style-name="ce35" office:value-type="float" office:value="361.824599" calcext:value-type="float">
            <text:p>361.8 </text:p>
          </table:table-cell>
          <table:table-cell table:style-name="ce40" office:value-type="float" office:value="1701.999806" calcext:value-type="float">
            <text:p>1,702.0 </text:p>
          </table:table-cell>
          <table:table-cell table:style-name="ce40" office:value-type="float" office:value="196.736852" calcext:value-type="float">
            <text:p>196.7 </text:p>
          </table:table-cell>
          <table:table-cell table:style-name="ce40" office:value-type="float" office:value="1898.736658" calcext:value-type="float">
            <text:p>1,898.7 </text:p>
          </table:table-cell>
          <table:table-cell table:style-name="ce46" office:value-type="float" office:value="89.6385" calcext:value-type="float">
            <text:p>89.64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3162" calcext:value-type="float">
            <text:p>0.0 </text:p>
          </table:table-cell>
          <table:table-cell table:style-name="ce16" office:value-type="float" office:value="0.000204" calcext:value-type="float">
            <text:p>0.0 </text:p>
          </table:table-cell>
          <table:table-cell table:style-name="ce28" office:value-type="float" office:value="0.003366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3162" calcext:value-type="float">
            <text:p>0.0 </text:p>
          </table:table-cell>
          <table:table-cell table:style-name="ce40" office:value-type="float" office:value="10.9756" calcext:value-type="float">
            <text:p>11.0 </text:p>
          </table:table-cell>
          <table:table-cell table:style-name="ce40" office:value-type="float" office:value="10.978762" calcext:value-type="float">
            <text:p>11.0 </text:p>
          </table:table-cell>
          <table:table-cell table:style-name="ce46" office:value-type="float" office:value="0.0288" calcext:value-type="float">
            <text:p>0.03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9.65" calcext:value-type="float">
            <text:p>59.7 </text:p>
          </table:table-cell>
          <table:table-cell table:style-name="ce16" office:value-type="float" office:value="7.134" calcext:value-type="float">
            <text:p>7.1 </text:p>
          </table:table-cell>
          <table:table-cell table:style-name="ce16" office:value-type="float" office:value="55.463344" calcext:value-type="float">
            <text:p>55.5 </text:p>
          </table:table-cell>
          <table:table-cell table:style-name="ce16" office:value-type="float" office:value="7.202939" calcext:value-type="float">
            <text:p>7.2 </text:p>
          </table:table-cell>
          <table:table-cell table:style-name="ce28" office:value-type="float" office:value="62.666283" calcext:value-type="float">
            <text:p>62.7 </text:p>
          </table:table-cell>
          <table:table-cell table:style-name="ce36" office:value-type="float" office:value="0.4455" calcext:value-type="float">
            <text:p>0.4 </text:p>
          </table:table-cell>
          <table:table-cell table:style-name="ce40" office:value-type="float" office:value="55.017844" calcext:value-type="float">
            <text:p>55.0 </text:p>
          </table:table-cell>
          <table:table-cell table:style-name="ce40" office:value-type="float" office:value="101.17266" calcext:value-type="float">
            <text:p>101.2 </text:p>
          </table:table-cell>
          <table:table-cell table:style-name="ce40" office:value-type="float" office:value="156.190504" calcext:value-type="float">
            <text:p>156.2 </text:p>
          </table:table-cell>
          <table:table-cell table:style-name="ce46" office:value-type="float" office:value="35.2248" calcext:value-type="float">
            <text:p>35.22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8.52" calcext:value-type="float">
            <text:p>58.5 </text:p>
          </table:table-cell>
          <table:table-cell table:style-name="ce16" office:value-type="float" office:value="6.625" calcext:value-type="float">
            <text:p>6.6 </text:p>
          </table:table-cell>
          <table:table-cell table:style-name="ce16" office:value-type="float" office:value="48.582666" calcext:value-type="float">
            <text:p>48.6 </text:p>
          </table:table-cell>
          <table:table-cell table:style-name="ce16" office:value-type="float" office:value="9.610082" calcext:value-type="float">
            <text:p>9.6 </text:p>
          </table:table-cell>
          <table:table-cell table:style-name="ce28" office:value-type="float" office:value="58.192748" calcext:value-type="float">
            <text:p>58.2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48.582666" calcext:value-type="float">
            <text:p>48.6 </text:p>
          </table:table-cell>
          <table:table-cell table:style-name="ce40" office:value-type="float" office:value="163.4528" calcext:value-type="float">
            <text:p>163.5 </text:p>
          </table:table-cell>
          <table:table-cell table:style-name="ce40" office:value-type="float" office:value="212.035466" calcext:value-type="float">
            <text:p>212.0 </text:p>
          </table:table-cell>
          <table:table-cell table:style-name="ce46" office:value-type="float" office:value="22.9125" calcext:value-type="float">
            <text:p>22.91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78.181" calcext:value-type="float">
            <text:p>278.2 </text:p>
          </table:table-cell>
          <table:table-cell table:style-name="ce16" office:value-type="float" office:value="169.173" calcext:value-type="float">
            <text:p>169.2 </text:p>
          </table:table-cell>
          <table:table-cell table:style-name="ce16" office:value-type="float" office:value="1238.511293" calcext:value-type="float">
            <text:p>1,238.5 </text:p>
          </table:table-cell>
          <table:table-cell table:style-name="ce16" office:value-type="float" office:value="247.505647" calcext:value-type="float">
            <text:p>247.5 </text:p>
          </table:table-cell>
          <table:table-cell table:style-name="ce28" office:value-type="float" office:value="1486.01694" calcext:value-type="float">
            <text:p>1,486.0 </text:p>
          </table:table-cell>
          <table:table-cell table:style-name="ce35" office:value-type="float" office:value="49.859151" calcext:value-type="float">
            <text:p>49.9 </text:p>
          </table:table-cell>
          <table:table-cell table:style-name="ce40" office:value-type="float" office:value="1188.652142" calcext:value-type="float">
            <text:p>1,188.7 </text:p>
          </table:table-cell>
          <table:table-cell table:style-name="ce40" office:value-type="float" office:value="793.686965" calcext:value-type="float">
            <text:p>793.7 </text:p>
          </table:table-cell>
          <table:table-cell table:style-name="ce40" office:value-type="float" office:value="1982.339107" calcext:value-type="float">
            <text:p>1,982.3 </text:p>
          </table:table-cell>
          <table:table-cell table:style-name="ce46" office:value-type="float" office:value="59.9621" calcext:value-type="float">
            <text:p>59.96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08.706" calcext:value-type="float">
            <text:p>4,108.7 </text:p>
          </table:table-cell>
          <table:table-cell table:style-name="ce16" office:value-type="float" office:value="2400.417" calcext:value-type="float">
            <text:p>2,400.4 </text:p>
          </table:table-cell>
          <table:table-cell table:style-name="ce16" office:value-type="float" office:value="18781.240707" calcext:value-type="float">
            <text:p>18,781.2 </text:p>
          </table:table-cell>
          <table:table-cell table:style-name="ce16" office:value-type="float" office:value="2304.017955" calcext:value-type="float">
            <text:p>2,304.0 </text:p>
          </table:table-cell>
          <table:table-cell table:style-name="ce28" office:value-type="float" office:value="21085.258662" calcext:value-type="float">
            <text:p>21,085.3 </text:p>
          </table:table-cell>
          <table:table-cell table:style-name="ce36" office:value-type="float" office:value="3511.341748" calcext:value-type="float">
            <text:p>3,511.3 </text:p>
          </table:table-cell>
          <table:table-cell table:style-name="ce40" office:value-type="float" office:value="15269.898959" calcext:value-type="float">
            <text:p>15,269.9 </text:p>
          </table:table-cell>
          <table:table-cell table:style-name="ce40" office:value-type="float" office:value="1380.204177" calcext:value-type="float">
            <text:p>1,380.2 </text:p>
          </table:table-cell>
          <table:table-cell table:style-name="ce40" office:value-type="float" office:value="16650.103136" calcext:value-type="float">
            <text:p>16,650.1 </text:p>
          </table:table-cell>
          <table:table-cell table:style-name="ce46" office:value-type="float" office:value="91.7105" calcext:value-type="float">
            <text:p>91.71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361.506" calcext:value-type="float">
            <text:p>361.5 </text:p>
          </table:table-cell>
          <table:table-cell table:style-name="ce16" office:value-type="float" office:value="2808.765936" calcext:value-type="float">
            <text:p>2,808.8 </text:p>
          </table:table-cell>
          <table:table-cell table:style-name="ce16" office:value-type="float" office:value="366.706796" calcext:value-type="float">
            <text:p>366.7 </text:p>
          </table:table-cell>
          <table:table-cell table:style-name="ce28" office:value-type="float" office:value="3175.472732" calcext:value-type="float">
            <text:p>3,175.5 </text:p>
          </table:table-cell>
          <table:table-cell table:style-name="ce36" office:value-type="float" office:value="709.862301" calcext:value-type="float">
            <text:p>709.9 </text:p>
          </table:table-cell>
          <table:table-cell table:style-name="ce40" office:value-type="float" office:value="2098.903635" calcext:value-type="float">
            <text:p>2,098.9 </text:p>
          </table:table-cell>
          <table:table-cell table:style-name="ce40" office:value-type="float" office:value="1237.50887" calcext:value-type="float">
            <text:p>1,237.5 </text:p>
          </table:table-cell>
          <table:table-cell table:style-name="ce40" office:value-type="float" office:value="3336.412505" calcext:value-type="float">
            <text:p>3,336.4 </text:p>
          </table:table-cell>
          <table:table-cell table:style-name="ce46" office:value-type="float" office:value="62.909" calcext:value-type="float">
            <text:p>62.91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0.403" calcext:value-type="float">
            <text:p>100.4 </text:p>
          </table:table-cell>
          <table:table-cell table:style-name="ce16" office:value-type="float" office:value="756.592682" calcext:value-type="float">
            <text:p>756.6 </text:p>
          </table:table-cell>
          <table:table-cell table:style-name="ce16" office:value-type="float" office:value="125.345902" calcext:value-type="float">
            <text:p>125.3 </text:p>
          </table:table-cell>
          <table:table-cell table:style-name="ce28" office:value-type="float" office:value="881.938584" calcext:value-type="float">
            <text:p>881.9 </text:p>
          </table:table-cell>
          <table:table-cell table:style-name="ce36" office:value-type="float" office:value="123.10029" calcext:value-type="float">
            <text:p>123.1 </text:p>
          </table:table-cell>
          <table:table-cell table:style-name="ce40" office:value-type="float" office:value="633.492392" calcext:value-type="float">
            <text:p>633.5 </text:p>
          </table:table-cell>
          <table:table-cell table:style-name="ce40" office:value-type="float" office:value="299.6412" calcext:value-type="float">
            <text:p>299.6 </text:p>
          </table:table-cell>
          <table:table-cell table:style-name="ce40" office:value-type="float" office:value="933.133592" calcext:value-type="float">
            <text:p>933.1 </text:p>
          </table:table-cell>
          <table:table-cell table:style-name="ce46" office:value-type="float" office:value="67.8887" calcext:value-type="float">
            <text:p>67.89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1.118" calcext:value-type="float">
            <text:p>21.1 </text:p>
          </table:table-cell>
          <table:table-cell table:style-name="ce16" office:value-type="float" office:value="161.913095" calcext:value-type="float">
            <text:p>161.9 </text:p>
            <draw:polygon table:end-cell-address="Page8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3.588198" calcext:value-type="float">
            <text:p>23.6 </text:p>
          </table:table-cell>
          <table:table-cell table:style-name="ce28" office:value-type="float" office:value="185.501293" calcext:value-type="float">
            <text:p>185.5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61.913095" calcext:value-type="float">
            <text:p>161.9 </text:p>
          </table:table-cell>
          <table:table-cell table:style-name="ce40" office:value-type="float" office:value="543.6236" calcext:value-type="float">
            <text:p>543.6 </text:p>
          </table:table-cell>
          <table:table-cell table:style-name="ce40" office:value-type="float" office:value="705.536695" calcext:value-type="float">
            <text:p>705.5 </text:p>
          </table:table-cell>
          <table:table-cell table:style-name="ce46" office:value-type="float" office:value="22.9489" calcext:value-type="float">
            <text:p>22.95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628.7" calcext:value-type="float">
            <text:p>628.7 </text:p>
          </table:table-cell>
          <table:table-cell table:style-name="ce16" office:value-type="float" office:value="402.156" calcext:value-type="float">
            <text:p>402.2 </text:p>
          </table:table-cell>
          <table:table-cell table:style-name="ce16" office:value-type="float" office:value="3119.612521" calcext:value-type="float">
            <text:p>3,119.6 </text:p>
          </table:table-cell>
          <table:table-cell table:style-name="ce16" office:value-type="float" office:value="412.922923" calcext:value-type="float">
            <text:p>412.9 </text:p>
          </table:table-cell>
          <table:table-cell table:style-name="ce28" office:value-type="float" office:value="3532.535444" calcext:value-type="float">
            <text:p>3,532.5 </text:p>
          </table:table-cell>
          <table:table-cell table:style-name="ce35" office:value-type="float" office:value="9.013986" calcext:value-type="float">
            <text:p>9.0 </text:p>
          </table:table-cell>
          <table:table-cell table:style-name="ce40" office:value-type="float" office:value="3110.598535" calcext:value-type="float">
            <text:p>3,110.6 </text:p>
          </table:table-cell>
          <table:table-cell table:style-name="ce40" office:value-type="float" office:value="3132.099063" calcext:value-type="float">
            <text:p>3,132.1 </text:p>
          </table:table-cell>
          <table:table-cell table:style-name="ce40" office:value-type="float" office:value="6242.697598" calcext:value-type="float">
            <text:p>6,242.7 </text:p>
          </table:table-cell>
          <table:table-cell table:style-name="ce46" office:value-type="float" office:value="49.8278" calcext:value-type="float">
            <text:p>49.83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33.281" calcext:value-type="float">
            <text:p>33.3 </text:p>
          </table:table-cell>
          <table:table-cell table:style-name="ce16" office:value-type="float" office:value="260.419185" calcext:value-type="float">
            <text:p>260.4 </text:p>
          </table:table-cell>
          <table:table-cell table:style-name="ce16" office:value-type="float" office:value="31.91708" calcext:value-type="float">
            <text:p>31.9 </text:p>
          </table:table-cell>
          <table:table-cell table:style-name="ce28" office:value-type="float" office:value="292.336265" calcext:value-type="float">
            <text:p>292.3 </text:p>
          </table:table-cell>
          <table:table-cell table:style-name="ce36" office:value-type="float" office:value="70.6192" calcext:value-type="float">
            <text:p>70.6 </text:p>
          </table:table-cell>
          <table:table-cell table:style-name="ce40" office:value-type="float" office:value="189.799985" calcext:value-type="float">
            <text:p>189.8 </text:p>
          </table:table-cell>
          <table:table-cell table:style-name="ce40" office:value-type="float" office:value="357.71058" calcext:value-type="float">
            <text:p>357.7 </text:p>
          </table:table-cell>
          <table:table-cell table:style-name="ce40" office:value-type="float" office:value="547.510565" calcext:value-type="float">
            <text:p>547.5 </text:p>
          </table:table-cell>
          <table:table-cell table:style-name="ce46" office:value-type="float" office:value="34.666" calcext:value-type="float">
            <text:p>34.67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53.298" calcext:value-type="float">
            <text:p>353.3 </text:p>
          </table:table-cell>
          <table:table-cell table:style-name="ce16" office:value-type="float" office:value="2418.311848" calcext:value-type="float">
            <text:p>2,418.3 </text:p>
          </table:table-cell>
          <table:table-cell table:style-name="ce16" office:value-type="float" office:value="685.054206" calcext:value-type="float">
            <text:p>685.1 </text:p>
          </table:table-cell>
          <table:table-cell table:style-name="ce28" office:value-type="float" office:value="3103.366054" calcext:value-type="float">
            <text:p>3,103.4 </text:p>
          </table:table-cell>
          <table:table-cell table:style-name="ce36" office:value-type="float" office:value="2373.256535" calcext:value-type="float">
            <text:p>2,373.3 </text:p>
          </table:table-cell>
          <table:table-cell table:style-name="ce40" office:value-type="float" office:value="45.055313" calcext:value-type="float">
            <text:p>45.1 </text:p>
          </table:table-cell>
          <table:table-cell table:style-name="ce40" office:value-type="float" office:value="41.34692" calcext:value-type="float">
            <text:p>41.3 </text:p>
          </table:table-cell>
          <table:table-cell table:style-name="ce40" office:value-type="float" office:value="86.402233" calcext:value-type="float">
            <text:p>86.4 </text:p>
          </table:table-cell>
          <table:table-cell table:style-name="ce46" office:value-type="float" office:value="52.146" calcext:value-type="float">
            <text:p>52.15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8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8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924.234" calcext:value-type="float">
            <text:p>7,924.2 </text:p>
          </table:table-cell>
          <table:table-cell table:style-name="ce18" office:value-type="float" office:value="4259.748" calcext:value-type="float">
            <text:p>4,259.7 </text:p>
          </table:table-cell>
          <table:table-cell table:style-name="ce18" office:value-type="float" office:value="32666.131532" calcext:value-type="float">
            <text:p>32,666.1 </text:p>
          </table:table-cell>
          <table:table-cell table:style-name="ce18" office:value-type="float" office:value="4751.492762" calcext:value-type="float">
            <text:p>4,751.5 </text:p>
          </table:table-cell>
          <table:table-cell table:style-name="ce30" office:value-type="float" office:value="37417.624294" calcext:value-type="float">
            <text:p>37,417.6 </text:p>
          </table:table-cell>
          <table:table-cell table:style-name="ce38" office:value-type="float" office:value="7209.32331" calcext:value-type="float">
            <text:p>7,209.3 </text:p>
          </table:table-cell>
          <table:table-cell table:style-name="ce41" office:value-type="float" office:value="25456.808222" calcext:value-type="float">
            <text:p>25,456.8 </text:p>
          </table:table-cell>
          <table:table-cell table:style-name="ce41" office:value-type="float" office:value="9833.687788" calcext:value-type="float">
            <text:p>9,833.7 </text:p>
          </table:table-cell>
          <table:table-cell table:style-name="ce41" office:value-type="float" office:value="35290.49601" calcext:value-type="float">
            <text:p>35,290.5 </text:p>
          </table:table-cell>
          <table:table-cell table:style-name="ce47" office:value-type="float" office:value="72.135" calcext:value-type="float">
            <text:p>72.14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8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8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9" table:style-name="ta9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2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3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9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9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45.13" calcext:value-type="float">
            <text:p>545.1 </text:p>
          </table:table-cell>
          <table:table-cell table:style-name="ce15" office:value-type="float" office:value="117.902" calcext:value-type="float">
            <text:p>117.9 </text:p>
          </table:table-cell>
          <table:table-cell table:style-name="ce15" office:value-type="float" office:value="842.71463" calcext:value-type="float">
            <text:p>842.7 </text:p>
          </table:table-cell>
          <table:table-cell table:style-name="ce15" office:value-type="float" office:value="190.111235" calcext:value-type="float">
            <text:p>190.1 </text:p>
          </table:table-cell>
          <table:table-cell table:style-name="ce27" office:value-type="float" office:value="1032.825865" calcext:value-type="float">
            <text:p>1,032.8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842.71463" calcext:value-type="float">
            <text:p>842.7 </text:p>
          </table:table-cell>
          <table:table-cell table:style-name="ce40" office:value-type="float" office:value="1603.562823" calcext:value-type="float">
            <text:p>1,603.6 </text:p>
          </table:table-cell>
          <table:table-cell table:style-name="ce40" office:value-type="float" office:value="2446.277453" calcext:value-type="float">
            <text:p>2,446.3 </text:p>
          </table:table-cell>
          <table:table-cell table:style-name="ce46" office:value-type="float" office:value="34.4489" calcext:value-type="float">
            <text:p>34.45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249.963" calcext:value-type="float">
            <text:p>250.0 </text:p>
          </table:table-cell>
          <table:table-cell table:style-name="ce16" office:value-type="float" office:value="1890.355033" calcext:value-type="float">
            <text:p>1,890.4 </text:p>
          </table:table-cell>
          <table:table-cell table:style-name="ce16" office:value-type="float" office:value="299.318658" calcext:value-type="float">
            <text:p>299.3 </text:p>
          </table:table-cell>
          <table:table-cell table:style-name="ce28" office:value-type="float" office:value="2189.673691" calcext:value-type="float">
            <text:p>2,189.7 </text:p>
          </table:table-cell>
          <table:table-cell table:style-name="ce35" office:value-type="float" office:value="345.526946" calcext:value-type="float">
            <text:p>345.5 </text:p>
          </table:table-cell>
          <table:table-cell table:style-name="ce40" office:value-type="float" office:value="1544.828087" calcext:value-type="float">
            <text:p>1,544.8 </text:p>
          </table:table-cell>
          <table:table-cell table:style-name="ce40" office:value-type="float" office:value="156.458532" calcext:value-type="float">
            <text:p>156.5 </text:p>
          </table:table-cell>
          <table:table-cell table:style-name="ce40" office:value-type="float" office:value="1701.286619" calcext:value-type="float">
            <text:p>1,701.3 </text:p>
          </table:table-cell>
          <table:table-cell table:style-name="ce46" office:value-type="float" office:value="90.8035" calcext:value-type="float">
            <text:p>90.80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2972" calcext:value-type="float">
            <text:p>0.0 </text:p>
          </table:table-cell>
          <table:table-cell table:style-name="ce16" office:value-type="float" office:value="0.000196" calcext:value-type="float">
            <text:p>0.0 </text:p>
          </table:table-cell>
          <table:table-cell table:style-name="ce28" office:value-type="float" office:value="0.003168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2972" calcext:value-type="float">
            <text:p>0.0 </text:p>
          </table:table-cell>
          <table:table-cell table:style-name="ce40" office:value-type="float" office:value="11.0584" calcext:value-type="float">
            <text:p>11.1 </text:p>
          </table:table-cell>
          <table:table-cell table:style-name="ce40" office:value-type="float" office:value="11.061372" calcext:value-type="float">
            <text:p>11.1 </text:p>
          </table:table-cell>
          <table:table-cell table:style-name="ce46" office:value-type="float" office:value="0.0269" calcext:value-type="float">
            <text:p>0.03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9.65" calcext:value-type="float">
            <text:p>59.7 </text:p>
          </table:table-cell>
          <table:table-cell table:style-name="ce16" office:value-type="float" office:value="7.262" calcext:value-type="float">
            <text:p>7.3 </text:p>
          </table:table-cell>
          <table:table-cell table:style-name="ce16" office:value-type="float" office:value="56.674763" calcext:value-type="float">
            <text:p>56.7 </text:p>
          </table:table-cell>
          <table:table-cell table:style-name="ce16" office:value-type="float" office:value="6.939569" calcext:value-type="float">
            <text:p>6.9 </text:p>
          </table:table-cell>
          <table:table-cell table:style-name="ce28" office:value-type="float" office:value="63.614332" calcext:value-type="float">
            <text:p>63.6 </text:p>
          </table:table-cell>
          <table:table-cell table:style-name="ce36" office:value-type="float" office:value="0.4486" calcext:value-type="float">
            <text:p>0.4 </text:p>
          </table:table-cell>
          <table:table-cell table:style-name="ce40" office:value-type="float" office:value="56.226163" calcext:value-type="float">
            <text:p>56.2 </text:p>
          </table:table-cell>
          <table:table-cell table:style-name="ce40" office:value-type="float" office:value="109.335886" calcext:value-type="float">
            <text:p>109.3 </text:p>
          </table:table-cell>
          <table:table-cell table:style-name="ce40" office:value-type="float" office:value="165.562049" calcext:value-type="float">
            <text:p>165.6 </text:p>
          </table:table-cell>
          <table:table-cell table:style-name="ce46" office:value-type="float" office:value="33.9608" calcext:value-type="float">
            <text:p>33.96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8.52" calcext:value-type="float">
            <text:p>58.5 </text:p>
          </table:table-cell>
          <table:table-cell table:number-columns-repeated="3" table:style-name="ce16" office:value-type="float" office:value="0" calcext:value-type="float">
            <text:p>0.0 </text:p>
          </table:table-cell>
          <table:table-cell table:style-name="ce28" office:value-type="float" office:value="0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" calcext:value-type="float">
            <text:p>0.0 </text:p>
          </table:table-cell>
          <table:table-cell table:number-columns-repeated="2" table:style-name="ce40" office:value-type="float" office:value="218.4874" calcext:value-type="float">
            <text:p>218.5 </text:p>
          </table:table-cell>
          <table:table-cell table:style-name="ce46" office:value-type="float" office:value="0" calcext:value-type="float">
            <text:p>0.00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78.181" calcext:value-type="float">
            <text:p>278.2 </text:p>
          </table:table-cell>
          <table:table-cell table:style-name="ce16" office:value-type="float" office:value="176.625" calcext:value-type="float">
            <text:p>176.6 </text:p>
          </table:table-cell>
          <table:table-cell table:style-name="ce16" office:value-type="float" office:value="1294.035672" calcext:value-type="float">
            <text:p>1,294.0 </text:p>
          </table:table-cell>
          <table:table-cell table:style-name="ce16" office:value-type="float" office:value="253.203358" calcext:value-type="float">
            <text:p>253.2 </text:p>
          </table:table-cell>
          <table:table-cell table:style-name="ce28" office:value-type="float" office:value="1547.23903" calcext:value-type="float">
            <text:p>1,547.2 </text:p>
          </table:table-cell>
          <table:table-cell table:style-name="ce35" office:value-type="float" office:value="87.398538" calcext:value-type="float">
            <text:p>87.4 </text:p>
          </table:table-cell>
          <table:table-cell table:style-name="ce40" office:value-type="float" office:value="1206.637134" calcext:value-type="float">
            <text:p>1,206.6 </text:p>
          </table:table-cell>
          <table:table-cell table:style-name="ce40" office:value-type="float" office:value="650.297025" calcext:value-type="float">
            <text:p>650.3 </text:p>
          </table:table-cell>
          <table:table-cell table:style-name="ce40" office:value-type="float" office:value="1856.934159" calcext:value-type="float">
            <text:p>1,856.9 </text:p>
          </table:table-cell>
          <table:table-cell table:style-name="ce46" office:value-type="float" office:value="64.9801" calcext:value-type="float">
            <text:p>64.98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51.756" calcext:value-type="float">
            <text:p>4,151.8 </text:p>
          </table:table-cell>
          <table:table-cell table:style-name="ce16" office:value-type="float" office:value="2706.011" calcext:value-type="float">
            <text:p>2,706.0 </text:p>
          </table:table-cell>
          <table:table-cell table:style-name="ce16" office:value-type="float" office:value="21464.739408" calcext:value-type="float">
            <text:p>21,464.7 </text:p>
          </table:table-cell>
          <table:table-cell table:style-name="ce16" office:value-type="float" office:value="2239.920226" calcext:value-type="float">
            <text:p>2,239.9 </text:p>
          </table:table-cell>
          <table:table-cell table:style-name="ce28" office:value-type="float" office:value="23704.659634" calcext:value-type="float">
            <text:p>23,704.7 </text:p>
          </table:table-cell>
          <table:table-cell table:style-name="ce36" office:value-type="float" office:value="5530.227805" calcext:value-type="float">
            <text:p>5,530.2 </text:p>
          </table:table-cell>
          <table:table-cell table:style-name="ce40" office:value-type="float" office:value="15934.511603" calcext:value-type="float">
            <text:p>15,934.5 </text:p>
          </table:table-cell>
          <table:table-cell table:style-name="ce40" office:value-type="float" office:value="997.624882" calcext:value-type="float">
            <text:p>997.6 </text:p>
          </table:table-cell>
          <table:table-cell table:style-name="ce40" office:value-type="float" office:value="16932.136485" calcext:value-type="float">
            <text:p>16,932.1 </text:p>
          </table:table-cell>
          <table:table-cell table:style-name="ce46" office:value-type="float" office:value="94.1081" calcext:value-type="float">
            <text:p>94.11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404.738" calcext:value-type="float">
            <text:p>404.7 </text:p>
          </table:table-cell>
          <table:table-cell table:style-name="ce16" office:value-type="float" office:value="3171.969474" calcext:value-type="float">
            <text:p>3,172.0 </text:p>
          </table:table-cell>
          <table:table-cell table:style-name="ce16" office:value-type="float" office:value="373.53117" calcext:value-type="float">
            <text:p>373.5 </text:p>
          </table:table-cell>
          <table:table-cell table:style-name="ce28" office:value-type="float" office:value="3545.500644" calcext:value-type="float">
            <text:p>3,545.5 </text:p>
          </table:table-cell>
          <table:table-cell table:style-name="ce36" office:value-type="float" office:value="1038.468078" calcext:value-type="float">
            <text:p>1,038.5 </text:p>
          </table:table-cell>
          <table:table-cell table:style-name="ce40" office:value-type="float" office:value="2133.501396" calcext:value-type="float">
            <text:p>2,133.5 </text:p>
          </table:table-cell>
          <table:table-cell table:style-name="ce40" office:value-type="float" office:value="1531.445181" calcext:value-type="float">
            <text:p>1,531.4 </text:p>
          </table:table-cell>
          <table:table-cell table:style-name="ce40" office:value-type="float" office:value="3664.946577" calcext:value-type="float">
            <text:p>3,664.9 </text:p>
          </table:table-cell>
          <table:table-cell table:style-name="ce46" office:value-type="float" office:value="58.2137" calcext:value-type="float">
            <text:p>58.21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4.972" calcext:value-type="float">
            <text:p>105.0 </text:p>
          </table:table-cell>
          <table:table-cell table:style-name="ce16" office:value-type="float" office:value="790.59318" calcext:value-type="float">
            <text:p>790.6 </text:p>
          </table:table-cell>
          <table:table-cell table:style-name="ce16" office:value-type="float" office:value="128.957996" calcext:value-type="float">
            <text:p>129.0 </text:p>
          </table:table-cell>
          <table:table-cell table:style-name="ce28" office:value-type="float" office:value="919.551176" calcext:value-type="float">
            <text:p>919.6 </text:p>
          </table:table-cell>
          <table:table-cell table:style-name="ce36" office:value-type="float" office:value="121.11093" calcext:value-type="float">
            <text:p>121.1 </text:p>
          </table:table-cell>
          <table:table-cell table:style-name="ce40" office:value-type="float" office:value="669.48225" calcext:value-type="float">
            <text:p>669.5 </text:p>
          </table:table-cell>
          <table:table-cell table:style-name="ce40" office:value-type="float" office:value="272.4781" calcext:value-type="float">
            <text:p>272.5 </text:p>
          </table:table-cell>
          <table:table-cell table:style-name="ce40" office:value-type="float" office:value="941.96035" calcext:value-type="float">
            <text:p>942.0 </text:p>
          </table:table-cell>
          <table:table-cell table:style-name="ce46" office:value-type="float" office:value="71.0733" calcext:value-type="float">
            <text:p>71.07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1.014" calcext:value-type="float">
            <text:p>21.0 </text:p>
          </table:table-cell>
          <table:table-cell table:style-name="ce16" office:value-type="float" office:value="160.57753" calcext:value-type="float">
            <text:p>160.6 </text:p>
            <draw:polygon table:end-cell-address="Page9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3.503622" calcext:value-type="float">
            <text:p>23.5 </text:p>
          </table:table-cell>
          <table:table-cell table:style-name="ce28" office:value-type="float" office:value="184.081152" calcext:value-type="float">
            <text:p>184.1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60.57753" calcext:value-type="float">
            <text:p>160.6 </text:p>
          </table:table-cell>
          <table:table-cell table:style-name="ce40" office:value-type="float" office:value="594.8928" calcext:value-type="float">
            <text:p>594.9 </text:p>
          </table:table-cell>
          <table:table-cell table:style-name="ce40" office:value-type="float" office:value="755.47033" calcext:value-type="float">
            <text:p>755.5 </text:p>
          </table:table-cell>
          <table:table-cell table:style-name="ce46" office:value-type="float" office:value="21.2553" calcext:value-type="float">
            <text:p>21.26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764.2" calcext:value-type="float">
            <text:p>764.2 </text:p>
          </table:table-cell>
          <table:table-cell table:style-name="ce16" office:value-type="float" office:value="407.423" calcext:value-type="float">
            <text:p>407.4 </text:p>
          </table:table-cell>
          <table:table-cell table:style-name="ce16" office:value-type="float" office:value="3214.360661" calcext:value-type="float">
            <text:p>3,214.4 </text:p>
          </table:table-cell>
          <table:table-cell table:style-name="ce16" office:value-type="float" office:value="354.666227" calcext:value-type="float">
            <text:p>354.7 </text:p>
          </table:table-cell>
          <table:table-cell table:style-name="ce28" office:value-type="float" office:value="3569.026888" calcext:value-type="float">
            <text:p>3,569.0 </text:p>
          </table:table-cell>
          <table:table-cell table:style-name="ce35" office:value-type="float" office:value="41.80655" calcext:value-type="float">
            <text:p>41.8 </text:p>
          </table:table-cell>
          <table:table-cell table:style-name="ce40" office:value-type="float" office:value="3172.554111" calcext:value-type="float">
            <text:p>3,172.6 </text:p>
          </table:table-cell>
          <table:table-cell table:style-name="ce40" office:value-type="float" office:value="2850.224318" calcext:value-type="float">
            <text:p>2,850.2 </text:p>
          </table:table-cell>
          <table:table-cell table:style-name="ce40" office:value-type="float" office:value="6022.778429" calcext:value-type="float">
            <text:p>6,022.8 </text:p>
          </table:table-cell>
          <table:table-cell table:style-name="ce46" office:value-type="float" office:value="52.6759" calcext:value-type="float">
            <text:p>52.68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51.95" calcext:value-type="float">
            <text:p>152.0 </text:p>
          </table:table-cell>
          <table:table-cell table:style-name="ce16" office:value-type="float" office:value="35.965" calcext:value-type="float">
            <text:p>36.0 </text:p>
          </table:table-cell>
          <table:table-cell table:style-name="ce16" office:value-type="float" office:value="277.097701" calcext:value-type="float">
            <text:p>277.1 </text:p>
          </table:table-cell>
          <table:table-cell table:style-name="ce16" office:value-type="float" office:value="37.953315" calcext:value-type="float">
            <text:p>38.0 </text:p>
          </table:table-cell>
          <table:table-cell table:style-name="ce28" office:value-type="float" office:value="315.051016" calcext:value-type="float">
            <text:p>315.1 </text:p>
          </table:table-cell>
          <table:table-cell table:style-name="ce36" office:value-type="float" office:value="102.42439" calcext:value-type="float">
            <text:p>102.4 </text:p>
          </table:table-cell>
          <table:table-cell table:style-name="ce40" office:value-type="float" office:value="174.673311" calcext:value-type="float">
            <text:p>174.7 </text:p>
          </table:table-cell>
          <table:table-cell table:style-name="ce40" office:value-type="float" office:value="268.764503" calcext:value-type="float">
            <text:p>268.8 </text:p>
          </table:table-cell>
          <table:table-cell table:style-name="ce40" office:value-type="float" office:value="443.437814" calcext:value-type="float">
            <text:p>443.4 </text:p>
          </table:table-cell>
          <table:table-cell table:style-name="ce46" office:value-type="float" office:value="39.3907" calcext:value-type="float">
            <text:p>39.39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60.877" calcext:value-type="float">
            <text:p>360.9 </text:p>
          </table:table-cell>
          <table:table-cell table:style-name="ce16" office:value-type="float" office:value="2463.833286" calcext:value-type="float">
            <text:p>2,463.8 </text:p>
          </table:table-cell>
          <table:table-cell table:style-name="ce16" office:value-type="float" office:value="697.44666" calcext:value-type="float">
            <text:p>697.4 </text:p>
          </table:table-cell>
          <table:table-cell table:style-name="ce28" office:value-type="float" office:value="3161.279946" calcext:value-type="float">
            <text:p>3,161.3 </text:p>
          </table:table-cell>
          <table:table-cell table:style-name="ce36" office:value-type="float" office:value="2430.462116" calcext:value-type="float">
            <text:p>2,430.5 </text:p>
          </table:table-cell>
          <table:table-cell table:style-name="ce40" office:value-type="float" office:value="33.37117" calcext:value-type="float">
            <text:p>33.4 </text:p>
          </table:table-cell>
          <table:table-cell table:style-name="ce40" office:value-type="float" office:value="36.53576" calcext:value-type="float">
            <text:p>36.5 </text:p>
          </table:table-cell>
          <table:table-cell table:style-name="ce40" office:value-type="float" office:value="69.90693" calcext:value-type="float">
            <text:p>69.9 </text:p>
          </table:table-cell>
          <table:table-cell table:style-name="ce46" office:value-type="float" office:value="47.7366" calcext:value-type="float">
            <text:p>47.74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9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9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8109.314" calcext:value-type="float">
            <text:p>8,109.3 </text:p>
          </table:table-cell>
          <table:table-cell table:style-name="ce18" office:value-type="float" office:value="4592.752" calcext:value-type="float">
            <text:p>4,592.8 </text:p>
          </table:table-cell>
          <table:table-cell table:style-name="ce18" office:value-type="float" office:value="35626.95431" calcext:value-type="float">
            <text:p>35,627.0 </text:p>
          </table:table-cell>
          <table:table-cell table:style-name="ce18" office:value-type="float" office:value="4605.552232" calcext:value-type="float">
            <text:p>4,605.6 </text:p>
          </table:table-cell>
          <table:table-cell table:style-name="ce30" office:value-type="float" office:value="40232.506542" calcext:value-type="float">
            <text:p>40,232.5 </text:p>
          </table:table-cell>
          <table:table-cell table:style-name="ce38" office:value-type="float" office:value="9697.873953" calcext:value-type="float">
            <text:p>9,697.9 </text:p>
          </table:table-cell>
          <table:table-cell table:style-name="ce41" office:value-type="float" office:value="25929.080357" calcext:value-type="float">
            <text:p>25,929.1 </text:p>
          </table:table-cell>
          <table:table-cell table:style-name="ce41" office:value-type="float" office:value="9301.16561" calcext:value-type="float">
            <text:p>9,301.2 </text:p>
          </table:table-cell>
          <table:table-cell table:style-name="ce41" office:value-type="float" office:value="35230.245967" calcext:value-type="float">
            <text:p>35,230.2 </text:p>
          </table:table-cell>
          <table:table-cell table:style-name="ce47" office:value-type="float" office:value="73.5989" calcext:value-type="float">
            <text:p>73.60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9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9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0" table:style-name="ta10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3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4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0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0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45.13" calcext:value-type="float">
            <text:p>545.1 </text:p>
          </table:table-cell>
          <table:table-cell table:style-name="ce15" office:value-type="float" office:value="103.723" calcext:value-type="float">
            <text:p>103.7 </text:p>
          </table:table-cell>
          <table:table-cell table:style-name="ce15" office:value-type="float" office:value="766.785727" calcext:value-type="float">
            <text:p>766.8 </text:p>
          </table:table-cell>
          <table:table-cell table:style-name="ce15" office:value-type="float" office:value="141.827076" calcext:value-type="float">
            <text:p>141.8 </text:p>
          </table:table-cell>
          <table:table-cell table:style-name="ce27" office:value-type="float" office:value="908.612803" calcext:value-type="float">
            <text:p>908.6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766.785727" calcext:value-type="float">
            <text:p>766.8 </text:p>
          </table:table-cell>
          <table:table-cell table:style-name="ce40" office:value-type="float" office:value="1629.553264" calcext:value-type="float">
            <text:p>1,629.6 </text:p>
          </table:table-cell>
          <table:table-cell table:style-name="ce40" office:value-type="float" office:value="2396.338991" calcext:value-type="float">
            <text:p>2,396.3 </text:p>
          </table:table-cell>
          <table:table-cell table:style-name="ce46" office:value-type="float" office:value="31.9982" calcext:value-type="float">
            <text:p>32.00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301.198" calcext:value-type="float">
            <text:p>301.2 </text:p>
          </table:table-cell>
          <table:table-cell table:style-name="ce16" office:value-type="float" office:value="2292.258196" calcext:value-type="float">
            <text:p>2,292.3 </text:p>
          </table:table-cell>
          <table:table-cell table:style-name="ce16" office:value-type="float" office:value="346.234305" calcext:value-type="float">
            <text:p>346.2 </text:p>
          </table:table-cell>
          <table:table-cell table:style-name="ce28" office:value-type="float" office:value="2638.492501" calcext:value-type="float">
            <text:p>2,638.5 </text:p>
          </table:table-cell>
          <table:table-cell table:style-name="ce35" office:value-type="float" office:value="433.294674" calcext:value-type="float">
            <text:p>433.3 </text:p>
          </table:table-cell>
          <table:table-cell table:style-name="ce40" office:value-type="float" office:value="1858.963522" calcext:value-type="float">
            <text:p>1,859.0 </text:p>
          </table:table-cell>
          <table:table-cell table:style-name="ce40" office:value-type="float" office:value="62.247409" calcext:value-type="float">
            <text:p>62.2 </text:p>
          </table:table-cell>
          <table:table-cell table:style-name="ce40" office:value-type="float" office:value="1921.210931" calcext:value-type="float">
            <text:p>1,921.2 </text:p>
          </table:table-cell>
          <table:table-cell table:style-name="ce46" office:value-type="float" office:value="96.76" calcext:value-type="float">
            <text:p>96.76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3038" calcext:value-type="float">
            <text:p>0.0 </text:p>
          </table:table-cell>
          <table:table-cell table:style-name="ce16" office:value-type="float" office:value="0.000196" calcext:value-type="float">
            <text:p>0.0 </text:p>
          </table:table-cell>
          <table:table-cell table:style-name="ce28" office:value-type="float" office:value="0.003234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3038" calcext:value-type="float">
            <text:p>0.0 </text:p>
          </table:table-cell>
          <table:table-cell table:style-name="ce40" office:value-type="float" office:value="10.1056" calcext:value-type="float">
            <text:p>10.1 </text:p>
          </table:table-cell>
          <table:table-cell table:style-name="ce40" office:value-type="float" office:value="10.108638" calcext:value-type="float">
            <text:p>10.1 </text:p>
          </table:table-cell>
          <table:table-cell table:style-name="ce46" office:value-type="float" office:value="0.0301" calcext:value-type="float">
            <text:p>0.03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9.65" calcext:value-type="float">
            <text:p>59.7 </text:p>
          </table:table-cell>
          <table:table-cell table:style-name="ce16" office:value-type="float" office:value="7.897" calcext:value-type="float">
            <text:p>7.9 </text:p>
          </table:table-cell>
          <table:table-cell table:style-name="ce16" office:value-type="float" office:value="61.279858" calcext:value-type="float">
            <text:p>61.3 </text:p>
          </table:table-cell>
          <table:table-cell table:style-name="ce16" office:value-type="float" office:value="7.895048" calcext:value-type="float">
            <text:p>7.9 </text:p>
          </table:table-cell>
          <table:table-cell table:style-name="ce28" office:value-type="float" office:value="69.174906" calcext:value-type="float">
            <text:p>69.2 </text:p>
          </table:table-cell>
          <table:table-cell table:style-name="ce36" office:value-type="float" office:value="0.3456" calcext:value-type="float">
            <text:p>0.3 </text:p>
          </table:table-cell>
          <table:table-cell table:style-name="ce40" office:value-type="float" office:value="60.934258" calcext:value-type="float">
            <text:p>60.9 </text:p>
          </table:table-cell>
          <table:table-cell table:style-name="ce40" office:value-type="float" office:value="108.423856" calcext:value-type="float">
            <text:p>108.4 </text:p>
          </table:table-cell>
          <table:table-cell table:style-name="ce40" office:value-type="float" office:value="169.358114" calcext:value-type="float">
            <text:p>169.4 </text:p>
          </table:table-cell>
          <table:table-cell table:style-name="ce46" office:value-type="float" office:value="35.9795" calcext:value-type="float">
            <text:p>35.98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47.52" calcext:value-type="float">
            <text:p>47.5 </text:p>
          </table:table-cell>
          <table:table-cell table:style-name="ce16" office:value-type="float" office:value="7.946" calcext:value-type="float">
            <text:p>7.9 </text:p>
          </table:table-cell>
          <table:table-cell table:style-name="ce16" office:value-type="float" office:value="58.161532" calcext:value-type="float">
            <text:p>58.2 </text:p>
          </table:table-cell>
          <table:table-cell table:style-name="ce16" office:value-type="float" office:value="11.44868" calcext:value-type="float">
            <text:p>11.4 </text:p>
          </table:table-cell>
          <table:table-cell table:style-name="ce28" office:value-type="float" office:value="69.610212" calcext:value-type="float">
            <text:p>69.6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58.161532" calcext:value-type="float">
            <text:p>58.2 </text:p>
          </table:table-cell>
          <table:table-cell table:style-name="ce40" office:value-type="float" office:value="164.054138" calcext:value-type="float">
            <text:p>164.1 </text:p>
          </table:table-cell>
          <table:table-cell table:style-name="ce40" office:value-type="float" office:value="222.21567" calcext:value-type="float">
            <text:p>222.2 </text:p>
          </table:table-cell>
          <table:table-cell table:style-name="ce46" office:value-type="float" office:value="26.1735" calcext:value-type="float">
            <text:p>26.17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78.181" calcext:value-type="float">
            <text:p>278.2 </text:p>
          </table:table-cell>
          <table:table-cell table:style-name="ce16" office:value-type="float" office:value="196.687" calcext:value-type="float">
            <text:p>196.7 </text:p>
          </table:table-cell>
          <table:table-cell table:style-name="ce16" office:value-type="float" office:value="1410.190643" calcext:value-type="float">
            <text:p>1,410.2 </text:p>
          </table:table-cell>
          <table:table-cell table:style-name="ce16" office:value-type="float" office:value="312.783588" calcext:value-type="float">
            <text:p>312.8 </text:p>
          </table:table-cell>
          <table:table-cell table:style-name="ce28" office:value-type="float" office:value="1722.974231" calcext:value-type="float">
            <text:p>1,723.0 </text:p>
          </table:table-cell>
          <table:table-cell table:style-name="ce35" office:value-type="float" office:value="87.517831" calcext:value-type="float">
            <text:p>87.5 </text:p>
          </table:table-cell>
          <table:table-cell table:style-name="ce40" office:value-type="float" office:value="1322.672812" calcext:value-type="float">
            <text:p>1,322.7 </text:p>
          </table:table-cell>
          <table:table-cell table:style-name="ce40" office:value-type="float" office:value="638.80235" calcext:value-type="float">
            <text:p>638.8 </text:p>
          </table:table-cell>
          <table:table-cell table:style-name="ce40" office:value-type="float" office:value="1961.475162" calcext:value-type="float">
            <text:p>1,961.5 </text:p>
          </table:table-cell>
          <table:table-cell table:style-name="ce46" office:value-type="float" office:value="67.4326" calcext:value-type="float">
            <text:p>67.43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37.756" calcext:value-type="float">
            <text:p>4,137.8 </text:p>
          </table:table-cell>
          <table:table-cell table:style-name="ce16" office:value-type="float" office:value="2640.74" calcext:value-type="float">
            <text:p>2,640.7 </text:p>
          </table:table-cell>
          <table:table-cell table:style-name="ce16" office:value-type="float" office:value="21018.745175" calcext:value-type="float">
            <text:p>21,018.7 </text:p>
          </table:table-cell>
          <table:table-cell table:style-name="ce16" office:value-type="float" office:value="2114.134335" calcext:value-type="float">
            <text:p>2,114.1 </text:p>
          </table:table-cell>
          <table:table-cell table:style-name="ce28" office:value-type="float" office:value="23132.87951" calcext:value-type="float">
            <text:p>23,132.9 </text:p>
          </table:table-cell>
          <table:table-cell table:style-name="ce36" office:value-type="float" office:value="5054.292621" calcext:value-type="float">
            <text:p>5,054.3 </text:p>
          </table:table-cell>
          <table:table-cell table:style-name="ce40" office:value-type="float" office:value="15964.452554" calcext:value-type="float">
            <text:p>15,964.5 </text:p>
          </table:table-cell>
          <table:table-cell table:style-name="ce40" office:value-type="float" office:value="1027.926358" calcext:value-type="float">
            <text:p>1,027.9 </text:p>
          </table:table-cell>
          <table:table-cell table:style-name="ce40" office:value-type="float" office:value="16992.378912" calcext:value-type="float">
            <text:p>16,992.4 </text:p>
          </table:table-cell>
          <table:table-cell table:style-name="ce46" office:value-type="float" office:value="93.9507" calcext:value-type="float">
            <text:p>93.95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400.006" calcext:value-type="float">
            <text:p>400.0 </text:p>
          </table:table-cell>
          <table:table-cell table:style-name="ce16" office:value-type="float" office:value="3122.76307" calcext:value-type="float">
            <text:p>3,122.8 </text:p>
          </table:table-cell>
          <table:table-cell table:style-name="ce16" office:value-type="float" office:value="381.293731" calcext:value-type="float">
            <text:p>381.3 </text:p>
          </table:table-cell>
          <table:table-cell table:style-name="ce28" office:value-type="float" office:value="3504.056801" calcext:value-type="float">
            <text:p>3,504.1 </text:p>
          </table:table-cell>
          <table:table-cell table:style-name="ce36" office:value-type="float" office:value="1034.674962" calcext:value-type="float">
            <text:p>1,034.7 </text:p>
          </table:table-cell>
          <table:table-cell table:style-name="ce40" office:value-type="float" office:value="2088.088108" calcext:value-type="float">
            <text:p>2,088.1 </text:p>
          </table:table-cell>
          <table:table-cell table:style-name="ce40" office:value-type="float" office:value="1193.403" calcext:value-type="float">
            <text:p>1,193.4 </text:p>
          </table:table-cell>
          <table:table-cell table:style-name="ce40" office:value-type="float" office:value="3281.491108" calcext:value-type="float">
            <text:p>3,281.5 </text:p>
          </table:table-cell>
          <table:table-cell table:style-name="ce46" office:value-type="float" office:value="63.6323" calcext:value-type="float">
            <text:p>63.63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8.396" calcext:value-type="float">
            <text:p>108.4 </text:p>
          </table:table-cell>
          <table:table-cell table:style-name="ce16" office:value-type="float" office:value="819.519154" calcext:value-type="float">
            <text:p>819.5 </text:p>
          </table:table-cell>
          <table:table-cell table:style-name="ce16" office:value-type="float" office:value="130.030672" calcext:value-type="float">
            <text:p>130.0 </text:p>
          </table:table-cell>
          <table:table-cell table:style-name="ce28" office:value-type="float" office:value="949.549826" calcext:value-type="float">
            <text:p>949.5 </text:p>
          </table:table-cell>
          <table:table-cell table:style-name="ce36" office:value-type="float" office:value="132.504438" calcext:value-type="float">
            <text:p>132.5 </text:p>
          </table:table-cell>
          <table:table-cell table:style-name="ce40" office:value-type="float" office:value="687.014716" calcext:value-type="float">
            <text:p>687.0 </text:p>
          </table:table-cell>
          <table:table-cell table:style-name="ce40" office:value-type="float" office:value="288.4464" calcext:value-type="float">
            <text:p>288.4 </text:p>
          </table:table-cell>
          <table:table-cell table:style-name="ce40" office:value-type="float" office:value="975.461116" calcext:value-type="float">
            <text:p>975.5 </text:p>
          </table:table-cell>
          <table:table-cell table:style-name="ce46" office:value-type="float" office:value="70.4297" calcext:value-type="float">
            <text:p>70.43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21.457" calcext:value-type="float">
            <text:p>21.5 </text:p>
          </table:table-cell>
          <table:table-cell table:style-name="ce16" office:value-type="float" office:value="166.3351" calcext:value-type="float">
            <text:p>166.3 </text:p>
            <draw:polygon table:end-cell-address="Page10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1.625809" calcext:value-type="float">
            <text:p>21.6 </text:p>
          </table:table-cell>
          <table:table-cell table:style-name="ce28" office:value-type="float" office:value="187.960909" calcext:value-type="float">
            <text:p>188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66.3351" calcext:value-type="float">
            <text:p>166.3 </text:p>
          </table:table-cell>
          <table:table-cell table:style-name="ce40" office:value-type="float" office:value="574.706864" calcext:value-type="float">
            <text:p>574.7 </text:p>
          </table:table-cell>
          <table:table-cell table:style-name="ce40" office:value-type="float" office:value="741.041964" calcext:value-type="float">
            <text:p>741.0 </text:p>
          </table:table-cell>
          <table:table-cell table:style-name="ce46" office:value-type="float" office:value="22.4461" calcext:value-type="float">
            <text:p>22.45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764.2" calcext:value-type="float">
            <text:p>764.2 </text:p>
          </table:table-cell>
          <table:table-cell table:style-name="ce16" office:value-type="float" office:value="570.435" calcext:value-type="float">
            <text:p>570.4 </text:p>
          </table:table-cell>
          <table:table-cell table:style-name="ce16" office:value-type="float" office:value="4580.134466" calcext:value-type="float">
            <text:p>4,580.1 </text:p>
          </table:table-cell>
          <table:table-cell table:style-name="ce16" office:value-type="float" office:value="416.874221" calcext:value-type="float">
            <text:p>416.9 </text:p>
          </table:table-cell>
          <table:table-cell table:style-name="ce28" office:value-type="float" office:value="4997.008687" calcext:value-type="float">
            <text:p>4,997.0 </text:p>
          </table:table-cell>
          <table:table-cell table:style-name="ce35" office:value-type="float" office:value="99.917616" calcext:value-type="float">
            <text:p>99.9 </text:p>
          </table:table-cell>
          <table:table-cell table:style-name="ce40" office:value-type="float" office:value="4480.21685" calcext:value-type="float">
            <text:p>4,480.2 </text:p>
          </table:table-cell>
          <table:table-cell table:style-name="ce40" office:value-type="float" office:value="2507.702057" calcext:value-type="float">
            <text:p>2,507.7 </text:p>
          </table:table-cell>
          <table:table-cell table:style-name="ce40" office:value-type="float" office:value="6987.918907" calcext:value-type="float">
            <text:p>6,987.9 </text:p>
          </table:table-cell>
          <table:table-cell table:style-name="ce46" office:value-type="float" office:value="64.1137" calcext:value-type="float">
            <text:p>64.11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13.95" calcext:value-type="float">
            <text:p>114.0 </text:p>
          </table:table-cell>
          <table:table-cell table:style-name="ce16" office:value-type="float" office:value="41.509" calcext:value-type="float">
            <text:p>41.5 </text:p>
          </table:table-cell>
          <table:table-cell table:style-name="ce16" office:value-type="float" office:value="305.937886" calcext:value-type="float">
            <text:p>305.9 </text:p>
          </table:table-cell>
          <table:table-cell table:style-name="ce16" office:value-type="float" office:value="57.681061" calcext:value-type="float">
            <text:p>57.7 </text:p>
          </table:table-cell>
          <table:table-cell table:style-name="ce28" office:value-type="float" office:value="363.618947" calcext:value-type="float">
            <text:p>363.6 </text:p>
          </table:table-cell>
          <table:table-cell table:style-name="ce36" office:value-type="float" office:value="109.22618" calcext:value-type="float">
            <text:p>109.2 </text:p>
          </table:table-cell>
          <table:table-cell table:style-name="ce40" office:value-type="float" office:value="196.711706" calcext:value-type="float">
            <text:p>196.7 </text:p>
          </table:table-cell>
          <table:table-cell table:style-name="ce40" office:value-type="float" office:value="138.715472" calcext:value-type="float">
            <text:p>138.7 </text:p>
          </table:table-cell>
          <table:table-cell table:style-name="ce40" office:value-type="float" office:value="335.427178" calcext:value-type="float">
            <text:p>335.4 </text:p>
          </table:table-cell>
          <table:table-cell table:style-name="ce46" office:value-type="float" office:value="58.6451" calcext:value-type="float">
            <text:p>58.65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66.751" calcext:value-type="float">
            <text:p>366.8 </text:p>
          </table:table-cell>
          <table:table-cell table:style-name="ce16" office:value-type="float" office:value="2523.593155" calcext:value-type="float">
            <text:p>2,523.6 </text:p>
          </table:table-cell>
          <table:table-cell table:style-name="ce16" office:value-type="float" office:value="689.145868" calcext:value-type="float">
            <text:p>689.1 </text:p>
          </table:table-cell>
          <table:table-cell table:style-name="ce28" office:value-type="float" office:value="3212.739023" calcext:value-type="float">
            <text:p>3,212.7 </text:p>
          </table:table-cell>
          <table:table-cell table:style-name="ce36" office:value-type="float" office:value="2494.239489" calcext:value-type="float">
            <text:p>2,494.2 </text:p>
          </table:table-cell>
          <table:table-cell table:style-name="ce40" office:value-type="float" office:value="29.353666" calcext:value-type="float">
            <text:p>29.4 </text:p>
          </table:table-cell>
          <table:table-cell table:style-name="ce40" office:value-type="float" office:value="27.93709" calcext:value-type="float">
            <text:p>27.9 </text:p>
          </table:table-cell>
          <table:table-cell table:style-name="ce40" office:value-type="float" office:value="57.290756" calcext:value-type="float">
            <text:p>57.3 </text:p>
          </table:table-cell>
          <table:table-cell table:style-name="ce46" office:value-type="float" office:value="51.2363" calcext:value-type="float">
            <text:p>51.24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0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0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8046.314" calcext:value-type="float">
            <text:p>8,046.3 </text:p>
          </table:table-cell>
          <table:table-cell table:style-name="ce18" office:value-type="float" office:value="4766.744" calcext:value-type="float">
            <text:p>4,766.7 </text:p>
          </table:table-cell>
          <table:table-cell table:style-name="ce18" office:value-type="float" office:value="37125.707" calcext:value-type="float">
            <text:p>37,125.7 </text:p>
          </table:table-cell>
          <table:table-cell table:style-name="ce18" office:value-type="float" office:value="4630.97459" calcext:value-type="float">
            <text:p>4,631.0 </text:p>
          </table:table-cell>
          <table:table-cell table:style-name="ce30" office:value-type="float" office:value="41756.68159" calcext:value-type="float">
            <text:p>41,756.7 </text:p>
          </table:table-cell>
          <table:table-cell table:style-name="ce38" office:value-type="float" office:value="9446.013411" calcext:value-type="float">
            <text:p>9,446.0 </text:p>
          </table:table-cell>
          <table:table-cell table:style-name="ce41" office:value-type="float" office:value="27679.693589" calcext:value-type="float">
            <text:p>27,679.7 </text:p>
          </table:table-cell>
          <table:table-cell table:style-name="ce41" office:value-type="float" office:value="8372.023858" calcext:value-type="float">
            <text:p>8,372.0 </text:p>
          </table:table-cell>
          <table:table-cell table:style-name="ce41" office:value-type="float" office:value="36051.717447" calcext:value-type="float">
            <text:p>36,051.7 </text:p>
          </table:table-cell>
          <table:table-cell table:style-name="ce47" office:value-type="float" office:value="76.7777" calcext:value-type="float">
            <text:p>76.78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0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0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1" table:style-name="ta11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4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5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1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1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545.13" calcext:value-type="float">
            <text:p>545.1 </text:p>
          </table:table-cell>
          <table:table-cell table:style-name="ce15" office:value-type="float" office:value="92.882" calcext:value-type="float">
            <text:p>92.9 </text:p>
          </table:table-cell>
          <table:table-cell table:style-name="ce15" office:value-type="float" office:value="697.052545" calcext:value-type="float">
            <text:p>697.1 </text:p>
          </table:table-cell>
          <table:table-cell table:style-name="ce15" office:value-type="float" office:value="116.590607" calcext:value-type="float">
            <text:p>116.6 </text:p>
          </table:table-cell>
          <table:table-cell table:style-name="ce27" office:value-type="float" office:value="813.643152" calcext:value-type="float">
            <text:p>813.6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697.052545" calcext:value-type="float">
            <text:p>697.1 </text:p>
          </table:table-cell>
          <table:table-cell table:style-name="ce40" office:value-type="float" office:value="1690.089883" calcext:value-type="float">
            <text:p>1,690.1 </text:p>
          </table:table-cell>
          <table:table-cell table:style-name="ce40" office:value-type="float" office:value="2387.142428" calcext:value-type="float">
            <text:p>2,387.1 </text:p>
          </table:table-cell>
          <table:table-cell table:style-name="ce46" office:value-type="float" office:value="29.2003" calcext:value-type="float">
            <text:p>29.20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301.566" calcext:value-type="float">
            <text:p>301.6 </text:p>
          </table:table-cell>
          <table:table-cell table:style-name="ce16" office:value-type="float" office:value="2309.471396" calcext:value-type="float">
            <text:p>2,309.5 </text:p>
          </table:table-cell>
          <table:table-cell table:style-name="ce16" office:value-type="float" office:value="332.250437" calcext:value-type="float">
            <text:p>332.3 </text:p>
          </table:table-cell>
          <table:table-cell table:style-name="ce28" office:value-type="float" office:value="2641.721833" calcext:value-type="float">
            <text:p>2,641.7 </text:p>
          </table:table-cell>
          <table:table-cell table:style-name="ce35" office:value-type="float" office:value="394.00094" calcext:value-type="float">
            <text:p>394.0 </text:p>
          </table:table-cell>
          <table:table-cell table:style-name="ce40" office:value-type="float" office:value="1915.470456" calcext:value-type="float">
            <text:p>1,915.5 </text:p>
          </table:table-cell>
          <table:table-cell table:style-name="ce40" office:value-type="float" office:value="108.826318" calcext:value-type="float">
            <text:p>108.8 </text:p>
          </table:table-cell>
          <table:table-cell table:style-name="ce40" office:value-type="float" office:value="2024.296774" calcext:value-type="float">
            <text:p>2,024.3 </text:p>
          </table:table-cell>
          <table:table-cell table:style-name="ce46" office:value-type="float" office:value="94.624" calcext:value-type="float">
            <text:p>94.62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style-name="ce16" office:value-type="float" office:value="0" calcext:value-type="float">
            <text:p>0.0 </text:p>
          </table:table-cell>
          <table:table-cell table:style-name="ce16" office:value-type="float" office:value="0.000558" calcext:value-type="float">
            <text:p>0.0 </text:p>
          </table:table-cell>
          <table:table-cell table:style-name="ce16" office:value-type="float" office:value="0.000036" calcext:value-type="float">
            <text:p>0.0 </text:p>
          </table:table-cell>
          <table:table-cell table:style-name="ce28" office:value-type="float" office:value="0.000594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0558" calcext:value-type="float">
            <text:p>0.0 </text:p>
          </table:table-cell>
          <table:table-cell table:style-name="ce40" office:value-type="float" office:value="8.696" calcext:value-type="float">
            <text:p>8.7 </text:p>
          </table:table-cell>
          <table:table-cell table:style-name="ce40" office:value-type="float" office:value="8.696558" calcext:value-type="float">
            <text:p>8.7 </text:p>
          </table:table-cell>
          <table:table-cell table:style-name="ce46" office:value-type="float" office:value="0.0064" calcext:value-type="float">
            <text:p>0.01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7.15" calcext:value-type="float">
            <text:p>57.2 </text:p>
          </table:table-cell>
          <table:table-cell table:style-name="ce16" office:value-type="float" office:value="7.904" calcext:value-type="float">
            <text:p>7.9 </text:p>
          </table:table-cell>
          <table:table-cell table:style-name="ce16" office:value-type="float" office:value="61.073788" calcext:value-type="float">
            <text:p>61.1 </text:p>
          </table:table-cell>
          <table:table-cell table:style-name="ce16" office:value-type="float" office:value="8.164002" calcext:value-type="float">
            <text:p>8.2 </text:p>
          </table:table-cell>
          <table:table-cell table:style-name="ce28" office:value-type="float" office:value="69.23779" calcext:value-type="float">
            <text:p>69.2 </text:p>
          </table:table-cell>
          <table:table-cell table:style-name="ce36" office:value-type="float" office:value="0.2076" calcext:value-type="float">
            <text:p>0.2 </text:p>
          </table:table-cell>
          <table:table-cell table:style-name="ce40" office:value-type="float" office:value="60.866188" calcext:value-type="float">
            <text:p>60.9 </text:p>
          </table:table-cell>
          <table:table-cell table:style-name="ce40" office:value-type="float" office:value="120.866696" calcext:value-type="float">
            <text:p>120.9 </text:p>
          </table:table-cell>
          <table:table-cell table:style-name="ce40" office:value-type="float" office:value="181.732884" calcext:value-type="float">
            <text:p>181.7 </text:p>
          </table:table-cell>
          <table:table-cell table:style-name="ce46" office:value-type="float" office:value="33.4921" calcext:value-type="float">
            <text:p>33.49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47.52" calcext:value-type="float">
            <text:p>47.5 </text:p>
          </table:table-cell>
          <table:table-cell table:style-name="ce16" office:value-type="float" office:value="9.565" calcext:value-type="float">
            <text:p>9.6 </text:p>
          </table:table-cell>
          <table:table-cell table:style-name="ce16" office:value-type="float" office:value="70.01691" calcext:value-type="float">
            <text:p>70.0 </text:p>
          </table:table-cell>
          <table:table-cell table:style-name="ce16" office:value-type="float" office:value="13.77375" calcext:value-type="float">
            <text:p>13.8 </text:p>
          </table:table-cell>
          <table:table-cell table:style-name="ce28" office:value-type="float" office:value="83.79066" calcext:value-type="float">
            <text:p>83.8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70.01691" calcext:value-type="float">
            <text:p>70.0 </text:p>
          </table:table-cell>
          <table:table-cell table:style-name="ce40" office:value-type="float" office:value="117.19" calcext:value-type="float">
            <text:p>117.2 </text:p>
          </table:table-cell>
          <table:table-cell table:style-name="ce40" office:value-type="float" office:value="187.20691" calcext:value-type="float">
            <text:p>187.2 </text:p>
          </table:table-cell>
          <table:table-cell table:style-name="ce46" office:value-type="float" office:value="37.4008" calcext:value-type="float">
            <text:p>37.40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66.361" calcext:value-type="float">
            <text:p>266.4 </text:p>
          </table:table-cell>
          <table:table-cell table:style-name="ce16" office:value-type="float" office:value="175.451" calcext:value-type="float">
            <text:p>175.5 </text:p>
          </table:table-cell>
          <table:table-cell table:style-name="ce16" office:value-type="float" office:value="1279.639716" calcext:value-type="float">
            <text:p>1,279.6 </text:p>
          </table:table-cell>
          <table:table-cell table:style-name="ce16" office:value-type="float" office:value="257.311663" calcext:value-type="float">
            <text:p>257.3 </text:p>
          </table:table-cell>
          <table:table-cell table:style-name="ce28" office:value-type="float" office:value="1536.951379" calcext:value-type="float">
            <text:p>1,537.0 </text:p>
          </table:table-cell>
          <table:table-cell table:style-name="ce35" office:value-type="float" office:value="114.39058" calcext:value-type="float">
            <text:p>114.4 </text:p>
          </table:table-cell>
          <table:table-cell table:style-name="ce40" office:value-type="float" office:value="1165.249136" calcext:value-type="float">
            <text:p>1,165.2 </text:p>
          </table:table-cell>
          <table:table-cell table:style-name="ce40" office:value-type="float" office:value="702.491185" calcext:value-type="float">
            <text:p>702.5 </text:p>
          </table:table-cell>
          <table:table-cell table:style-name="ce40" office:value-type="float" office:value="1867.740321" calcext:value-type="float">
            <text:p>1,867.7 </text:p>
          </table:table-cell>
          <table:table-cell table:style-name="ce46" office:value-type="float" office:value="62.3882" calcext:value-type="float">
            <text:p>62.39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37.756" calcext:value-type="float">
            <text:p>4,137.8 </text:p>
          </table:table-cell>
          <table:table-cell table:style-name="ce16" office:value-type="float" office:value="2518.48" calcext:value-type="float">
            <text:p>2,518.5 </text:p>
          </table:table-cell>
          <table:table-cell table:style-name="ce16" office:value-type="float" office:value="19972.284949" calcext:value-type="float">
            <text:p>19,972.3 </text:p>
          </table:table-cell>
          <table:table-cell table:style-name="ce16" office:value-type="float" office:value="2089.600901" calcext:value-type="float">
            <text:p>2,089.6 </text:p>
          </table:table-cell>
          <table:table-cell table:style-name="ce28" office:value-type="float" office:value="22061.88585" calcext:value-type="float">
            <text:p>22,061.9 </text:p>
          </table:table-cell>
          <table:table-cell table:style-name="ce36" office:value-type="float" office:value="4156.271226" calcext:value-type="float">
            <text:p>4,156.3 </text:p>
          </table:table-cell>
          <table:table-cell table:style-name="ce40" office:value-type="float" office:value="15816.013723" calcext:value-type="float">
            <text:p>15,816.0 </text:p>
          </table:table-cell>
          <table:table-cell table:style-name="ce40" office:value-type="float" office:value="1110.289423" calcext:value-type="float">
            <text:p>1,110.3 </text:p>
          </table:table-cell>
          <table:table-cell table:style-name="ce40" office:value-type="float" office:value="16926.303146" calcext:value-type="float">
            <text:p>16,926.3 </text:p>
          </table:table-cell>
          <table:table-cell table:style-name="ce46" office:value-type="float" office:value="93.4404" calcext:value-type="float">
            <text:p>93.44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280.207" calcext:value-type="float">
            <text:p>280.2 </text:p>
          </table:table-cell>
          <table:table-cell table:style-name="ce16" office:value-type="float" office:value="2181.675499" calcext:value-type="float">
            <text:p>2,181.7 </text:p>
          </table:table-cell>
          <table:table-cell table:style-name="ce16" office:value-type="float" office:value="272.941401" calcext:value-type="float">
            <text:p>272.9 </text:p>
          </table:table-cell>
          <table:table-cell table:style-name="ce28" office:value-type="float" office:value="2454.6169" calcext:value-type="float">
            <text:p>2,454.6 </text:p>
          </table:table-cell>
          <table:table-cell table:style-name="ce36" office:value-type="float" office:value="1113.177225" calcext:value-type="float">
            <text:p>1,113.2 </text:p>
          </table:table-cell>
          <table:table-cell table:style-name="ce40" office:value-type="float" office:value="1068.498274" calcext:value-type="float">
            <text:p>1,068.5 </text:p>
          </table:table-cell>
          <table:table-cell table:style-name="ce40" office:value-type="float" office:value="1140.5079" calcext:value-type="float">
            <text:p>1,140.5 </text:p>
          </table:table-cell>
          <table:table-cell table:style-name="ce40" office:value-type="float" office:value="2209.006174" calcext:value-type="float">
            <text:p>2,209.0 </text:p>
          </table:table-cell>
          <table:table-cell table:style-name="ce46" office:value-type="float" office:value="48.3701" calcext:value-type="float">
            <text:p>48.37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17.246" calcext:value-type="float">
            <text:p>117.2 </text:p>
          </table:table-cell>
          <table:table-cell table:style-name="ce16" office:value-type="float" office:value="889.489106" calcext:value-type="float">
            <text:p>889.5 </text:p>
          </table:table-cell>
          <table:table-cell table:style-name="ce16" office:value-type="float" office:value="137.586465" calcext:value-type="float">
            <text:p>137.6 </text:p>
          </table:table-cell>
          <table:table-cell table:style-name="ce28" office:value-type="float" office:value="1027.075571" calcext:value-type="float">
            <text:p>1,027.1 </text:p>
          </table:table-cell>
          <table:table-cell table:style-name="ce36" office:value-type="float" office:value="159.747435" calcext:value-type="float">
            <text:p>159.7 </text:p>
          </table:table-cell>
          <table:table-cell table:style-name="ce40" office:value-type="float" office:value="729.741671" calcext:value-type="float">
            <text:p>729.7 </text:p>
          </table:table-cell>
          <table:table-cell table:style-name="ce40" office:value-type="float" office:value="255.4078" calcext:value-type="float">
            <text:p>255.4 </text:p>
          </table:table-cell>
          <table:table-cell table:style-name="ce40" office:value-type="float" office:value="985.149471" calcext:value-type="float">
            <text:p>985.1 </text:p>
          </table:table-cell>
          <table:table-cell table:style-name="ce46" office:value-type="float" office:value="74.0742" calcext:value-type="float">
            <text:p>74.07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19.28" calcext:value-type="float">
            <text:p>19.3 </text:p>
          </table:table-cell>
          <table:table-cell table:style-name="ce16" office:value-type="float" office:value="148.22972" calcext:value-type="float">
            <text:p>148.2 </text:p>
            <draw:polygon table:end-cell-address="Page11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0.664659" calcext:value-type="float">
            <text:p>20.7 </text:p>
          </table:table-cell>
          <table:table-cell table:style-name="ce28" office:value-type="float" office:value="168.894379" calcext:value-type="float">
            <text:p>168.9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48.22972" calcext:value-type="float">
            <text:p>148.2 </text:p>
          </table:table-cell>
          <table:table-cell table:style-name="ce40" office:value-type="float" office:value="545.484" calcext:value-type="float">
            <text:p>545.5 </text:p>
          </table:table-cell>
          <table:table-cell table:style-name="ce40" office:value-type="float" office:value="693.71372" calcext:value-type="float">
            <text:p>693.7 </text:p>
          </table:table-cell>
          <table:table-cell table:style-name="ce46" office:value-type="float" office:value="21.3676" calcext:value-type="float">
            <text:p>21.37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764.2" calcext:value-type="float">
            <text:p>764.2 </text:p>
          </table:table-cell>
          <table:table-cell table:style-name="ce16" office:value-type="float" office:value="553.554" calcext:value-type="float">
            <text:p>553.6 </text:p>
          </table:table-cell>
          <table:table-cell table:style-name="ce16" office:value-type="float" office:value="4368.396118" calcext:value-type="float">
            <text:p>4,368.4 </text:p>
          </table:table-cell>
          <table:table-cell table:style-name="ce16" office:value-type="float" office:value="480.735906" calcext:value-type="float">
            <text:p>480.7 </text:p>
          </table:table-cell>
          <table:table-cell table:style-name="ce28" office:value-type="float" office:value="4849.132024" calcext:value-type="float">
            <text:p>4,849.1 </text:p>
          </table:table-cell>
          <table:table-cell table:style-name="ce35" office:value-type="float" office:value="116.571771" calcext:value-type="float">
            <text:p>116.6 </text:p>
          </table:table-cell>
          <table:table-cell table:style-name="ce40" office:value-type="float" office:value="4251.824347" calcext:value-type="float">
            <text:p>4,251.8 </text:p>
          </table:table-cell>
          <table:table-cell table:style-name="ce40" office:value-type="float" office:value="2346.869583" calcext:value-type="float">
            <text:p>2,346.9 </text:p>
          </table:table-cell>
          <table:table-cell table:style-name="ce40" office:value-type="float" office:value="6598.69393" calcext:value-type="float">
            <text:p>6,598.7 </text:p>
          </table:table-cell>
          <table:table-cell table:style-name="ce46" office:value-type="float" office:value="64.4343" calcext:value-type="float">
            <text:p>64.43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13.95" calcext:value-type="float">
            <text:p>114.0 </text:p>
          </table:table-cell>
          <table:table-cell table:style-name="ce16" office:value-type="float" office:value="43.124" calcext:value-type="float">
            <text:p>43.1 </text:p>
          </table:table-cell>
          <table:table-cell table:style-name="ce16" office:value-type="float" office:value="327.812422" calcext:value-type="float">
            <text:p>327.8 </text:p>
          </table:table-cell>
          <table:table-cell table:style-name="ce16" office:value-type="float" office:value="49.958078" calcext:value-type="float">
            <text:p>50.0 </text:p>
          </table:table-cell>
          <table:table-cell table:style-name="ce28" office:value-type="float" office:value="377.7705" calcext:value-type="float">
            <text:p>377.8 </text:p>
          </table:table-cell>
          <table:table-cell table:style-name="ce36" office:value-type="float" office:value="177.682624" calcext:value-type="float">
            <text:p>177.7 </text:p>
          </table:table-cell>
          <table:table-cell table:style-name="ce40" office:value-type="float" office:value="150.129798" calcext:value-type="float">
            <text:p>150.1 </text:p>
          </table:table-cell>
          <table:table-cell table:style-name="ce40" office:value-type="float" office:value="0.1312" calcext:value-type="float">
            <text:p>0.1 </text:p>
          </table:table-cell>
          <table:table-cell table:style-name="ce40" office:value-type="float" office:value="150.260998" calcext:value-type="float">
            <text:p>150.3 </text:p>
          </table:table-cell>
          <table:table-cell table:style-name="ce46" office:value-type="float" office:value="99.9127" calcext:value-type="float">
            <text:p>99.91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72.407" calcext:value-type="float">
            <text:p>372.4 </text:p>
          </table:table-cell>
          <table:table-cell table:style-name="ce16" office:value-type="float" office:value="2581.080453" calcext:value-type="float">
            <text:p>2,581.1 </text:p>
          </table:table-cell>
          <table:table-cell table:style-name="ce16" office:value-type="float" office:value="681.206357" calcext:value-type="float">
            <text:p>681.2 </text:p>
          </table:table-cell>
          <table:table-cell table:style-name="ce28" office:value-type="float" office:value="3262.28681" calcext:value-type="float">
            <text:p>3,262.3 </text:p>
          </table:table-cell>
          <table:table-cell table:style-name="ce36" office:value-type="float" office:value="2525.555143" calcext:value-type="float">
            <text:p>2,525.6 </text:p>
          </table:table-cell>
          <table:table-cell table:style-name="ce40" office:value-type="float" office:value="55.52531" calcext:value-type="float">
            <text:p>55.5 </text:p>
          </table:table-cell>
          <table:table-cell table:style-name="ce40" office:value-type="float" office:value="43.101986" calcext:value-type="float">
            <text:p>43.1 </text:p>
          </table:table-cell>
          <table:table-cell table:style-name="ce40" office:value-type="float" office:value="98.627296" calcext:value-type="float">
            <text:p>98.6 </text:p>
          </table:table-cell>
          <table:table-cell table:style-name="ce46" office:value-type="float" office:value="56.2981" calcext:value-type="float">
            <text:p>56.30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1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1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style-name="ce17" office:value-type="float" office:value="1.178" calcext:value-type="float">
            <text:p>1.18 </text:p>
          </table:table-cell>
          <table:table-cell table:style-name="ce17" office:value-type="float" office:value="0.31" calcext:value-type="float">
            <text:p>0.31 </text:p>
          </table:table-cell>
          <table:table-cell table:style-name="ce17" office:value-type="float" office:value="2.57315" calcext:value-type="float">
            <text:p>2.57 </text:p>
          </table:table-cell>
          <table:table-cell table:style-name="ce17" office:value-type="float" office:value="0.14413" calcext:value-type="float">
            <text:p>0.14 </text:p>
          </table:table-cell>
          <table:table-cell table:style-name="ce29" office:value-type="float" office:value="2.71728" calcext:value-type="float">
            <text:p>2.72 </text:p>
          </table:table-cell>
          <table:table-cell table:style-name="ce37" office:value-type="float" office:value="1.18087" calcext:value-type="float">
            <text:p>1.18 </text:p>
          </table:table-cell>
          <table:table-cell table:style-name="ce17" office:value-type="float" office:value="1.39228" calcext:value-type="float">
            <text:p>1.39 </text:p>
          </table:table-cell>
          <table:table-cell table:style-name="ce17" office:value-type="float" office:value="0.415664" calcext:value-type="float">
            <text:p>0.42 </text:p>
          </table:table-cell>
          <table:table-cell table:style-name="ce17" office:value-type="float" office:value="1.807944" calcext:value-type="float">
            <text:p>1.81 </text:p>
          </table:table-cell>
          <table:table-cell table:style-name="ce17" office:value-type="float" office:value="77.009" calcext:value-type="float">
            <text:p>77.01 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8033.172" calcext:value-type="float">
            <text:p>8,033.2 </text:p>
          </table:table-cell>
          <table:table-cell table:style-name="ce18" office:value-type="float" office:value="4491.978" calcext:value-type="float">
            <text:p>4,492.0 </text:p>
          </table:table-cell>
          <table:table-cell table:style-name="ce18" office:value-type="float" office:value="34888.79633" calcext:value-type="float">
            <text:p>34,888.8 </text:p>
          </table:table-cell>
          <table:table-cell table:style-name="ce18" office:value-type="float" office:value="4460.928392" calcext:value-type="float">
            <text:p>4,460.9 </text:p>
          </table:table-cell>
          <table:table-cell table:style-name="ce30" office:value-type="float" office:value="39349.724722" calcext:value-type="float">
            <text:p>39,349.7 </text:p>
          </table:table-cell>
          <table:table-cell table:style-name="ce38" office:value-type="float" office:value="8758.785414" calcext:value-type="float">
            <text:p>8,758.8 </text:p>
          </table:table-cell>
          <table:table-cell table:style-name="ce41" office:value-type="float" office:value="26130.010916" calcext:value-type="float">
            <text:p>26,130.0 </text:p>
          </table:table-cell>
          <table:table-cell table:style-name="ce41" office:value-type="float" office:value="8190.367638" calcext:value-type="float">
            <text:p>8,190.4 </text:p>
          </table:table-cell>
          <table:table-cell table:style-name="ce41" office:value-type="float" office:value="34320.378554" calcext:value-type="float">
            <text:p>34,320.4 </text:p>
          </table:table-cell>
          <table:table-cell table:style-name="ce47" office:value-type="float" office:value="76.1356" calcext:value-type="float">
            <text:p>76.14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1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1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2" table:style-name="ta12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5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6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2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2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245.13" calcext:value-type="float">
            <text:p>245.1 </text:p>
          </table:table-cell>
          <table:table-cell table:style-name="ce15" office:value-type="float" office:value="89.716" calcext:value-type="float">
            <text:p>89.7 </text:p>
          </table:table-cell>
          <table:table-cell table:style-name="ce15" office:value-type="float" office:value="679.265808" calcext:value-type="float">
            <text:p>679.3 </text:p>
          </table:table-cell>
          <table:table-cell table:style-name="ce15" office:value-type="float" office:value="108.79924" calcext:value-type="float">
            <text:p>108.8 </text:p>
          </table:table-cell>
          <table:table-cell table:style-name="ce27" office:value-type="float" office:value="788.065048" calcext:value-type="float">
            <text:p>788.1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679.265808" calcext:value-type="float">
            <text:p>679.3 </text:p>
          </table:table-cell>
          <table:table-cell table:style-name="ce40" office:value-type="float" office:value="1769.386081" calcext:value-type="float">
            <text:p>1,769.4 </text:p>
          </table:table-cell>
          <table:table-cell table:style-name="ce40" office:value-type="float" office:value="2448.651889" calcext:value-type="float">
            <text:p>2,448.7 </text:p>
          </table:table-cell>
          <table:table-cell table:style-name="ce46" office:value-type="float" office:value="27.7404" calcext:value-type="float">
            <text:p>27.74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306.938" calcext:value-type="float">
            <text:p>306.9 </text:p>
          </table:table-cell>
          <table:table-cell table:style-name="ce16" office:value-type="float" office:value="2354.198275" calcext:value-type="float">
            <text:p>2,354.2 </text:p>
          </table:table-cell>
          <table:table-cell table:style-name="ce16" office:value-type="float" office:value="341.945357" calcext:value-type="float">
            <text:p>341.9 </text:p>
          </table:table-cell>
          <table:table-cell table:style-name="ce28" office:value-type="float" office:value="2696.143632" calcext:value-type="float">
            <text:p>2,696.1 </text:p>
          </table:table-cell>
          <table:table-cell table:style-name="ce35" office:value-type="float" office:value="374.590756" calcext:value-type="float">
            <text:p>374.6 </text:p>
          </table:table-cell>
          <table:table-cell table:style-name="ce40" office:value-type="float" office:value="1979.607519" calcext:value-type="float">
            <text:p>1,979.6 </text:p>
          </table:table-cell>
          <table:table-cell table:style-name="ce40" office:value-type="float" office:value="119.183146" calcext:value-type="float">
            <text:p>119.2 </text:p>
          </table:table-cell>
          <table:table-cell table:style-name="ce40" office:value-type="float" office:value="2098.790665" calcext:value-type="float">
            <text:p>2,098.8 </text:p>
          </table:table-cell>
          <table:table-cell table:style-name="ce46" office:value-type="float" office:value="94.3213" calcext:value-type="float">
            <text:p>94.32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number-columns-repeated="3" table:style-name="ce16" office:value-type="float" office:value="0" calcext:value-type="float">
            <text:p>0.0 </text:p>
          </table:table-cell>
          <table:table-cell table:style-name="ce28" office:value-type="float" office:value="0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" calcext:value-type="float">
            <text:p>0.0 </text:p>
          </table:table-cell>
          <table:table-cell table:number-columns-repeated="2" table:style-name="ce40" office:value-type="float" office:value="8.4736" calcext:value-type="float">
            <text:p>8.5 </text:p>
          </table:table-cell>
          <table:table-cell table:style-name="ce46" office:value-type="float" office:value="0" calcext:value-type="float">
            <text:p>0.00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7.15" calcext:value-type="float">
            <text:p>57.2 </text:p>
          </table:table-cell>
          <table:table-cell table:style-name="ce16" office:value-type="float" office:value="7.971" calcext:value-type="float">
            <text:p>8.0 </text:p>
          </table:table-cell>
          <table:table-cell table:style-name="ce16" office:value-type="float" office:value="61.705119" calcext:value-type="float">
            <text:p>61.7 </text:p>
          </table:table-cell>
          <table:table-cell table:style-name="ce16" office:value-type="float" office:value="8.315952" calcext:value-type="float">
            <text:p>8.3 </text:p>
          </table:table-cell>
          <table:table-cell table:style-name="ce28" office:value-type="float" office:value="70.021071" calcext:value-type="float">
            <text:p>70.0 </text:p>
          </table:table-cell>
          <table:table-cell table:style-name="ce36" office:value-type="float" office:value="1.0949" calcext:value-type="float">
            <text:p>1.1 </text:p>
          </table:table-cell>
          <table:table-cell table:style-name="ce40" office:value-type="float" office:value="60.610219" calcext:value-type="float">
            <text:p>60.6 </text:p>
          </table:table-cell>
          <table:table-cell table:style-name="ce40" office:value-type="float" office:value="114.376748" calcext:value-type="float">
            <text:p>114.4 </text:p>
          </table:table-cell>
          <table:table-cell table:style-name="ce40" office:value-type="float" office:value="174.986967" calcext:value-type="float">
            <text:p>175.0 </text:p>
          </table:table-cell>
          <table:table-cell table:style-name="ce46" office:value-type="float" office:value="34.637" calcext:value-type="float">
            <text:p>34.64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47.52" calcext:value-type="float">
            <text:p>47.5 </text:p>
          </table:table-cell>
          <table:table-cell table:style-name="ce16" office:value-type="float" office:value="7.856" calcext:value-type="float">
            <text:p>7.9 </text:p>
          </table:table-cell>
          <table:table-cell table:style-name="ce16" office:value-type="float" office:value="57.587148" calcext:value-type="float">
            <text:p>57.6 </text:p>
          </table:table-cell>
          <table:table-cell table:style-name="ce16" office:value-type="float" office:value="11.424" calcext:value-type="float">
            <text:p>11.4 </text:p>
          </table:table-cell>
          <table:table-cell table:style-name="ce28" office:value-type="float" office:value="69.011148" calcext:value-type="float">
            <text:p>69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57.587148" calcext:value-type="float">
            <text:p>57.6 </text:p>
          </table:table-cell>
          <table:table-cell table:style-name="ce40" office:value-type="float" office:value="75.988638" calcext:value-type="float">
            <text:p>76.0 </text:p>
          </table:table-cell>
          <table:table-cell table:style-name="ce40" office:value-type="float" office:value="133.575786" calcext:value-type="float">
            <text:p>133.6 </text:p>
          </table:table-cell>
          <table:table-cell table:style-name="ce46" office:value-type="float" office:value="43.112" calcext:value-type="float">
            <text:p>43.11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86.361" calcext:value-type="float">
            <text:p>286.4 </text:p>
          </table:table-cell>
          <table:table-cell table:style-name="ce16" office:value-type="float" office:value="173.637" calcext:value-type="float">
            <text:p>173.6 </text:p>
          </table:table-cell>
          <table:table-cell table:style-name="ce16" office:value-type="float" office:value="1272.854899" calcext:value-type="float">
            <text:p>1,272.9 </text:p>
          </table:table-cell>
          <table:table-cell table:style-name="ce16" office:value-type="float" office:value="252.374144" calcext:value-type="float">
            <text:p>252.4 </text:p>
          </table:table-cell>
          <table:table-cell table:style-name="ce28" office:value-type="float" office:value="1525.229043" calcext:value-type="float">
            <text:p>1,525.2 </text:p>
          </table:table-cell>
          <table:table-cell table:style-name="ce35" office:value-type="float" office:value="104.163113" calcext:value-type="float">
            <text:p>104.2 </text:p>
          </table:table-cell>
          <table:table-cell table:style-name="ce40" office:value-type="float" office:value="1168.691786" calcext:value-type="float">
            <text:p>1,168.7 </text:p>
          </table:table-cell>
          <table:table-cell table:style-name="ce40" office:value-type="float" office:value="646.886451" calcext:value-type="float">
            <text:p>646.9 </text:p>
          </table:table-cell>
          <table:table-cell table:style-name="ce40" office:value-type="float" office:value="1815.578237" calcext:value-type="float">
            <text:p>1,815.6 </text:p>
          </table:table-cell>
          <table:table-cell table:style-name="ce46" office:value-type="float" office:value="64.3702" calcext:value-type="float">
            <text:p>64.37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37.756" calcext:value-type="float">
            <text:p>4,137.8 </text:p>
          </table:table-cell>
          <table:table-cell table:style-name="ce16" office:value-type="float" office:value="2483.576" calcext:value-type="float">
            <text:p>2,483.6 </text:p>
          </table:table-cell>
          <table:table-cell table:style-name="ce16" office:value-type="float" office:value="19758.778927" calcext:value-type="float">
            <text:p>19,758.8 </text:p>
          </table:table-cell>
          <table:table-cell table:style-name="ce16" office:value-type="float" office:value="2056.954673" calcext:value-type="float">
            <text:p>2,057.0 </text:p>
          </table:table-cell>
          <table:table-cell table:style-name="ce28" office:value-type="float" office:value="21815.7336" calcext:value-type="float">
            <text:p>21,815.7 </text:p>
          </table:table-cell>
          <table:table-cell table:style-name="ce36" office:value-type="float" office:value="3865.770086" calcext:value-type="float">
            <text:p>3,865.8 </text:p>
          </table:table-cell>
          <table:table-cell table:style-name="ce40" office:value-type="float" office:value="15893.008841" calcext:value-type="float">
            <text:p>15,893.0 </text:p>
          </table:table-cell>
          <table:table-cell table:style-name="ce40" office:value-type="float" office:value="1013.260943" calcext:value-type="float">
            <text:p>1,013.3 </text:p>
          </table:table-cell>
          <table:table-cell table:style-name="ce40" office:value-type="float" office:value="16906.269784" calcext:value-type="float">
            <text:p>16,906.3 </text:p>
          </table:table-cell>
          <table:table-cell table:style-name="ce46" office:value-type="float" office:value="94.0066" calcext:value-type="float">
            <text:p>94.01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14.221" calcext:value-type="float">
            <text:p>814.2 </text:p>
          </table:table-cell>
          <table:table-cell table:style-name="ce16" office:value-type="float" office:value="235.768" calcext:value-type="float">
            <text:p>235.8 </text:p>
          </table:table-cell>
          <table:table-cell table:style-name="ce16" office:value-type="float" office:value="1828.559463" calcext:value-type="float">
            <text:p>1,828.6 </text:p>
          </table:table-cell>
          <table:table-cell table:style-name="ce16" office:value-type="float" office:value="242.428498" calcext:value-type="float">
            <text:p>242.4 </text:p>
          </table:table-cell>
          <table:table-cell table:style-name="ce28" office:value-type="float" office:value="2070.987961" calcext:value-type="float">
            <text:p>2,071.0 </text:p>
          </table:table-cell>
          <table:table-cell table:style-name="ce36" office:value-type="float" office:value="1184.866218" calcext:value-type="float">
            <text:p>1,184.9 </text:p>
          </table:table-cell>
          <table:table-cell table:style-name="ce40" office:value-type="float" office:value="643.693245" calcext:value-type="float">
            <text:p>643.7 </text:p>
          </table:table-cell>
          <table:table-cell table:style-name="ce40" office:value-type="float" office:value="1240.961256" calcext:value-type="float">
            <text:p>1,241.0 </text:p>
          </table:table-cell>
          <table:table-cell table:style-name="ce40" office:value-type="float" office:value="1884.654501" calcext:value-type="float">
            <text:p>1,884.7 </text:p>
          </table:table-cell>
          <table:table-cell table:style-name="ce46" office:value-type="float" office:value="34.1544" calcext:value-type="float">
            <text:p>34.15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5.729" calcext:value-type="float">
            <text:p>105.7 </text:p>
          </table:table-cell>
          <table:table-cell table:style-name="ce16" office:value-type="float" office:value="800.4705" calcext:value-type="float">
            <text:p>800.5 </text:p>
          </table:table-cell>
          <table:table-cell table:style-name="ce16" office:value-type="float" office:value="128.255558" calcext:value-type="float">
            <text:p>128.3 </text:p>
          </table:table-cell>
          <table:table-cell table:style-name="ce28" office:value-type="float" office:value="928.726058" calcext:value-type="float">
            <text:p>928.7 </text:p>
          </table:table-cell>
          <table:table-cell table:style-name="ce36" office:value-type="float" office:value="159.855259" calcext:value-type="float">
            <text:p>159.9 </text:p>
          </table:table-cell>
          <table:table-cell table:style-name="ce40" office:value-type="float" office:value="640.615241" calcext:value-type="float">
            <text:p>640.6 </text:p>
          </table:table-cell>
          <table:table-cell table:style-name="ce40" office:value-type="float" office:value="321.8808" calcext:value-type="float">
            <text:p>321.9 </text:p>
          </table:table-cell>
          <table:table-cell table:style-name="ce40" office:value-type="float" office:value="962.496041" calcext:value-type="float">
            <text:p>962.5 </text:p>
          </table:table-cell>
          <table:table-cell table:style-name="ce46" office:value-type="float" office:value="66.5577" calcext:value-type="float">
            <text:p>66.56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16.354" calcext:value-type="float">
            <text:p>16.4 </text:p>
          </table:table-cell>
          <table:table-cell table:style-name="ce16" office:value-type="float" office:value="125.739875" calcext:value-type="float">
            <text:p>125.7 </text:p>
            <draw:polygon table:end-cell-address="Page12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17.917235" calcext:value-type="float">
            <text:p>17.9 </text:p>
          </table:table-cell>
          <table:table-cell table:style-name="ce28" office:value-type="float" office:value="143.65711" calcext:value-type="float">
            <text:p>143.7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25.739875" calcext:value-type="float">
            <text:p>125.7 </text:p>
          </table:table-cell>
          <table:table-cell table:style-name="ce40" office:value-type="float" office:value="534.494" calcext:value-type="float">
            <text:p>534.5 </text:p>
          </table:table-cell>
          <table:table-cell table:style-name="ce40" office:value-type="float" office:value="660.233875" calcext:value-type="float">
            <text:p>660.2 </text:p>
          </table:table-cell>
          <table:table-cell table:style-name="ce46" office:value-type="float" office:value="19.0447" calcext:value-type="float">
            <text:p>19.04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764.2" calcext:value-type="float">
            <text:p>764.2 </text:p>
          </table:table-cell>
          <table:table-cell table:style-name="ce16" office:value-type="float" office:value="539.946" calcext:value-type="float">
            <text:p>539.9 </text:p>
          </table:table-cell>
          <table:table-cell table:style-name="ce16" office:value-type="float" office:value="4273.215388" calcext:value-type="float">
            <text:p>4,273.2 </text:p>
          </table:table-cell>
          <table:table-cell table:style-name="ce16" office:value-type="float" office:value="469.670211" calcext:value-type="float">
            <text:p>469.7 </text:p>
          </table:table-cell>
          <table:table-cell table:style-name="ce28" office:value-type="float" office:value="4742.885599" calcext:value-type="float">
            <text:p>4,742.9 </text:p>
          </table:table-cell>
          <table:table-cell table:style-name="ce35" office:value-type="float" office:value="60.302286" calcext:value-type="float">
            <text:p>60.3 </text:p>
          </table:table-cell>
          <table:table-cell table:style-name="ce40" office:value-type="float" office:value="4212.913102" calcext:value-type="float">
            <text:p>4,212.9 </text:p>
          </table:table-cell>
          <table:table-cell table:style-name="ce40" office:value-type="float" office:value="2772.861949" calcext:value-type="float">
            <text:p>2,772.9 </text:p>
          </table:table-cell>
          <table:table-cell table:style-name="ce40" office:value-type="float" office:value="6985.775051" calcext:value-type="float">
            <text:p>6,985.8 </text:p>
          </table:table-cell>
          <table:table-cell table:style-name="ce46" office:value-type="float" office:value="60.307" calcext:value-type="float">
            <text:p>60.31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13.95" calcext:value-type="float">
            <text:p>114.0 </text:p>
          </table:table-cell>
          <table:table-cell table:style-name="ce16" office:value-type="float" office:value="42.179" calcext:value-type="float">
            <text:p>42.2 </text:p>
          </table:table-cell>
          <table:table-cell table:style-name="ce16" office:value-type="float" office:value="318.451649" calcext:value-type="float">
            <text:p>318.5 </text:p>
          </table:table-cell>
          <table:table-cell table:style-name="ce16" office:value-type="float" office:value="52.046551" calcext:value-type="float">
            <text:p>52.0 </text:p>
          </table:table-cell>
          <table:table-cell table:style-name="ce28" office:value-type="float" office:value="370.4982" calcext:value-type="float">
            <text:p>370.5 </text:p>
          </table:table-cell>
          <table:table-cell table:style-name="ce36" office:value-type="float" office:value="168.227032" calcext:value-type="float">
            <text:p>168.2 </text:p>
          </table:table-cell>
          <table:table-cell table:style-name="ce40" office:value-type="float" office:value="150.224617" calcext:value-type="float">
            <text:p>150.2 </text:p>
          </table:table-cell>
          <table:table-cell table:style-name="ce40" office:value-type="float" office:value="28.16" calcext:value-type="float">
            <text:p>28.2 </text:p>
          </table:table-cell>
          <table:table-cell table:style-name="ce40" office:value-type="float" office:value="178.384617" calcext:value-type="float">
            <text:p>178.4 </text:p>
          </table:table-cell>
          <table:table-cell table:style-name="ce46" office:value-type="float" office:value="84.2139" calcext:value-type="float">
            <text:p>84.21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71.161" calcext:value-type="float">
            <text:p>371.2 </text:p>
          </table:table-cell>
          <table:table-cell table:style-name="ce16" office:value-type="float" office:value="2567.49824" calcext:value-type="float">
            <text:p>2,567.5 </text:p>
          </table:table-cell>
          <table:table-cell table:style-name="ce16" office:value-type="float" office:value="692.777899" calcext:value-type="float">
            <text:p>692.8 </text:p>
          </table:table-cell>
          <table:table-cell table:style-name="ce28" office:value-type="float" office:value="3260.276139" calcext:value-type="float">
            <text:p>3,260.3 </text:p>
          </table:table-cell>
          <table:table-cell table:style-name="ce36" office:value-type="float" office:value="2544.797214" calcext:value-type="float">
            <text:p>2,544.8 </text:p>
          </table:table-cell>
          <table:table-cell table:style-name="ce40" office:value-type="float" office:value="22.701026" calcext:value-type="float">
            <text:p>22.7 </text:p>
          </table:table-cell>
          <table:table-cell table:style-name="ce40" office:value-type="float" office:value="29.767454" calcext:value-type="float">
            <text:p>29.8 </text:p>
          </table:table-cell>
          <table:table-cell table:style-name="ce40" office:value-type="float" office:value="52.46848" calcext:value-type="float">
            <text:p>52.5 </text:p>
          </table:table-cell>
          <table:table-cell table:style-name="ce46" office:value-type="float" office:value="43.266" calcext:value-type="float">
            <text:p>43.27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2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2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style-name="ce17" office:value-type="float" office:value="1.178" calcext:value-type="float">
            <text:p>1.18 </text:p>
          </table:table-cell>
          <table:table-cell table:style-name="ce17" office:value-type="float" office:value="0.556" calcext:value-type="float">
            <text:p>0.56 </text:p>
          </table:table-cell>
          <table:table-cell table:style-name="ce17" office:value-type="float" office:value="4.802404" calcext:value-type="float">
            <text:p>4.80 </text:p>
          </table:table-cell>
          <table:table-cell table:style-name="ce17" office:value-type="float" office:value="0.0778" calcext:value-type="float">
            <text:p>0.08 </text:p>
          </table:table-cell>
          <table:table-cell table:style-name="ce29" office:value-type="float" office:value="4.880204" calcext:value-type="float">
            <text:p>4.88 </text:p>
          </table:table-cell>
          <table:table-cell table:style-name="ce37" office:value-type="float" office:value="0.723834" calcext:value-type="float">
            <text:p>0.72 </text:p>
          </table:table-cell>
          <table:table-cell table:style-name="ce17" office:value-type="float" office:value="4.07857" calcext:value-type="float">
            <text:p>4.08 </text:p>
          </table:table-cell>
          <table:table-cell table:style-name="ce17" office:value-type="float" office:value="1.058926" calcext:value-type="float">
            <text:p>1.06 </text:p>
          </table:table-cell>
          <table:table-cell table:style-name="ce17" office:value-type="float" office:value="5.137496" calcext:value-type="float">
            <text:p>5.14 </text:p>
          </table:table-cell>
          <table:table-cell table:style-name="ce17" office:value-type="float" office:value="79.3883" calcext:value-type="float">
            <text:p>79.39 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753.172" calcext:value-type="float">
            <text:p>7,753.2 </text:p>
          </table:table-cell>
          <table:table-cell table:style-name="ce18" office:value-type="float" office:value="4381.388" calcext:value-type="float">
            <text:p>4,381.4 </text:p>
          </table:table-cell>
          <table:table-cell table:style-name="ce18" office:value-type="float" office:value="34103.127695" calcext:value-type="float">
            <text:p>34,103.1 </text:p>
          </table:table-cell>
          <table:table-cell table:style-name="ce18" office:value-type="float" office:value="4382.987118" calcext:value-type="float">
            <text:p>4,383.0 </text:p>
          </table:table-cell>
          <table:table-cell table:style-name="ce30" office:value-type="float" office:value="38486.114813" calcext:value-type="float">
            <text:p>38,486.1 </text:p>
          </table:table-cell>
          <table:table-cell table:style-name="ce38" office:value-type="float" office:value="8464.390698" calcext:value-type="float">
            <text:p>8,464.4 </text:p>
          </table:table-cell>
          <table:table-cell table:style-name="ce41" office:value-type="float" office:value="25638.736997" calcext:value-type="float">
            <text:p>25,638.7 </text:p>
          </table:table-cell>
          <table:table-cell table:style-name="ce41" office:value-type="float" office:value="8676.739992" calcext:value-type="float">
            <text:p>8,676.7 </text:p>
          </table:table-cell>
          <table:table-cell table:style-name="ce41" office:value-type="float" office:value="34315.476989" calcext:value-type="float">
            <text:p>34,315.5 </text:p>
          </table:table-cell>
          <table:table-cell table:style-name="ce47" office:value-type="float" office:value="74.7148" calcext:value-type="float">
            <text:p>74.71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2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2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3" table:style-name="ta13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6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7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3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3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245.13" calcext:value-type="float">
            <text:p>245.1 </text:p>
          </table:table-cell>
          <table:table-cell table:style-name="ce15" office:value-type="float" office:value="85.268" calcext:value-type="float">
            <text:p>85.3 </text:p>
          </table:table-cell>
          <table:table-cell table:style-name="ce15" office:value-type="float" office:value="646.568342" calcext:value-type="float">
            <text:p>646.6 </text:p>
          </table:table-cell>
          <table:table-cell table:style-name="ce15" office:value-type="float" office:value="100.381358" calcext:value-type="float">
            <text:p>100.4 </text:p>
          </table:table-cell>
          <table:table-cell table:style-name="ce27" office:value-type="float" office:value="746.9497" calcext:value-type="float">
            <text:p>746.9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646.568342" calcext:value-type="float">
            <text:p>646.6 </text:p>
          </table:table-cell>
          <table:table-cell table:style-name="ce40" office:value-type="float" office:value="1547.782568" calcext:value-type="float">
            <text:p>1,547.8 </text:p>
          </table:table-cell>
          <table:table-cell table:style-name="ce40" office:value-type="float" office:value="2194.35091" calcext:value-type="float">
            <text:p>2,194.4 </text:p>
          </table:table-cell>
          <table:table-cell table:style-name="ce46" office:value-type="float" office:value="29.4651" calcext:value-type="float">
            <text:p>29.47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2.928" calcext:value-type="float">
            <text:p>412.9 </text:p>
          </table:table-cell>
          <table:table-cell table:style-name="ce16" office:value-type="float" office:value="323.104" calcext:value-type="float">
            <text:p>323.1 </text:p>
          </table:table-cell>
          <table:table-cell table:style-name="ce16" office:value-type="float" office:value="2482.202244" calcext:value-type="float">
            <text:p>2,482.2 </text:p>
          </table:table-cell>
          <table:table-cell table:style-name="ce16" office:value-type="float" office:value="348.189852" calcext:value-type="float">
            <text:p>348.2 </text:p>
          </table:table-cell>
          <table:table-cell table:style-name="ce28" office:value-type="float" office:value="2830.392096" calcext:value-type="float">
            <text:p>2,830.4 </text:p>
          </table:table-cell>
          <table:table-cell table:style-name="ce35" office:value-type="float" office:value="486.388319" calcext:value-type="float">
            <text:p>486.4 </text:p>
          </table:table-cell>
          <table:table-cell table:style-name="ce40" office:value-type="float" office:value="1995.813925" calcext:value-type="float">
            <text:p>1,995.8 </text:p>
          </table:table-cell>
          <table:table-cell table:style-name="ce40" office:value-type="float" office:value="104.220818" calcext:value-type="float">
            <text:p>104.2 </text:p>
          </table:table-cell>
          <table:table-cell table:style-name="ce40" office:value-type="float" office:value="2100.034743" calcext:value-type="float">
            <text:p>2,100.0 </text:p>
          </table:table-cell>
          <table:table-cell table:style-name="ce46" office:value-type="float" office:value="95.0372" calcext:value-type="float">
            <text:p>95.04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0.5" calcext:value-type="float">
            <text:p>0.5 </text:p>
          </table:table-cell>
          <table:table-cell table:number-columns-repeated="3" table:style-name="ce16" office:value-type="float" office:value="0" calcext:value-type="float">
            <text:p>0.0 </text:p>
          </table:table-cell>
          <table:table-cell table:style-name="ce28" office:value-type="float" office:value="0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" calcext:value-type="float">
            <text:p>0.0 </text:p>
          </table:table-cell>
          <table:table-cell table:number-columns-repeated="2" table:style-name="ce40" office:value-type="float" office:value="8.31" calcext:value-type="float">
            <text:p>8.3 </text:p>
          </table:table-cell>
          <table:table-cell table:style-name="ce46" office:value-type="float" office:value="0" calcext:value-type="float">
            <text:p>0.00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37.95" calcext:value-type="float">
            <text:p>38.0 </text:p>
          </table:table-cell>
          <table:table-cell table:style-name="ce16" office:value-type="float" office:value="8.067" calcext:value-type="float">
            <text:p>8.1 </text:p>
          </table:table-cell>
          <table:table-cell table:style-name="ce16" office:value-type="float" office:value="62.009386" calcext:value-type="float">
            <text:p>62.0 </text:p>
          </table:table-cell>
          <table:table-cell table:style-name="ce16" office:value-type="float" office:value="8.660535" calcext:value-type="float">
            <text:p>8.7 </text:p>
          </table:table-cell>
          <table:table-cell table:style-name="ce28" office:value-type="float" office:value="70.669921" calcext:value-type="float">
            <text:p>70.7 </text:p>
          </table:table-cell>
          <table:table-cell table:style-name="ce36" office:value-type="float" office:value="2.4404" calcext:value-type="float">
            <text:p>2.4 </text:p>
          </table:table-cell>
          <table:table-cell table:style-name="ce40" office:value-type="float" office:value="59.568986" calcext:value-type="float">
            <text:p>59.6 </text:p>
          </table:table-cell>
          <table:table-cell table:style-name="ce40" office:value-type="float" office:value="59.736544" calcext:value-type="float">
            <text:p>59.7 </text:p>
          </table:table-cell>
          <table:table-cell table:style-name="ce40" office:value-type="float" office:value="119.30553" calcext:value-type="float">
            <text:p>119.3 </text:p>
          </table:table-cell>
          <table:table-cell table:style-name="ce46" office:value-type="float" office:value="49.9298" calcext:value-type="float">
            <text:p>49.93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47.52" calcext:value-type="float">
            <text:p>47.5 </text:p>
          </table:table-cell>
          <table:table-cell table:style-name="ce16" office:value-type="float" office:value="8.14" calcext:value-type="float">
            <text:p>8.1 </text:p>
          </table:table-cell>
          <table:table-cell table:style-name="ce16" office:value-type="float" office:value="59.774078" calcext:value-type="float">
            <text:p>59.8 </text:p>
          </table:table-cell>
          <table:table-cell table:style-name="ce16" office:value-type="float" office:value="11.527972" calcext:value-type="float">
            <text:p>11.5 </text:p>
          </table:table-cell>
          <table:table-cell table:style-name="ce28" office:value-type="float" office:value="71.30205" calcext:value-type="float">
            <text:p>71.3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59.774078" calcext:value-type="float">
            <text:p>59.8 </text:p>
          </table:table-cell>
          <table:table-cell table:style-name="ce40" office:value-type="float" office:value="90.5776" calcext:value-type="float">
            <text:p>90.6 </text:p>
          </table:table-cell>
          <table:table-cell table:style-name="ce40" office:value-type="float" office:value="150.351678" calcext:value-type="float">
            <text:p>150.4 </text:p>
          </table:table-cell>
          <table:table-cell table:style-name="ce46" office:value-type="float" office:value="39.7562" calcext:value-type="float">
            <text:p>39.76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286.361" calcext:value-type="float">
            <text:p>286.4 </text:p>
          </table:table-cell>
          <table:table-cell table:style-name="ce16" office:value-type="float" office:value="182.223" calcext:value-type="float">
            <text:p>182.2 </text:p>
          </table:table-cell>
          <table:table-cell table:style-name="ce16" office:value-type="float" office:value="1343.699353" calcext:value-type="float">
            <text:p>1,343.7 </text:p>
          </table:table-cell>
          <table:table-cell table:style-name="ce16" office:value-type="float" office:value="252.573894" calcext:value-type="float">
            <text:p>252.6 </text:p>
          </table:table-cell>
          <table:table-cell table:style-name="ce28" office:value-type="float" office:value="1596.273247" calcext:value-type="float">
            <text:p>1,596.3 </text:p>
          </table:table-cell>
          <table:table-cell table:style-name="ce35" office:value-type="float" office:value="97.541457" calcext:value-type="float">
            <text:p>97.5 </text:p>
          </table:table-cell>
          <table:table-cell table:style-name="ce40" office:value-type="float" office:value="1246.157896" calcext:value-type="float">
            <text:p>1,246.2 </text:p>
          </table:table-cell>
          <table:table-cell table:style-name="ce40" office:value-type="float" office:value="732.612853" calcext:value-type="float">
            <text:p>732.6 </text:p>
          </table:table-cell>
          <table:table-cell table:style-name="ce40" office:value-type="float" office:value="1978.770749" calcext:value-type="float">
            <text:p>1,978.8 </text:p>
          </table:table-cell>
          <table:table-cell table:style-name="ce46" office:value-type="float" office:value="62.9764" calcext:value-type="float">
            <text:p>62.98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071.411" calcext:value-type="float">
            <text:p>4,071.4 </text:p>
          </table:table-cell>
          <table:table-cell table:style-name="ce16" office:value-type="float" office:value="2393.36" calcext:value-type="float">
            <text:p>2,393.4 </text:p>
          </table:table-cell>
          <table:table-cell table:style-name="ce16" office:value-type="float" office:value="18914.783044" calcext:value-type="float">
            <text:p>18,914.8 </text:p>
          </table:table-cell>
          <table:table-cell table:style-name="ce16" office:value-type="float" office:value="2051.048975" calcext:value-type="float">
            <text:p>2,051.0 </text:p>
          </table:table-cell>
          <table:table-cell table:style-name="ce28" office:value-type="float" office:value="20965.832019" calcext:value-type="float">
            <text:p>20,965.8 </text:p>
          </table:table-cell>
          <table:table-cell table:style-name="ce36" office:value-type="float" office:value="2782.91738" calcext:value-type="float">
            <text:p>2,782.9 </text:p>
          </table:table-cell>
          <table:table-cell table:style-name="ce40" office:value-type="float" office:value="16131.865664" calcext:value-type="float">
            <text:p>16,131.9 </text:p>
          </table:table-cell>
          <table:table-cell table:style-name="ce40" office:value-type="float" office:value="1216.195331" calcext:value-type="float">
            <text:p>1,216.2 </text:p>
          </table:table-cell>
          <table:table-cell table:style-name="ce40" office:value-type="float" office:value="17348.060995" calcext:value-type="float">
            <text:p>17,348.1 </text:p>
          </table:table-cell>
          <table:table-cell table:style-name="ce46" office:value-type="float" office:value="92.9894" calcext:value-type="float">
            <text:p>92.99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768.294" calcext:value-type="float">
            <text:p>768.3 </text:p>
          </table:table-cell>
          <table:table-cell table:style-name="ce16" office:value-type="float" office:value="149.199" calcext:value-type="float">
            <text:p>149.2 </text:p>
          </table:table-cell>
          <table:table-cell table:style-name="ce16" office:value-type="float" office:value="1145.073203" calcext:value-type="float">
            <text:p>1,145.1 </text:p>
          </table:table-cell>
          <table:table-cell table:style-name="ce16" office:value-type="float" office:value="161.913457" calcext:value-type="float">
            <text:p>161.9 </text:p>
          </table:table-cell>
          <table:table-cell table:style-name="ce28" office:value-type="float" office:value="1306.98666" calcext:value-type="float">
            <text:p>1,307.0 </text:p>
          </table:table-cell>
          <table:table-cell table:style-name="ce36" office:value-type="float" office:value="241.609255" calcext:value-type="float">
            <text:p>241.6 </text:p>
          </table:table-cell>
          <table:table-cell table:style-name="ce40" office:value-type="float" office:value="903.463948" calcext:value-type="float">
            <text:p>903.5 </text:p>
          </table:table-cell>
          <table:table-cell table:style-name="ce40" office:value-type="float" office:value="1309.180449" calcext:value-type="float">
            <text:p>1,309.2 </text:p>
          </table:table-cell>
          <table:table-cell table:style-name="ce40" office:value-type="float" office:value="2212.644397" calcext:value-type="float">
            <text:p>2,212.6 </text:p>
          </table:table-cell>
          <table:table-cell table:style-name="ce46" office:value-type="float" office:value="40.8319" calcext:value-type="float">
            <text:p>40.83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20.598" calcext:value-type="float">
            <text:p>120.6 </text:p>
          </table:table-cell>
          <table:table-cell table:style-name="ce16" office:value-type="float" office:value="918.009773" calcext:value-type="float">
            <text:p>918.0 </text:p>
          </table:table-cell>
          <table:table-cell table:style-name="ce16" office:value-type="float" office:value="138.425944" calcext:value-type="float">
            <text:p>138.4 </text:p>
          </table:table-cell>
          <table:table-cell table:style-name="ce28" office:value-type="float" office:value="1056.435717" calcext:value-type="float">
            <text:p>1,056.4 </text:p>
          </table:table-cell>
          <table:table-cell table:style-name="ce36" office:value-type="float" office:value="222.494907" calcext:value-type="float">
            <text:p>222.5 </text:p>
          </table:table-cell>
          <table:table-cell table:style-name="ce40" office:value-type="float" office:value="695.514866" calcext:value-type="float">
            <text:p>695.5 </text:p>
          </table:table-cell>
          <table:table-cell table:style-name="ce40" office:value-type="float" office:value="284.0978" calcext:value-type="float">
            <text:p>284.1 </text:p>
          </table:table-cell>
          <table:table-cell table:style-name="ce40" office:value-type="float" office:value="979.612666" calcext:value-type="float">
            <text:p>979.6 </text:p>
          </table:table-cell>
          <table:table-cell table:style-name="ce46" office:value-type="float" office:value="70.999" calcext:value-type="float">
            <text:p>71.00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57.36" calcext:value-type="float">
            <text:p>57.4 </text:p>
          </table:table-cell>
          <table:table-cell table:style-name="ce16" office:value-type="float" office:value="13.525" calcext:value-type="float">
            <text:p>13.5 </text:p>
          </table:table-cell>
          <table:table-cell table:style-name="ce16" office:value-type="float" office:value="101.84117" calcext:value-type="float">
            <text:p>101.8 </text:p>
            <draw:polygon table:end-cell-address="Page13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16.634421" calcext:value-type="float">
            <text:p>16.6 </text:p>
          </table:table-cell>
          <table:table-cell table:style-name="ce28" office:value-type="float" office:value="118.475591" calcext:value-type="float">
            <text:p>118.5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01.84117" calcext:value-type="float">
            <text:p>101.8 </text:p>
          </table:table-cell>
          <table:table-cell table:style-name="ce40" office:value-type="float" office:value="461.528725" calcext:value-type="float">
            <text:p>461.5 </text:p>
          </table:table-cell>
          <table:table-cell table:style-name="ce40" office:value-type="float" office:value="563.369895" calcext:value-type="float">
            <text:p>563.4 </text:p>
          </table:table-cell>
          <table:table-cell table:style-name="ce46" office:value-type="float" office:value="18.0771" calcext:value-type="float">
            <text:p>18.08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786.05" calcext:value-type="float">
            <text:p>786.1 </text:p>
          </table:table-cell>
          <table:table-cell table:style-name="ce16" office:value-type="float" office:value="561.514" calcext:value-type="float">
            <text:p>561.5 </text:p>
          </table:table-cell>
          <table:table-cell table:style-name="ce16" office:value-type="float" office:value="4443.380337" calcext:value-type="float">
            <text:p>4,443.4 </text:p>
          </table:table-cell>
          <table:table-cell table:style-name="ce16" office:value-type="float" office:value="475.483186" calcext:value-type="float">
            <text:p>475.5 </text:p>
          </table:table-cell>
          <table:table-cell table:style-name="ce28" office:value-type="float" office:value="4918.863523" calcext:value-type="float">
            <text:p>4,918.9 </text:p>
          </table:table-cell>
          <table:table-cell table:style-name="ce35" office:value-type="float" office:value="112.01137" calcext:value-type="float">
            <text:p>112.0 </text:p>
          </table:table-cell>
          <table:table-cell table:style-name="ce40" office:value-type="float" office:value="4331.368967" calcext:value-type="float">
            <text:p>4,331.4 </text:p>
          </table:table-cell>
          <table:table-cell table:style-name="ce40" office:value-type="float" office:value="2726.591732" calcext:value-type="float">
            <text:p>2,726.6 </text:p>
          </table:table-cell>
          <table:table-cell table:style-name="ce40" office:value-type="float" office:value="7057.960699" calcext:value-type="float">
            <text:p>7,058.0 </text:p>
          </table:table-cell>
          <table:table-cell table:style-name="ce46" office:value-type="float" office:value="61.3686" calcext:value-type="float">
            <text:p>61.37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13.95" calcext:value-type="float">
            <text:p>114.0 </text:p>
          </table:table-cell>
          <table:table-cell table:style-name="ce16" office:value-type="float" office:value="44.785" calcext:value-type="float">
            <text:p>44.8 </text:p>
          </table:table-cell>
          <table:table-cell table:style-name="ce16" office:value-type="float" office:value="347.438199" calcext:value-type="float">
            <text:p>347.4 </text:p>
          </table:table-cell>
          <table:table-cell table:style-name="ce16" office:value-type="float" office:value="44.877161" calcext:value-type="float">
            <text:p>44.9 </text:p>
          </table:table-cell>
          <table:table-cell table:style-name="ce28" office:value-type="float" office:value="392.31536" calcext:value-type="float">
            <text:p>392.3 </text:p>
          </table:table-cell>
          <table:table-cell table:style-name="ce36" office:value-type="float" office:value="191.480624" calcext:value-type="float">
            <text:p>191.5 </text:p>
          </table:table-cell>
          <table:table-cell table:style-name="ce40" office:value-type="float" office:value="155.957575" calcext:value-type="float">
            <text:p>156.0 </text:p>
          </table:table-cell>
          <table:table-cell table:style-name="ce40" office:value-type="float" office:value="6.5632" calcext:value-type="float">
            <text:p>6.6 </text:p>
          </table:table-cell>
          <table:table-cell table:style-name="ce40" office:value-type="float" office:value="162.520775" calcext:value-type="float">
            <text:p>162.5 </text:p>
          </table:table-cell>
          <table:table-cell table:style-name="ce46" office:value-type="float" office:value="95.9616" calcext:value-type="float">
            <text:p>95.96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32.598" calcext:value-type="float">
            <text:p>632.6 </text:p>
          </table:table-cell>
          <table:table-cell table:style-name="ce16" office:value-type="float" office:value="364.415" calcext:value-type="float">
            <text:p>364.4 </text:p>
          </table:table-cell>
          <table:table-cell table:style-name="ce16" office:value-type="float" office:value="2527.322531" calcext:value-type="float">
            <text:p>2,527.3 </text:p>
          </table:table-cell>
          <table:table-cell table:style-name="ce16" office:value-type="float" office:value="664.948725" calcext:value-type="float">
            <text:p>664.9 </text:p>
          </table:table-cell>
          <table:table-cell table:style-name="ce28" office:value-type="float" office:value="3192.271256" calcext:value-type="float">
            <text:p>3,192.3 </text:p>
          </table:table-cell>
          <table:table-cell table:style-name="ce36" office:value-type="float" office:value="2500.548708" calcext:value-type="float">
            <text:p>2,500.5 </text:p>
          </table:table-cell>
          <table:table-cell table:style-name="ce40" office:value-type="float" office:value="26.773823" calcext:value-type="float">
            <text:p>26.8 </text:p>
          </table:table-cell>
          <table:table-cell table:style-name="ce40" office:value-type="float" office:value="45.170563" calcext:value-type="float">
            <text:p>45.2 </text:p>
          </table:table-cell>
          <table:table-cell table:style-name="ce40" office:value-type="float" office:value="71.944386" calcext:value-type="float">
            <text:p>71.9 </text:p>
          </table:table-cell>
          <table:table-cell table:style-name="ce46" office:value-type="float" office:value="37.2146" calcext:value-type="float">
            <text:p>37.21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3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  <draw:polygon table:end-cell-address="Page13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style-name="ce17" office:value-type="float" office:value="1.178" calcext:value-type="float">
            <text:p>1.18 </text:p>
          </table:table-cell>
          <table:table-cell table:style-name="ce17" office:value-type="float" office:value="0.579" calcext:value-type="float">
            <text:p>0.58 </text:p>
          </table:table-cell>
          <table:table-cell table:style-name="ce17" office:value-type="float" office:value="4.97509" calcext:value-type="float">
            <text:p>4.98 </text:p>
          </table:table-cell>
          <table:table-cell table:style-name="ce17" office:value-type="float" office:value="0.09504" calcext:value-type="float">
            <text:p>0.10 </text:p>
          </table:table-cell>
          <table:table-cell table:style-name="ce29" office:value-type="float" office:value="5.07013" calcext:value-type="float">
            <text:p>5.07 </text:p>
          </table:table-cell>
          <table:table-cell table:style-name="ce37" office:value-type="float" office:value="2.401276" calcext:value-type="float">
            <text:p>2.40 </text:p>
          </table:table-cell>
          <table:table-cell table:style-name="ce17" office:value-type="float" office:value="2.573814" calcext:value-type="float">
            <text:p>2.57 </text:p>
          </table:table-cell>
          <table:table-cell table:style-name="ce17" office:value-type="float" office:value="1.046682" calcext:value-type="float">
            <text:p>1.05 </text:p>
          </table:table-cell>
          <table:table-cell table:style-name="ce17" office:value-type="float" office:value="3.620496" calcext:value-type="float">
            <text:p>3.62 </text:p>
          </table:table-cell>
          <table:table-cell table:style-name="ce17" office:value-type="float" office:value="71.0901" calcext:value-type="float">
            <text:p>71.09 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643.55" calcext:value-type="float">
            <text:p>7,643.6 </text:p>
          </table:table-cell>
          <table:table-cell table:style-name="ce18" office:value-type="float" office:value="4254.776" calcext:value-type="float">
            <text:p>4,254.8 </text:p>
          </table:table-cell>
          <table:table-cell table:style-name="ce18" office:value-type="float" office:value="32997.07675" calcext:value-type="float">
            <text:p>32,997.1 </text:p>
          </table:table-cell>
          <table:table-cell table:style-name="ce18" office:value-type="float" office:value="4274.76052" calcext:value-type="float">
            <text:p>4,274.8 </text:p>
          </table:table-cell>
          <table:table-cell table:style-name="ce30" office:value-type="float" office:value="37271.83727" calcext:value-type="float">
            <text:p>37,271.8 </text:p>
          </table:table-cell>
          <table:table-cell table:style-name="ce38" office:value-type="float" office:value="6639.833696" calcext:value-type="float">
            <text:p>6,639.8 </text:p>
          </table:table-cell>
          <table:table-cell table:style-name="ce41" office:value-type="float" office:value="26357.243054" calcext:value-type="float">
            <text:p>26,357.2 </text:p>
          </table:table-cell>
          <table:table-cell table:style-name="ce41" office:value-type="float" office:value="8593.614865" calcext:value-type="float">
            <text:p>8,593.6 </text:p>
          </table:table-cell>
          <table:table-cell table:style-name="ce41" office:value-type="float" office:value="34950.857919" calcext:value-type="float">
            <text:p>34,950.9 </text:p>
          </table:table-cell>
          <table:table-cell table:style-name="ce47" office:value-type="float" office:value="75.4123" calcext:value-type="float">
            <text:p>75.41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3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3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4" table:style-name="ta14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7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8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4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4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264.528" calcext:value-type="float">
            <text:p>264.5 </text:p>
          </table:table-cell>
          <table:table-cell table:style-name="ce15" office:value-type="float" office:value="94.185" calcext:value-type="float">
            <text:p>94.2 </text:p>
          </table:table-cell>
          <table:table-cell table:style-name="ce15" office:value-type="float" office:value="718.503825" calcext:value-type="float">
            <text:p>718.5 </text:p>
          </table:table-cell>
          <table:table-cell table:style-name="ce15" office:value-type="float" office:value="106.558338" calcext:value-type="float">
            <text:p>106.6 </text:p>
          </table:table-cell>
          <table:table-cell table:style-name="ce27" office:value-type="float" office:value="825.062163" calcext:value-type="float">
            <text:p>825.1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718.503825" calcext:value-type="float">
            <text:p>718.5 </text:p>
          </table:table-cell>
          <table:table-cell table:style-name="ce40" office:value-type="float" office:value="1685.109967" calcext:value-type="float">
            <text:p>1,685.1 </text:p>
          </table:table-cell>
          <table:table-cell table:style-name="ce40" office:value-type="float" office:value="2403.613792" calcext:value-type="float">
            <text:p>2,403.6 </text:p>
          </table:table-cell>
          <table:table-cell table:style-name="ce46" office:value-type="float" office:value="29.8926" calcext:value-type="float">
            <text:p>29.89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6.528" calcext:value-type="float">
            <text:p>416.5 </text:p>
          </table:table-cell>
          <table:table-cell table:style-name="ce16" office:value-type="float" office:value="327.407" calcext:value-type="float">
            <text:p>327.4 </text:p>
          </table:table-cell>
          <table:table-cell table:style-name="ce16" office:value-type="float" office:value="2525.616722" calcext:value-type="float">
            <text:p>2,525.6 </text:p>
          </table:table-cell>
          <table:table-cell table:style-name="ce16" office:value-type="float" office:value="342.465087" calcext:value-type="float">
            <text:p>342.5 </text:p>
          </table:table-cell>
          <table:table-cell table:style-name="ce28" office:value-type="float" office:value="2868.081809" calcext:value-type="float">
            <text:p>2,868.1 </text:p>
          </table:table-cell>
          <table:table-cell table:style-name="ce35" office:value-type="float" office:value="426.32" calcext:value-type="float">
            <text:p>426.3 </text:p>
          </table:table-cell>
          <table:table-cell table:style-name="ce40" office:value-type="float" office:value="2099.296722" calcext:value-type="float">
            <text:p>2,099.3 </text:p>
          </table:table-cell>
          <table:table-cell table:style-name="ce40" office:value-type="float" office:value="87.776937" calcext:value-type="float">
            <text:p>87.8 </text:p>
          </table:table-cell>
          <table:table-cell table:style-name="ce40" office:value-type="float" office:value="2187.073659" calcext:value-type="float">
            <text:p>2,187.1 </text:p>
          </table:table-cell>
          <table:table-cell table:style-name="ce46" office:value-type="float" office:value="95.9866" calcext:value-type="float">
            <text:p>95.99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3" calcext:value-type="float">
            <text:p>3.0 </text:p>
          </table:table-cell>
          <table:table-cell table:style-name="ce16" office:value-type="float" office:value="0.002" calcext:value-type="float">
            <text:p>0.0 </text:p>
          </table:table-cell>
          <table:table-cell table:style-name="ce16" office:value-type="float" office:value="0.007942" calcext:value-type="float">
            <text:p>0.0 </text:p>
          </table:table-cell>
          <table:table-cell table:style-name="ce16" office:value-type="float" office:value="0.010796" calcext:value-type="float">
            <text:p>0.0 </text:p>
          </table:table-cell>
          <table:table-cell table:style-name="ce28" office:value-type="float" office:value="0.018738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07942" calcext:value-type="float">
            <text:p>0.0 </text:p>
          </table:table-cell>
          <table:table-cell table:style-name="ce40" office:value-type="float" office:value="113.47602" calcext:value-type="float">
            <text:p>113.5 </text:p>
          </table:table-cell>
          <table:table-cell table:style-name="ce40" office:value-type="float" office:value="113.483962" calcext:value-type="float">
            <text:p>113.5 </text:p>
          </table:table-cell>
          <table:table-cell table:style-name="ce46" office:value-type="float" office:value="0.007" calcext:value-type="float">
            <text:p>0.01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3.882" calcext:value-type="float">
            <text:p>53.9 </text:p>
          </table:table-cell>
          <table:table-cell table:style-name="ce16" office:value-type="float" office:value="6.683" calcext:value-type="float">
            <text:p>6.7 </text:p>
          </table:table-cell>
          <table:table-cell table:style-name="ce16" office:value-type="float" office:value="49.882554" calcext:value-type="float">
            <text:p>49.9 </text:p>
          </table:table-cell>
          <table:table-cell table:style-name="ce16" office:value-type="float" office:value="8.660348" calcext:value-type="float">
            <text:p>8.7 </text:p>
          </table:table-cell>
          <table:table-cell table:style-name="ce28" office:value-type="float" office:value="58.542902" calcext:value-type="float">
            <text:p>58.5 </text:p>
          </table:table-cell>
          <table:table-cell table:style-name="ce36" office:value-type="float" office:value="1.483682" calcext:value-type="float">
            <text:p>1.5 </text:p>
          </table:table-cell>
          <table:table-cell table:style-name="ce40" office:value-type="float" office:value="48.398872" calcext:value-type="float">
            <text:p>48.4 </text:p>
          </table:table-cell>
          <table:table-cell table:style-name="ce40" office:value-type="float" office:value="133.348809" calcext:value-type="float">
            <text:p>133.3 </text:p>
          </table:table-cell>
          <table:table-cell table:style-name="ce40" office:value-type="float" office:value="181.747681" calcext:value-type="float">
            <text:p>181.7 </text:p>
          </table:table-cell>
          <table:table-cell table:style-name="ce46" office:value-type="float" office:value="26.6297" calcext:value-type="float">
            <text:p>26.63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7.96" calcext:value-type="float">
            <text:p>58.0 </text:p>
          </table:table-cell>
          <table:table-cell table:style-name="ce16" office:value-type="float" office:value="19.335" calcext:value-type="float">
            <text:p>19.3 </text:p>
          </table:table-cell>
          <table:table-cell table:style-name="ce16" office:value-type="float" office:value="140.320215" calcext:value-type="float">
            <text:p>140.3 </text:p>
          </table:table-cell>
          <table:table-cell table:style-name="ce16" office:value-type="float" office:value="29.051545" calcext:value-type="float">
            <text:p>29.1 </text:p>
          </table:table-cell>
          <table:table-cell table:style-name="ce28" office:value-type="float" office:value="169.37176" calcext:value-type="float">
            <text:p>169.4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40.320215" calcext:value-type="float">
            <text:p>140.3 </text:p>
          </table:table-cell>
          <table:table-cell table:style-name="ce40" office:value-type="float" office:value="118.650581" calcext:value-type="float">
            <text:p>118.7 </text:p>
          </table:table-cell>
          <table:table-cell table:style-name="ce40" office:value-type="float" office:value="258.970796" calcext:value-type="float">
            <text:p>259.0 </text:p>
          </table:table-cell>
          <table:table-cell table:style-name="ce46" office:value-type="float" office:value="54.1838" calcext:value-type="float">
            <text:p>54.18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318.361" calcext:value-type="float">
            <text:p>318.4 </text:p>
          </table:table-cell>
          <table:table-cell table:style-name="ce16" office:value-type="float" office:value="197.128" calcext:value-type="float">
            <text:p>197.1 </text:p>
          </table:table-cell>
          <table:table-cell table:style-name="ce16" office:value-type="float" office:value="1438.282014" calcext:value-type="float">
            <text:p>1,438.3 </text:p>
          </table:table-cell>
          <table:table-cell table:style-name="ce16" office:value-type="float" office:value="288.558829" calcext:value-type="float">
            <text:p>288.6 </text:p>
          </table:table-cell>
          <table:table-cell table:style-name="ce28" office:value-type="float" office:value="1726.840843" calcext:value-type="float">
            <text:p>1,726.8 </text:p>
          </table:table-cell>
          <table:table-cell table:style-name="ce35" office:value-type="float" office:value="84.68902" calcext:value-type="float">
            <text:p>84.7 </text:p>
          </table:table-cell>
          <table:table-cell table:style-name="ce40" office:value-type="float" office:value="1353.592994" calcext:value-type="float">
            <text:p>1,353.6 </text:p>
          </table:table-cell>
          <table:table-cell table:style-name="ce40" office:value-type="float" office:value="692.384622" calcext:value-type="float">
            <text:p>692.4 </text:p>
          </table:table-cell>
          <table:table-cell table:style-name="ce40" office:value-type="float" office:value="2045.977616" calcext:value-type="float">
            <text:p>2,046.0 </text:p>
          </table:table-cell>
          <table:table-cell table:style-name="ce46" office:value-type="float" office:value="66.1587" calcext:value-type="float">
            <text:p>66.16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058.611" calcext:value-type="float">
            <text:p>4,058.6 </text:p>
          </table:table-cell>
          <table:table-cell table:style-name="ce16" office:value-type="float" office:value="2525.987" calcext:value-type="float">
            <text:p>2,526.0 </text:p>
          </table:table-cell>
          <table:table-cell table:style-name="ce16" office:value-type="float" office:value="20052.858845" calcext:value-type="float">
            <text:p>20,052.9 </text:p>
          </table:table-cell>
          <table:table-cell table:style-name="ce16" office:value-type="float" office:value="2074.784228" calcext:value-type="float">
            <text:p>2,074.8 </text:p>
          </table:table-cell>
          <table:table-cell table:style-name="ce28" office:value-type="float" office:value="22127.643073" calcext:value-type="float">
            <text:p>22,127.6 </text:p>
          </table:table-cell>
          <table:table-cell table:style-name="ce36" office:value-type="float" office:value="3567.529493" calcext:value-type="float">
            <text:p>3,567.5 </text:p>
          </table:table-cell>
          <table:table-cell table:style-name="ce40" office:value-type="float" office:value="16485.329352" calcext:value-type="float">
            <text:p>16,485.3 </text:p>
          </table:table-cell>
          <table:table-cell table:style-name="ce40" office:value-type="float" office:value="1149.173969" calcext:value-type="float">
            <text:p>1,149.2 </text:p>
          </table:table-cell>
          <table:table-cell table:style-name="ce40" office:value-type="float" office:value="17634.503321" calcext:value-type="float">
            <text:p>17,634.5 </text:p>
          </table:table-cell>
          <table:table-cell table:style-name="ce46" office:value-type="float" office:value="93.4834" calcext:value-type="float">
            <text:p>93.48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773.063" calcext:value-type="float">
            <text:p>773.1 </text:p>
          </table:table-cell>
          <table:table-cell table:style-name="ce16" office:value-type="float" office:value="279.888" calcext:value-type="float">
            <text:p>279.9 </text:p>
          </table:table-cell>
          <table:table-cell table:style-name="ce16" office:value-type="float" office:value="2185.26949" calcext:value-type="float">
            <text:p>2,185.3 </text:p>
          </table:table-cell>
          <table:table-cell table:style-name="ce16" office:value-type="float" office:value="266.55073" calcext:value-type="float">
            <text:p>266.6 </text:p>
          </table:table-cell>
          <table:table-cell table:style-name="ce28" office:value-type="float" office:value="2451.82022" calcext:value-type="float">
            <text:p>2,451.8 </text:p>
          </table:table-cell>
          <table:table-cell table:style-name="ce36" office:value-type="float" office:value="201.4144" calcext:value-type="float">
            <text:p>201.4 </text:p>
          </table:table-cell>
          <table:table-cell table:style-name="ce40" office:value-type="float" office:value="1983.85509" calcext:value-type="float">
            <text:p>1,983.9 </text:p>
          </table:table-cell>
          <table:table-cell table:style-name="ce40" office:value-type="float" office:value="1444.261988" calcext:value-type="float">
            <text:p>1,444.3 </text:p>
          </table:table-cell>
          <table:table-cell table:style-name="ce40" office:value-type="float" office:value="3428.117078" calcext:value-type="float">
            <text:p>3,428.1 </text:p>
          </table:table-cell>
          <table:table-cell table:style-name="ce46" office:value-type="float" office:value="57.8701" calcext:value-type="float">
            <text:p>57.87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4.189" calcext:value-type="float">
            <text:p>104.2 </text:p>
          </table:table-cell>
          <table:table-cell table:style-name="ce16" office:value-type="float" office:value="792.891755" calcext:value-type="float">
            <text:p>792.9 </text:p>
          </table:table-cell>
          <table:table-cell table:style-name="ce16" office:value-type="float" office:value="119.803595" calcext:value-type="float">
            <text:p>119.8 </text:p>
          </table:table-cell>
          <table:table-cell table:style-name="ce28" office:value-type="float" office:value="912.69535" calcext:value-type="float">
            <text:p>912.7 </text:p>
          </table:table-cell>
          <table:table-cell table:style-name="ce36" office:value-type="float" office:value="208.6704" calcext:value-type="float">
            <text:p>208.7 </text:p>
          </table:table-cell>
          <table:table-cell table:style-name="ce40" office:value-type="float" office:value="584.221355" calcext:value-type="float">
            <text:p>584.2 </text:p>
          </table:table-cell>
          <table:table-cell table:style-name="ce40" office:value-type="float" office:value="378.722" calcext:value-type="float">
            <text:p>378.7 </text:p>
          </table:table-cell>
          <table:table-cell table:style-name="ce40" office:value-type="float" office:value="962.943355" calcext:value-type="float">
            <text:p>962.9 </text:p>
          </table:table-cell>
          <table:table-cell table:style-name="ce46" office:value-type="float" office:value="60.6704" calcext:value-type="float">
            <text:p>60.67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91.13" calcext:value-type="float">
            <text:p>91.1 </text:p>
          </table:table-cell>
          <table:table-cell table:style-name="ce16" office:value-type="float" office:value="20.904" calcext:value-type="float">
            <text:p>20.9 </text:p>
          </table:table-cell>
          <table:table-cell table:style-name="ce16" office:value-type="float" office:value="157.914762" calcext:value-type="float">
            <text:p>157.9 </text:p>
            <draw:polygon table:end-cell-address="Page14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5.206957" calcext:value-type="float">
            <text:p>25.2 </text:p>
          </table:table-cell>
          <table:table-cell table:style-name="ce28" office:value-type="float" office:value="183.121719" calcext:value-type="float">
            <text:p>183.1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57.914762" calcext:value-type="float">
            <text:p>157.9 </text:p>
          </table:table-cell>
          <table:table-cell table:style-name="ce40" office:value-type="float" office:value="773.50916" calcext:value-type="float">
            <text:p>773.5 </text:p>
          </table:table-cell>
          <table:table-cell table:style-name="ce40" office:value-type="float" office:value="931.423922" calcext:value-type="float">
            <text:p>931.4 </text:p>
          </table:table-cell>
          <table:table-cell table:style-name="ce46" office:value-type="float" office:value="16.9541" calcext:value-type="float">
            <text:p>16.95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865.51" calcext:value-type="float">
            <text:p>865.5 </text:p>
          </table:table-cell>
          <table:table-cell table:style-name="ce16" office:value-type="float" office:value="634.308" calcext:value-type="float">
            <text:p>634.3 </text:p>
          </table:table-cell>
          <table:table-cell table:style-name="ce16" office:value-type="float" office:value="5008.384119" calcext:value-type="float">
            <text:p>5,008.4 </text:p>
          </table:table-cell>
          <table:table-cell table:style-name="ce16" office:value-type="float" office:value="548.150894" calcext:value-type="float">
            <text:p>548.2 </text:p>
          </table:table-cell>
          <table:table-cell table:style-name="ce28" office:value-type="float" office:value="5556.535013" calcext:value-type="float">
            <text:p>5,556.5 </text:p>
          </table:table-cell>
          <table:table-cell table:style-name="ce35" office:value-type="float" office:value="66.528" calcext:value-type="float">
            <text:p>66.5 </text:p>
          </table:table-cell>
          <table:table-cell table:style-name="ce40" office:value-type="float" office:value="4941.856119" calcext:value-type="float">
            <text:p>4,941.9 </text:p>
          </table:table-cell>
          <table:table-cell table:style-name="ce40" office:value-type="float" office:value="2836.195313" calcext:value-type="float">
            <text:p>2,836.2 </text:p>
          </table:table-cell>
          <table:table-cell table:style-name="ce40" office:value-type="float" office:value="7778.051432" calcext:value-type="float">
            <text:p>7,778.1 </text:p>
          </table:table-cell>
          <table:table-cell table:style-name="ce46" office:value-type="float" office:value="63.5359" calcext:value-type="float">
            <text:p>63.54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" calcext:value-type="float">
            <text:p>- <text:s text:c="2"/></text:p>
          </table:table-cell>
          <table:table-cell table:number-columns-repeated="2" table:style-name="ce17" office:value-type="float" office:value="16.01689" calcext:value-type="float">
            <text:p>16.02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20.225" calcext:value-type="float">
            <text:p>120.2 </text:p>
          </table:table-cell>
          <table:table-cell table:style-name="ce16" office:value-type="float" office:value="78.271" calcext:value-type="float">
            <text:p>78.3 </text:p>
          </table:table-cell>
          <table:table-cell table:style-name="ce16" office:value-type="float" office:value="609.595947" calcext:value-type="float">
            <text:p>609.6 </text:p>
          </table:table-cell>
          <table:table-cell table:style-name="ce16" office:value-type="float" office:value="76.059345" calcext:value-type="float">
            <text:p>76.1 </text:p>
          </table:table-cell>
          <table:table-cell table:style-name="ce28" office:value-type="float" office:value="685.655292" calcext:value-type="float">
            <text:p>685.7 </text:p>
          </table:table-cell>
          <table:table-cell table:style-name="ce36" office:value-type="float" office:value="102.861672" calcext:value-type="float">
            <text:p>102.9 </text:p>
          </table:table-cell>
          <table:table-cell table:style-name="ce40" office:value-type="float" office:value="506.734275" calcext:value-type="float">
            <text:p>506.7 </text:p>
          </table:table-cell>
          <table:table-cell table:style-name="ce40" office:value-type="float" office:value="43.4548" calcext:value-type="float">
            <text:p>43.5 </text:p>
          </table:table-cell>
          <table:table-cell table:style-name="ce40" office:value-type="float" office:value="550.189075" calcext:value-type="float">
            <text:p>550.2 </text:p>
          </table:table-cell>
          <table:table-cell table:style-name="ce46" office:value-type="float" office:value="92.1018" calcext:value-type="float">
            <text:p>92.10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48.418" calcext:value-type="float">
            <text:p>648.4 </text:p>
          </table:table-cell>
          <table:table-cell table:style-name="ce16" office:value-type="float" office:value="386.039" calcext:value-type="float">
            <text:p>386.0 </text:p>
          </table:table-cell>
          <table:table-cell table:style-name="ce16" office:value-type="float" office:value="2702.386174" calcext:value-type="float">
            <text:p>2,702.4 </text:p>
          </table:table-cell>
          <table:table-cell table:style-name="ce16" office:value-type="float" office:value="679.31336" calcext:value-type="float">
            <text:p>679.3 </text:p>
          </table:table-cell>
          <table:table-cell table:style-name="ce28" office:value-type="float" office:value="3381.699534" calcext:value-type="float">
            <text:p>3,381.7 </text:p>
          </table:table-cell>
          <table:table-cell table:style-name="ce36" office:value-type="float" office:value="2671.145705" calcext:value-type="float">
            <text:p>2,671.1 </text:p>
          </table:table-cell>
          <table:table-cell table:style-name="ce40" office:value-type="float" office:value="31.240469" calcext:value-type="float">
            <text:p>31.2 </text:p>
          </table:table-cell>
          <table:table-cell table:style-name="ce40" office:value-type="float" office:value="28.802168" calcext:value-type="float">
            <text:p>28.8 </text:p>
          </table:table-cell>
          <table:table-cell table:style-name="ce40" office:value-type="float" office:value="60.042637" calcext:value-type="float">
            <text:p>60.0 </text:p>
          </table:table-cell>
          <table:table-cell table:style-name="ce46" office:value-type="float" office:value="52.0305" calcext:value-type="float">
            <text:p>52.03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style-name="ce17" office:value-type="float" office:value="1.5" calcext:value-type="float">
            <text:p>1.50 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style-name="ce17" office:value-type="float" office:value="8.038" calcext:value-type="float">
            <text:p>8.04 </text:p>
          </table:table-cell>
          <table:table-cell table:style-name="ce17" office:value-type="float" office:value="0.005" calcext:value-type="float">
            <text:p>0.01 </text:p>
          </table:table-cell>
          <table:table-cell table:style-name="ce17" office:value-type="float" office:value="0.044001" calcext:value-type="float">
            <text:p>0.04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.044001" calcext:value-type="float">
            <text:p>0.04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44001" calcext:value-type="float">
            <text:p>0.04 </text:p>
          </table:table-cell>
          <table:table-cell table:style-name="ce17" office:value-type="float" office:value="2.704642" calcext:value-type="float">
            <text:p>2.70 </text:p>
          </table:table-cell>
          <table:table-cell table:style-name="ce17" office:value-type="float" office:value="2.748643" calcext:value-type="float">
            <text:p>2.75 </text:p>
          </table:table-cell>
          <table:table-cell table:style-name="ce17" office:value-type="float" office:value="1.6008" calcext:value-type="float">
            <text:p>1.60 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style-name="ce17" office:value-type="float" office:value="0.8" calcext:value-type="float">
            <text:p>0.80 </text:p>
          </table:table-cell>
          <table:table-cell table:style-name="ce17" office:value-type="float" office:value="0.001" calcext:value-type="float">
            <text:p>0.00 </text:p>
          </table:table-cell>
          <table:table-cell table:style-name="ce17" office:value-type="float" office:value="0.004313" calcext:value-type="float">
            <text:p>0.00 </text:p>
            <draw:polygon table:end-cell-address="Page14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.000192" calcext:value-type="float">
            <text:p>0.00 </text:p>
          </table:table-cell>
          <table:table-cell table:style-name="ce29" office:value-type="float" office:value="0.004505" calcext:value-type="float">
            <text:p>0.00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4313" calcext:value-type="float">
            <text:p>0.0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4313" calcext:value-type="float">
            <text:p>0.00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style-name="ce17" office:value-type="float" office:value="1.6" calcext:value-type="float">
            <text:p>1.60 </text:p>
          </table:table-cell>
          <table:table-cell table:style-name="ce17" office:value-type="float" office:value="0.001" calcext:value-type="float">
            <text:p>0.00 </text:p>
          </table:table-cell>
          <table:table-cell table:style-name="ce17" office:value-type="float" office:value="0.009" calcext:value-type="float">
            <text:p>0.01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.009" calcext:value-type="float">
            <text:p>0.01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9" calcext:value-type="float">
            <text:p>0.01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9" calcext:value-type="float">
            <text:p>0.01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style-name="ce17" office:value-type="float" office:value="2.1" calcext:value-type="float">
            <text:p>2.10 </text:p>
          </table:table-cell>
          <table:table-cell table:style-name="ce17" office:value-type="float" office:value="0.001" calcext:value-type="float">
            <text:p>0.00 </text:p>
          </table:table-cell>
          <table:table-cell table:style-name="ce17" office:value-type="float" office:value="0.003526" calcext:value-type="float">
            <text:p>0.00 </text:p>
            <draw:polygon table:end-cell-address="Page14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.002206" calcext:value-type="float">
            <text:p>0.00 </text:p>
          </table:table-cell>
          <table:table-cell table:style-name="ce29" office:value-type="float" office:value="0.005732" calcext:value-type="float">
            <text:p>0.01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3526" calcext:value-type="float">
            <text:p>0.00 </text:p>
          </table:table-cell>
          <table:table-cell table:style-name="ce17" office:value-type="float" office:value="27.7934" calcext:value-type="float">
            <text:p>27.79 </text:p>
          </table:table-cell>
          <table:table-cell table:style-name="ce17" office:value-type="float" office:value="27.796926" calcext:value-type="float">
            <text:p>27.80 </text:p>
          </table:table-cell>
          <table:table-cell table:style-name="ce17" office:value-type="float" office:value="0.0127" calcext:value-type="float">
            <text:p>0.01 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style-name="ce17" office:value-type="float" office:value="1.793" calcext:value-type="float">
            <text:p>1.79 </text:p>
          </table:table-cell>
          <table:table-cell table:style-name="ce17" office:value-type="float" office:value="0.748" calcext:value-type="float">
            <text:p>0.75 </text:p>
          </table:table-cell>
          <table:table-cell table:style-name="ce17" office:value-type="float" office:value="6.467993" calcext:value-type="float">
            <text:p>6.47 </text:p>
          </table:table-cell>
          <table:table-cell table:style-name="ce17" office:value-type="float" office:value="0.08033" calcext:value-type="float">
            <text:p>0.08 </text:p>
          </table:table-cell>
          <table:table-cell table:style-name="ce29" office:value-type="float" office:value="6.548323" calcext:value-type="float">
            <text:p>6.55 </text:p>
          </table:table-cell>
          <table:table-cell table:style-name="ce37" office:value-type="float" office:value="4.658292" calcext:value-type="float">
            <text:p>4.66 </text:p>
          </table:table-cell>
          <table:table-cell table:style-name="ce17" office:value-type="float" office:value="1.809701" calcext:value-type="float">
            <text:p>1.81 </text:p>
          </table:table-cell>
          <table:table-cell table:style-name="ce17" office:value-type="float" office:value="14.368655" calcext:value-type="float">
            <text:p>14.37 </text:p>
          </table:table-cell>
          <table:table-cell table:style-name="ce17" office:value-type="float" office:value="16.178356" calcext:value-type="float">
            <text:p>16.18 </text:p>
          </table:table-cell>
          <table:table-cell table:style-name="ce17" office:value-type="float" office:value="11.1859" calcext:value-type="float">
            <text:p>11.19 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869.367" calcext:value-type="float">
            <text:p>7,869.4 </text:p>
          </table:table-cell>
          <table:table-cell table:style-name="ce18" office:value-type="float" office:value="4675.08" calcext:value-type="float">
            <text:p>4,675.1 </text:p>
          </table:table-cell>
          <table:table-cell table:style-name="ce18" office:value-type="float" office:value="36388.443197" calcext:value-type="float">
            <text:p>36,388.4 </text:p>
          </table:table-cell>
          <table:table-cell table:style-name="ce18" office:value-type="float" office:value="4565.25678" calcext:value-type="float">
            <text:p>4,565.3 </text:p>
          </table:table-cell>
          <table:table-cell table:style-name="ce30" office:value-type="float" office:value="40953.699977" calcext:value-type="float">
            <text:p>40,953.7 </text:p>
          </table:table-cell>
          <table:table-cell table:style-name="ce38" office:value-type="float" office:value="7335.300664" calcext:value-type="float">
            <text:p>7,335.3 </text:p>
          </table:table-cell>
          <table:table-cell table:style-name="ce41" office:value-type="float" office:value="29053.142533" calcext:value-type="float">
            <text:p>29,053.1 </text:p>
          </table:table-cell>
          <table:table-cell table:style-name="ce41" office:value-type="float" office:value="9545.749921" calcext:value-type="float">
            <text:p>9,545.7 </text:p>
          </table:table-cell>
          <table:table-cell table:style-name="ce41" office:value-type="float" office:value="38598.892454" calcext:value-type="float">
            <text:p>38,598.9 </text:p>
          </table:table-cell>
          <table:table-cell table:style-name="ce47" office:value-type="float" office:value="75.2694" calcext:value-type="float">
            <text:p>75.27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4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4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5" table:style-name="ta15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8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19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5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5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254.528" calcext:value-type="float">
            <text:p>254.5 </text:p>
          </table:table-cell>
          <table:table-cell table:style-name="ce15" office:value-type="float" office:value="92.222" calcext:value-type="float">
            <text:p>92.2 </text:p>
          </table:table-cell>
          <table:table-cell table:style-name="ce15" office:value-type="float" office:value="691.68716" calcext:value-type="float">
            <text:p>691.7 </text:p>
          </table:table-cell>
          <table:table-cell table:style-name="ce15" office:value-type="float" office:value="116.179817" calcext:value-type="float">
            <text:p>116.2 </text:p>
          </table:table-cell>
          <table:table-cell table:style-name="ce27" office:value-type="float" office:value="807.866977" calcext:value-type="float">
            <text:p>807.9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691.68716" calcext:value-type="float">
            <text:p>691.7 </text:p>
          </table:table-cell>
          <table:table-cell table:style-name="ce40" office:value-type="float" office:value="1691.256774" calcext:value-type="float">
            <text:p>1,691.3 </text:p>
          </table:table-cell>
          <table:table-cell table:style-name="ce40" office:value-type="float" office:value="2382.943934" calcext:value-type="float">
            <text:p>2,382.9 </text:p>
          </table:table-cell>
          <table:table-cell table:style-name="ce46" office:value-type="float" office:value="29.0266" calcext:value-type="float">
            <text:p>29.03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6.528" calcext:value-type="float">
            <text:p>416.5 </text:p>
          </table:table-cell>
          <table:table-cell table:style-name="ce16" office:value-type="float" office:value="307.882" calcext:value-type="float">
            <text:p>307.9 </text:p>
          </table:table-cell>
          <table:table-cell table:style-name="ce16" office:value-type="float" office:value="2375.769402" calcext:value-type="float">
            <text:p>2,375.8 </text:p>
          </table:table-cell>
          <table:table-cell table:style-name="ce16" office:value-type="float" office:value="321.280859" calcext:value-type="float">
            <text:p>321.3 </text:p>
          </table:table-cell>
          <table:table-cell table:style-name="ce28" office:value-type="float" office:value="2697.050261" calcext:value-type="float">
            <text:p>2,697.1 </text:p>
          </table:table-cell>
          <table:table-cell table:style-name="ce35" office:value-type="float" office:value="275.472" calcext:value-type="float">
            <text:p>275.5 </text:p>
          </table:table-cell>
          <table:table-cell table:style-name="ce40" office:value-type="float" office:value="2100.297402" calcext:value-type="float">
            <text:p>2,100.3 </text:p>
          </table:table-cell>
          <table:table-cell table:style-name="ce40" office:value-type="float" office:value="145.174297" calcext:value-type="float">
            <text:p>145.2 </text:p>
          </table:table-cell>
          <table:table-cell table:style-name="ce40" office:value-type="float" office:value="2245.471699" calcext:value-type="float">
            <text:p>2,245.5 </text:p>
          </table:table-cell>
          <table:table-cell table:style-name="ce46" office:value-type="float" office:value="93.5348" calcext:value-type="float">
            <text:p>93.53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3" calcext:value-type="float">
            <text:p>3.0 </text:p>
          </table:table-cell>
          <table:table-cell table:style-name="ce16" office:value-type="float" office:value="0.002" calcext:value-type="float">
            <text:p>0.0 </text:p>
          </table:table-cell>
          <table:table-cell table:style-name="ce16" office:value-type="float" office:value="0.01702" calcext:value-type="float">
            <text:p>0.0 </text:p>
          </table:table-cell>
          <table:table-cell table:style-name="ce16" office:value-type="float" office:value="0.0038" calcext:value-type="float">
            <text:p>0.0 </text:p>
          </table:table-cell>
          <table:table-cell table:style-name="ce28" office:value-type="float" office:value="0.02082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1702" calcext:value-type="float">
            <text:p>0.0 </text:p>
          </table:table-cell>
          <table:table-cell table:style-name="ce40" office:value-type="float" office:value="114.7748" calcext:value-type="float">
            <text:p>114.8 </text:p>
          </table:table-cell>
          <table:table-cell table:style-name="ce40" office:value-type="float" office:value="114.79182" calcext:value-type="float">
            <text:p>114.8 </text:p>
          </table:table-cell>
          <table:table-cell table:style-name="ce46" office:value-type="float" office:value="0.0148" calcext:value-type="float">
            <text:p>0.01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4.101" calcext:value-type="float">
            <text:p>54.1 </text:p>
          </table:table-cell>
          <table:table-cell table:style-name="ce16" office:value-type="float" office:value="7.034" calcext:value-type="float">
            <text:p>7.0 </text:p>
          </table:table-cell>
          <table:table-cell table:style-name="ce16" office:value-type="float" office:value="53.86759" calcext:value-type="float">
            <text:p>53.9 </text:p>
          </table:table-cell>
          <table:table-cell table:style-name="ce16" office:value-type="float" office:value="7.746962" calcext:value-type="float">
            <text:p>7.7 </text:p>
          </table:table-cell>
          <table:table-cell table:style-name="ce28" office:value-type="float" office:value="61.614552" calcext:value-type="float">
            <text:p>61.6 </text:p>
          </table:table-cell>
          <table:table-cell table:style-name="ce36" office:value-type="float" office:value="1.01244" calcext:value-type="float">
            <text:p>1.0 </text:p>
          </table:table-cell>
          <table:table-cell table:style-name="ce40" office:value-type="float" office:value="52.85515" calcext:value-type="float">
            <text:p>52.9 </text:p>
          </table:table-cell>
          <table:table-cell table:style-name="ce40" office:value-type="float" office:value="107.823344" calcext:value-type="float">
            <text:p>107.8 </text:p>
          </table:table-cell>
          <table:table-cell table:style-name="ce40" office:value-type="float" office:value="160.678494" calcext:value-type="float">
            <text:p>160.7 </text:p>
          </table:table-cell>
          <table:table-cell table:style-name="ce46" office:value-type="float" office:value="32.895" calcext:value-type="float">
            <text:p>32.90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7.96" calcext:value-type="float">
            <text:p>58.0 </text:p>
          </table:table-cell>
          <table:table-cell table:style-name="ce16" office:value-type="float" office:value="18.867" calcext:value-type="float">
            <text:p>18.9 </text:p>
          </table:table-cell>
          <table:table-cell table:style-name="ce16" office:value-type="float" office:value="136.50247" calcext:value-type="float">
            <text:p>136.5 </text:p>
          </table:table-cell>
          <table:table-cell table:style-name="ce16" office:value-type="float" office:value="28.77203" calcext:value-type="float">
            <text:p>28.8 </text:p>
          </table:table-cell>
          <table:table-cell table:style-name="ce28" office:value-type="float" office:value="165.2745" calcext:value-type="float">
            <text:p>165.3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36.50247" calcext:value-type="float">
            <text:p>136.5 </text:p>
          </table:table-cell>
          <table:table-cell table:style-name="ce40" office:value-type="float" office:value="60.124819" calcext:value-type="float">
            <text:p>60.1 </text:p>
          </table:table-cell>
          <table:table-cell table:style-name="ce40" office:value-type="float" office:value="196.627289" calcext:value-type="float">
            <text:p>196.6 </text:p>
          </table:table-cell>
          <table:table-cell table:style-name="ce46" office:value-type="float" office:value="69.4219" calcext:value-type="float">
            <text:p>69.42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320.761" calcext:value-type="float">
            <text:p>320.8 </text:p>
          </table:table-cell>
          <table:table-cell table:style-name="ce16" office:value-type="float" office:value="196.285" calcext:value-type="float">
            <text:p>196.3 </text:p>
          </table:table-cell>
          <table:table-cell table:style-name="ce16" office:value-type="float" office:value="1426.70839" calcext:value-type="float">
            <text:p>1,426.7 </text:p>
          </table:table-cell>
          <table:table-cell table:style-name="ce16" office:value-type="float" office:value="292.751293" calcext:value-type="float">
            <text:p>292.8 </text:p>
          </table:table-cell>
          <table:table-cell table:style-name="ce28" office:value-type="float" office:value="1719.459683" calcext:value-type="float">
            <text:p>1,719.5 </text:p>
          </table:table-cell>
          <table:table-cell table:style-name="ce35" office:value-type="float" office:value="85.8236" calcext:value-type="float">
            <text:p>85.8 </text:p>
          </table:table-cell>
          <table:table-cell table:style-name="ce40" office:value-type="float" office:value="1340.88479" calcext:value-type="float">
            <text:p>1,340.9 </text:p>
          </table:table-cell>
          <table:table-cell table:style-name="ce40" office:value-type="float" office:value="604.702084" calcext:value-type="float">
            <text:p>604.7 </text:p>
          </table:table-cell>
          <table:table-cell table:style-name="ce40" office:value-type="float" office:value="1945.586874" calcext:value-type="float">
            <text:p>1,945.6 </text:p>
          </table:table-cell>
          <table:table-cell table:style-name="ce46" office:value-type="float" office:value="68.9193" calcext:value-type="float">
            <text:p>68.92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07.611" calcext:value-type="float">
            <text:p>4,107.6 </text:p>
          </table:table-cell>
          <table:table-cell table:style-name="ce16" office:value-type="float" office:value="2421.114" calcext:value-type="float">
            <text:p>2,421.1 </text:p>
          </table:table-cell>
          <table:table-cell table:style-name="ce16" office:value-type="float" office:value="19164.20086" calcext:value-type="float">
            <text:p>19,164.2 </text:p>
          </table:table-cell>
          <table:table-cell table:style-name="ce16" office:value-type="float" office:value="2044.760121" calcext:value-type="float">
            <text:p>2,044.8 </text:p>
          </table:table-cell>
          <table:table-cell table:style-name="ce28" office:value-type="float" office:value="21208.960981" calcext:value-type="float">
            <text:p>21,209.0 </text:p>
          </table:table-cell>
          <table:table-cell table:style-name="ce36" office:value-type="float" office:value="3033.330606" calcext:value-type="float">
            <text:p>3,033.3 </text:p>
          </table:table-cell>
          <table:table-cell table:style-name="ce40" office:value-type="float" office:value="16130.870254" calcext:value-type="float">
            <text:p>16,130.9 </text:p>
          </table:table-cell>
          <table:table-cell table:style-name="ce40" office:value-type="float" office:value="1129.315908" calcext:value-type="float">
            <text:p>1,129.3 </text:p>
          </table:table-cell>
          <table:table-cell table:style-name="ce40" office:value-type="float" office:value="17260.186162" calcext:value-type="float">
            <text:p>17,260.2 </text:p>
          </table:table-cell>
          <table:table-cell table:style-name="ce46" office:value-type="float" office:value="93.4571" calcext:value-type="float">
            <text:p>93.46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07.063" calcext:value-type="float">
            <text:p>807.1 </text:p>
          </table:table-cell>
          <table:table-cell table:style-name="ce16" office:value-type="float" office:value="304.695" calcext:value-type="float">
            <text:p>304.7 </text:p>
          </table:table-cell>
          <table:table-cell table:style-name="ce16" office:value-type="float" office:value="2383.263454" calcext:value-type="float">
            <text:p>2,383.3 </text:p>
          </table:table-cell>
          <table:table-cell table:style-name="ce16" office:value-type="float" office:value="285.861913" calcext:value-type="float">
            <text:p>285.9 </text:p>
          </table:table-cell>
          <table:table-cell table:style-name="ce28" office:value-type="float" office:value="2669.125367" calcext:value-type="float">
            <text:p>2,669.1 </text:p>
          </table:table-cell>
          <table:table-cell table:style-name="ce36" office:value-type="float" office:value="397.4304" calcext:value-type="float">
            <text:p>397.4 </text:p>
          </table:table-cell>
          <table:table-cell table:style-name="ce40" office:value-type="float" office:value="1985.833054" calcext:value-type="float">
            <text:p>1,985.8 </text:p>
          </table:table-cell>
          <table:table-cell table:style-name="ce40" office:value-type="float" office:value="1237.488432" calcext:value-type="float">
            <text:p>1,237.5 </text:p>
          </table:table-cell>
          <table:table-cell table:style-name="ce40" office:value-type="float" office:value="3223.321486" calcext:value-type="float">
            <text:p>3,223.3 </text:p>
          </table:table-cell>
          <table:table-cell table:style-name="ce46" office:value-type="float" office:value="61.6083" calcext:value-type="float">
            <text:p>61.61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99.177" calcext:value-type="float">
            <text:p>99.2 </text:p>
          </table:table-cell>
          <table:table-cell table:style-name="ce16" office:value-type="float" office:value="750.925181" calcext:value-type="float">
            <text:p>750.9 </text:p>
          </table:table-cell>
          <table:table-cell table:style-name="ce16" office:value-type="float" office:value="117.869278" calcext:value-type="float">
            <text:p>117.9 </text:p>
          </table:table-cell>
          <table:table-cell table:style-name="ce28" office:value-type="float" office:value="868.794459" calcext:value-type="float">
            <text:p>868.8 </text:p>
          </table:table-cell>
          <table:table-cell table:style-name="ce36" office:value-type="float" office:value="184.2912" calcext:value-type="float">
            <text:p>184.3 </text:p>
          </table:table-cell>
          <table:table-cell table:style-name="ce40" office:value-type="float" office:value="566.633981" calcext:value-type="float">
            <text:p>566.6 </text:p>
          </table:table-cell>
          <table:table-cell table:style-name="ce40" office:value-type="float" office:value="329.6216" calcext:value-type="float">
            <text:p>329.6 </text:p>
          </table:table-cell>
          <table:table-cell table:style-name="ce40" office:value-type="float" office:value="896.255581" calcext:value-type="float">
            <text:p>896.3 </text:p>
          </table:table-cell>
          <table:table-cell table:style-name="ce46" office:value-type="float" office:value="63.2224" calcext:value-type="float">
            <text:p>63.22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91.13" calcext:value-type="float">
            <text:p>91.1 </text:p>
          </table:table-cell>
          <table:table-cell table:style-name="ce16" office:value-type="float" office:value="22.183" calcext:value-type="float">
            <text:p>22.2 </text:p>
          </table:table-cell>
          <table:table-cell table:style-name="ce16" office:value-type="float" office:value="167.33869" calcext:value-type="float">
            <text:p>167.3 </text:p>
            <draw:polygon table:end-cell-address="Page15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6.984508" calcext:value-type="float">
            <text:p>27.0 </text:p>
          </table:table-cell>
          <table:table-cell table:style-name="ce28" office:value-type="float" office:value="194.323198" calcext:value-type="float">
            <text:p>194.3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67.33869" calcext:value-type="float">
            <text:p>167.3 </text:p>
          </table:table-cell>
          <table:table-cell table:style-name="ce40" office:value-type="float" office:value="737.80944" calcext:value-type="float">
            <text:p>737.8 </text:p>
          </table:table-cell>
          <table:table-cell table:style-name="ce40" office:value-type="float" office:value="905.14813" calcext:value-type="float">
            <text:p>905.1 </text:p>
          </table:table-cell>
          <table:table-cell table:style-name="ce46" office:value-type="float" office:value="18.4874" calcext:value-type="float">
            <text:p>18.49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865.52" calcext:value-type="float">
            <text:p>865.5 </text:p>
          </table:table-cell>
          <table:table-cell table:style-name="ce16" office:value-type="float" office:value="607.354" calcext:value-type="float">
            <text:p>607.4 </text:p>
          </table:table-cell>
          <table:table-cell table:style-name="ce16" office:value-type="float" office:value="4784.270831" calcext:value-type="float">
            <text:p>4,784.3 </text:p>
          </table:table-cell>
          <table:table-cell table:style-name="ce16" office:value-type="float" office:value="536.151883" calcext:value-type="float">
            <text:p>536.2 </text:p>
          </table:table-cell>
          <table:table-cell table:style-name="ce28" office:value-type="float" office:value="5320.422714" calcext:value-type="float">
            <text:p>5,320.4 </text:p>
          </table:table-cell>
          <table:table-cell table:style-name="ce35" office:value-type="float" office:value="90.4512" calcext:value-type="float">
            <text:p>90.5 </text:p>
          </table:table-cell>
          <table:table-cell table:style-name="ce40" office:value-type="float" office:value="4693.819631" calcext:value-type="float">
            <text:p>4,693.8 </text:p>
          </table:table-cell>
          <table:table-cell table:style-name="ce40" office:value-type="float" office:value="2524.164172" calcext:value-type="float">
            <text:p>2,524.2 </text:p>
          </table:table-cell>
          <table:table-cell table:style-name="ce40" office:value-type="float" office:value="7217.983803" calcext:value-type="float">
            <text:p>7,218.0 </text:p>
          </table:table-cell>
          <table:table-cell table:style-name="ce46" office:value-type="float" office:value="65.0295" calcext:value-type="float">
            <text:p>65.03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20.225" calcext:value-type="float">
            <text:p>120.2 </text:p>
          </table:table-cell>
          <table:table-cell table:style-name="ce16" office:value-type="float" office:value="83.101" calcext:value-type="float">
            <text:p>83.1 </text:p>
          </table:table-cell>
          <table:table-cell table:style-name="ce16" office:value-type="float" office:value="642.995398" calcext:value-type="float">
            <text:p>643.0 </text:p>
          </table:table-cell>
          <table:table-cell table:style-name="ce16" office:value-type="float" office:value="84.966926" calcext:value-type="float">
            <text:p>85.0 </text:p>
          </table:table-cell>
          <table:table-cell table:style-name="ce28" office:value-type="float" office:value="727.962324" calcext:value-type="float">
            <text:p>728.0 </text:p>
          </table:table-cell>
          <table:table-cell table:style-name="ce36" office:value-type="float" office:value="94.175724" calcext:value-type="float">
            <text:p>94.2 </text:p>
          </table:table-cell>
          <table:table-cell table:style-name="ce40" office:value-type="float" office:value="548.819674" calcext:value-type="float">
            <text:p>548.8 </text:p>
          </table:table-cell>
          <table:table-cell table:style-name="ce40" office:value-type="float" office:value="16.2592" calcext:value-type="float">
            <text:p>16.3 </text:p>
          </table:table-cell>
          <table:table-cell table:style-name="ce40" office:value-type="float" office:value="565.078874" calcext:value-type="float">
            <text:p>565.1 </text:p>
          </table:table-cell>
          <table:table-cell table:style-name="ce46" office:value-type="float" office:value="97.1227" calcext:value-type="float">
            <text:p>97.12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44.335" calcext:value-type="float">
            <text:p>644.3 </text:p>
          </table:table-cell>
          <table:table-cell table:style-name="ce16" office:value-type="float" office:value="396.448" calcext:value-type="float">
            <text:p>396.4 </text:p>
          </table:table-cell>
          <table:table-cell table:style-name="ce16" office:value-type="float" office:value="2787.490863" calcext:value-type="float">
            <text:p>2,787.5 </text:p>
          </table:table-cell>
          <table:table-cell table:style-name="ce16" office:value-type="float" office:value="685.391403" calcext:value-type="float">
            <text:p>685.4 </text:p>
          </table:table-cell>
          <table:table-cell table:style-name="ce28" office:value-type="float" office:value="3472.882266" calcext:value-type="float">
            <text:p>3,472.9 </text:p>
          </table:table-cell>
          <table:table-cell table:style-name="ce36" office:value-type="float" office:value="2754.341956" calcext:value-type="float">
            <text:p>2,754.3 </text:p>
          </table:table-cell>
          <table:table-cell table:style-name="ce40" office:value-type="float" office:value="33.148907" calcext:value-type="float">
            <text:p>33.1 </text:p>
          </table:table-cell>
          <table:table-cell table:style-name="ce40" office:value-type="float" office:value="24.115801" calcext:value-type="float">
            <text:p>24.1 </text:p>
          </table:table-cell>
          <table:table-cell table:style-name="ce40" office:value-type="float" office:value="57.264708" calcext:value-type="float">
            <text:p>57.3 </text:p>
          </table:table-cell>
          <table:table-cell table:style-name="ce46" office:value-type="float" office:value="57.8871" calcext:value-type="float">
            <text:p>57.89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style-name="ce17" office:value-type="float" office:value="1.5" calcext:value-type="float">
            <text:p>1.50 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style-name="ce17" office:value-type="float" office:value="8.038" calcext:value-type="float">
            <text:p>8.04 </text:p>
          </table:table-cell>
          <table:table-cell table:style-name="ce17" office:value-type="float" office:value="0.005" calcext:value-type="float">
            <text:p>0.01 </text:p>
          </table:table-cell>
          <table:table-cell table:style-name="ce17" office:value-type="float" office:value="0.041586" calcext:value-type="float">
            <text:p>0.04 </text:p>
          </table:table-cell>
          <table:table-cell table:style-name="ce17" office:value-type="float" office:value="0.0006" calcext:value-type="float">
            <text:p>0.00 </text:p>
          </table:table-cell>
          <table:table-cell table:style-name="ce29" office:value-type="float" office:value="0.042186" calcext:value-type="float">
            <text:p>0.04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41586" calcext:value-type="float">
            <text:p>0.04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41586" calcext:value-type="float">
            <text:p>0.04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style-name="ce17" office:value-type="float" office:value="0.8" calcext:value-type="float">
            <text:p>0.80 </text:p>
          </table:table-cell>
          <table:table-cell table:style-name="ce17" office:value-type="float" office:value="0.001" calcext:value-type="float">
            <text:p>0.00 </text:p>
          </table:table-cell>
          <table:table-cell table:style-name="ce17" office:value-type="float" office:value="0.0012" calcext:value-type="float">
            <text:p>0.00 </text:p>
            <draw:polygon table:end-cell-address="Page15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.00364" calcext:value-type="float">
            <text:p>0.00 </text:p>
          </table:table-cell>
          <table:table-cell table:style-name="ce29" office:value-type="float" office:value="0.00484" calcext:value-type="float">
            <text:p>0.00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12" calcext:value-type="float">
            <text:p>0.0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12" calcext:value-type="float">
            <text:p>0.00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style-name="ce17" office:value-type="float" office:value="1.6" calcext:value-type="float">
            <text:p>1.60 </text:p>
          </table:table-cell>
          <table:table-cell table:style-name="ce17" office:value-type="float" office:value="0.001" calcext:value-type="float">
            <text:p>0.00 </text:p>
          </table:table-cell>
          <table:table-cell table:style-name="ce17" office:value-type="float" office:value="0.0047" calcext:value-type="float">
            <text:p>0.00 </text:p>
          </table:table-cell>
          <table:table-cell table:style-name="ce17" office:value-type="float" office:value="0.0006" calcext:value-type="float">
            <text:p>0.00 </text:p>
          </table:table-cell>
          <table:table-cell table:style-name="ce29" office:value-type="float" office:value="0.0053" calcext:value-type="float">
            <text:p>0.01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47" calcext:value-type="float">
            <text:p>0.0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47" calcext:value-type="float">
            <text:p>0.00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style-name="ce17" office:value-type="float" office:value="2.1" calcext:value-type="float">
            <text:p>2.1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0169" calcext:value-type="float">
            <text:p>0.00 </text:p>
            <draw:polygon table:end-cell-address="Page15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.000169" calcext:value-type="float">
            <text:p>0.00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0169" calcext:value-type="float">
            <text:p>0.00 </text:p>
          </table:table-cell>
          <table:table-cell table:style-name="ce17" office:value-type="float" office:value="9.1552" calcext:value-type="float">
            <text:p>9.16 </text:p>
          </table:table-cell>
          <table:table-cell table:style-name="ce17" office:value-type="float" office:value="9.155369" calcext:value-type="float">
            <text:p>9.16 </text:p>
          </table:table-cell>
          <table:table-cell table:style-name="ce17" office:value-type="float" office:value="0.0018" calcext:value-type="float">
            <text:p>0.00 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style-name="ce17" office:value-type="float" office:value="1.843" calcext:value-type="float">
            <text:p>1.84 </text:p>
          </table:table-cell>
          <table:table-cell table:style-name="ce17" office:value-type="float" office:value="0.557" calcext:value-type="float">
            <text:p>0.56 </text:p>
          </table:table-cell>
          <table:table-cell table:style-name="ce17" office:value-type="float" office:value="4.767799" calcext:value-type="float">
            <text:p>4.77 </text:p>
          </table:table-cell>
          <table:table-cell table:style-name="ce17" office:value-type="float" office:value="0.10964" calcext:value-type="float">
            <text:p>0.11 </text:p>
          </table:table-cell>
          <table:table-cell table:style-name="ce29" office:value-type="float" office:value="4.877439" calcext:value-type="float">
            <text:p>4.88 </text:p>
          </table:table-cell>
          <table:table-cell table:style-name="ce37" office:value-type="float" office:value="4.233719" calcext:value-type="float">
            <text:p>4.23 </text:p>
          </table:table-cell>
          <table:table-cell table:style-name="ce17" office:value-type="float" office:value="0.53408" calcext:value-type="float">
            <text:p>0.53 </text:p>
          </table:table-cell>
          <table:table-cell table:style-name="ce17" office:value-type="float" office:value="13.719337" calcext:value-type="float">
            <text:p>13.72 </text:p>
          </table:table-cell>
          <table:table-cell table:style-name="ce17" office:value-type="float" office:value="14.253417" calcext:value-type="float">
            <text:p>14.25 </text:p>
          </table:table-cell>
          <table:table-cell table:style-name="ce17" office:value-type="float" office:value="3.747" calcext:value-type="float">
            <text:p>3.75 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940.962" calcext:value-type="float">
            <text:p>7,941.0 </text:p>
          </table:table-cell>
          <table:table-cell table:style-name="ce18" office:value-type="float" office:value="4556.928" calcext:value-type="float">
            <text:p>4,556.9 </text:p>
          </table:table-cell>
          <table:table-cell table:style-name="ce18" office:value-type="float" office:value="35369.852763" calcext:value-type="float">
            <text:p>35,369.9 </text:p>
          </table:table-cell>
          <table:table-cell table:style-name="ce18" office:value-type="float" office:value="4548.835273" calcext:value-type="float">
            <text:p>4,548.8 </text:p>
          </table:table-cell>
          <table:table-cell table:style-name="ce30" office:value-type="float" office:value="39918.688036" calcext:value-type="float">
            <text:p>39,918.7 </text:p>
          </table:table-cell>
          <table:table-cell table:style-name="ce38" office:value-type="float" office:value="6920.562845" calcext:value-type="float">
            <text:p>6,920.6 </text:p>
          </table:table-cell>
          <table:table-cell table:style-name="ce41" office:value-type="float" office:value="28449.289918" calcext:value-type="float">
            <text:p>28,449.3 </text:p>
          </table:table-cell>
          <table:table-cell table:style-name="ce41" office:value-type="float" office:value="8745.505208" calcext:value-type="float">
            <text:p>8,745.5 </text:p>
          </table:table-cell>
          <table:table-cell table:style-name="ce41" office:value-type="float" office:value="37194.795126" calcext:value-type="float">
            <text:p>37,194.8 </text:p>
          </table:table-cell>
          <table:table-cell table:style-name="ce47" office:value-type="float" office:value="76.4873" calcext:value-type="float">
            <text:p>76.49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5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5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table table:name="Page16" table:style-name="ta16"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5.<text:span text:style-name="T1">自用發電設備發電概況表</text:span>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35. Autoproducer Electricity Generated</text:p>
          </table:table-cell>
          <table:covered-table-cell table:number-columns-repeated="5" table:style-name="ce1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9</text:span><text:span text:style-name="T4">年</text:span></text:p>
          </table:table-cell>
          <table:table-cell table:style-name="ce2" table:number-columns-repeated="5"/>
          <table:table-cell table:style-name="ce31"/>
          <table:table-cell table:style-name="ce39" table:number-columns-repeated="2"/>
          <table:table-cell table:style-name="ce2" table:number-columns-repeated="2"/>
          <table:table-cell table:style-name="ce48" office:value-type="string" calcext:value-type="string">
            <text:p>2020</text:p>
          </table:table-cell>
          <table:table-cell table:style-name="ce56"/>
          <table:table-cell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發電裝置容量</text:p>
          </table:table-cell>
          <table:table-cell table:style-name="ce19" office:value-type="string" calcext:value-type="string">
            <text:p>平均負載</text:p>
          </table:table-cell>
          <table:table-cell table:style-name="ce12" office:value-type="string" calcext:value-type="string">
            <text:p>淨發電量</text:p>
          </table:table-cell>
          <table:table-cell table:style-name="ce12" office:value-type="string" calcext:value-type="string">
            <text:p>廠用電量</text:p>
          </table:table-cell>
          <table:table-cell table:style-name="ce23" office:value-type="string" calcext:value-type="string">
            <text:p>毛發電量</text:p>
          </table:table-cell>
          <table:table-cell table:style-name="ce32" office:value-type="string" calcext:value-type="string">
            <text:p>銷售電量</text:p>
          </table:table-cell>
          <table:table-cell table:style-name="ce12" office:value-type="string" calcext:value-type="string">
            <text:p>自用電量</text:p>
          </table:table-cell>
          <table:table-cell table:style-name="ce12" office:value-type="string" calcext:value-type="string">
            <text:p>外購電量</text:p>
          </table:table-cell>
          <table:table-cell table:style-name="ce12" office:value-type="string" calcext:value-type="string">
            <text:p>總用電量</text:p>
          </table:table-cell>
          <table:table-cell table:style-name="ce42" office:value-type="string" calcext:value-type="string">
            <text:p>自用電量占 </text:p>
          </table:table-cell>
          <table:table-cell table:style-name="ce49"/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(千瓩)</text:p>
          </table:table-cell>
          <table:table-cell table:style-name="ce20" office:value-type="string" calcext:value-type="string">
            <text:p>(千瓩)</text:p>
          </table:table-cell>
          <table:table-cell table:number-columns-repeated="2" table:style-name="ce22" office:value-type="string" calcext:value-type="string">
            <text:p>(百萬度)</text:p>
          </table:table-cell>
          <table:table-cell table:style-name="ce24" office:value-type="string" calcext:value-type="string">
            <text:p>(百萬度)</text:p>
          </table:table-cell>
          <table:table-cell table:style-name="ce33" office:value-type="string" calcext:value-type="string">
            <text:p>(百萬度)</text:p>
          </table:table-cell>
          <table:table-cell table:number-columns-repeated="3" table:style-name="ce13" office:value-type="string" calcext:value-type="string">
            <text:p>(百萬度)</text:p>
          </table:table-cell>
          <table:table-cell table:style-name="ce43" office:value-type="string" calcext:value-type="string">
            <text:p>總用電量比例</text:p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5" office:value-type="string" calcext:value-type="string">
            <text:p>行業別</text:p>
          </table:table-cell>
          <table:table-cell table:style-name="ce13" office:value-type="string" calcext:value-type="string">
            <text:p>Installed</text:p>
          </table:table-cell>
          <table:table-cell table:style-name="ce20" office:value-type="string" calcext:value-type="string">
            <text:p>Average</text:p>
          </table:table-cell>
          <table:table-cell table:style-name="ce13" office:value-type="string" calcext:value-type="string">
            <text:p>Net Power</text:p>
          </table:table-cell>
          <table:table-cell table:style-name="ce13" office:value-type="string" calcext:value-type="string">
            <text:p>Station</text:p>
          </table:table-cell>
          <table:table-cell table:style-name="ce25" office:value-type="string" calcext:value-type="string">
            <text:p>Gross Power</text:p>
          </table:table-cell>
          <table:table-cell table:style-name="ce33" office:value-type="string" calcext:value-type="string">
            <text:p>Sales</text:p>
          </table:table-cell>
          <table:table-cell table:style-name="ce13" office:value-type="string" calcext:value-type="string">
            <text:p>Own Use</text:p>
          </table:table-cell>
          <table:table-cell table:style-name="ce13" office:value-type="string" calcext:value-type="string">
            <text:p>Electricity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(%)</text:p>
          </table:table-cell>
          <table:table-cell table:style-name="ce50" office:value-type="string" calcext:value-type="string">
            <text:p>Item</text:p>
          </table:table-cell>
          <table:table-cell table:style-name="ce57"/>
          <table:table-cell table:number-columns-repeated="1011"/>
        </table:table-row>
        <table:table-row table:style-name="ro3">
          <table:table-cell table:style-name="ce4"/>
          <table:table-cell table:style-name="ce13" office:value-type="string" calcext:value-type="string">
            <text:p>Capacity</text:p>
          </table:table-cell>
          <table:table-cell table:style-name="ce20" office:value-type="string" calcext:value-type="string">
            <text:p>Load</text:p>
          </table:table-cell>
          <table:table-cell table:style-name="ce13" office:value-type="string" calcext:value-type="string">
            <text:p>Generation</text:p>
          </table:table-cell>
          <table:table-cell table:style-name="ce13" office:value-type="string" calcext:value-type="string">
            <text:p>Use</text:p>
          </table:table-cell>
          <table:table-cell table:style-name="ce25" office:value-type="string" calcext:value-type="string">
            <text:p>Generation</text:p>
          </table:table-cell>
          <table:table-cell table:style-name="ce33"/>
          <table:table-cell table:style-name="ce13"/>
          <table:table-cell table:style-name="ce13" office:value-type="string" calcext:value-type="string">
            <text:p>Purchased</text:p>
          </table:table-cell>
          <table:table-cell table:style-name="ce13" office:value-type="string" calcext:value-type="string">
            <text:p>Consumption</text:p>
          </table:table-cell>
          <table:table-cell table:style-name="ce44" office:value-type="string" calcext:value-type="string">
            <text:p>Own Use</text:p>
            <draw:line table:end-cell-address="Page16.K7" table:end-x="27.93mm" table:end-y="1.76mm" draw:z-index="26" draw:name="直線接點 28" draw:style-name="gr2" draw:text-style-name="P1" svg:x1="27.93mm" svg:y1="6.17mm" svg:x2="3.46mm" svg:y2="8.85mm">
              <text:p/>
            </draw:line>
          </table:table-cell>
          <table:table-cell table:style-name="ce50"/>
          <table:table-cell table:style-name="ce57"/>
          <table:table-cell table:number-columns-repeated="1011"/>
        </table:table-row>
        <table:table-row table:style-name="ro3">
          <table:table-cell table:style-name="ce6"/>
          <table:table-cell table:style-name="ce14" office:value-type="string" calcext:value-type="string">
            <text:p>( MW)</text:p>
          </table:table-cell>
          <table:table-cell table:style-name="ce21" office:value-type="string" calcext:value-type="string">
            <text:p>( MW)</text:p>
          </table:table-cell>
          <table:table-cell table:style-name="ce14" office:value-type="string" calcext:value-type="string">
            <text:p>(GWh)</text:p>
            <draw:polygon table:end-cell-address="Page16.D7" table:end-x="0mm" table:end-y="0mm" draw:z-index="22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4" office:value-type="string" calcext:value-type="string">
            <text:p>(GWh)</text:p>
          </table:table-cell>
          <table:table-cell table:style-name="ce26" office:value-type="string" calcext:value-type="string">
            <text:p>(GWh)</text:p>
          </table:table-cell>
          <table:table-cell table:style-name="ce34" office:value-type="string" calcext:value-type="string">
            <text:p>(GWh)</text:p>
          </table:table-cell>
          <table:table-cell table:number-columns-repeated="3" table:style-name="ce14" office:value-type="string" calcext:value-type="string">
            <text:p>(GWh)</text:p>
          </table:table-cell>
          <table:table-cell table:style-name="ce45" office:value-type="string" calcext:value-type="string">
            <text:p>Total Consumption</text:p>
          </table:table-cell>
          <table:table-cell table:style-name="ce51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>
            <text:p>煉油廠</text:p>
          </table:table-cell>
          <table:table-cell table:style-name="ce15" office:value-type="float" office:value="254.528" calcext:value-type="float">
            <text:p>254.5 </text:p>
          </table:table-cell>
          <table:table-cell table:style-name="ce15" office:value-type="float" office:value="83.481" calcext:value-type="float">
            <text:p>83.5 </text:p>
          </table:table-cell>
          <table:table-cell table:style-name="ce15" office:value-type="float" office:value="620.924359" calcext:value-type="float">
            <text:p>620.9 </text:p>
          </table:table-cell>
          <table:table-cell table:style-name="ce15" office:value-type="float" office:value="112.373726" calcext:value-type="float">
            <text:p>112.4 </text:p>
          </table:table-cell>
          <table:table-cell table:style-name="ce27" office:value-type="float" office:value="733.298085" calcext:value-type="float">
            <text:p>733.3 </text:p>
          </table:table-cell>
          <table:table-cell table:style-name="ce35" office:value-type="float" office:value="0" calcext:value-type="float">
            <text:p>0.0 </text:p>
          </table:table-cell>
          <table:table-cell table:style-name="ce40" office:value-type="float" office:value="620.924359" calcext:value-type="float">
            <text:p>620.9 </text:p>
          </table:table-cell>
          <table:table-cell table:style-name="ce40" office:value-type="float" office:value="1790.794142" calcext:value-type="float">
            <text:p>1,790.8 </text:p>
          </table:table-cell>
          <table:table-cell table:style-name="ce40" office:value-type="float" office:value="2411.718501" calcext:value-type="float">
            <text:p>2,411.7 </text:p>
          </table:table-cell>
          <table:table-cell table:style-name="ce46" office:value-type="float" office:value="25.7461" calcext:value-type="float">
            <text:p>25.75 </text:p>
          </table:table-cell>
          <table:table-cell table:style-name="ce52" office:value-type="string" calcext:value-type="string">
            <text:p>Petroleum Refiner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汽電共生廠</text:p>
          </table:table-cell>
          <table:table-cell table:style-name="ce16" office:value-type="float" office:value="416.528" calcext:value-type="float">
            <text:p>416.5 </text:p>
          </table:table-cell>
          <table:table-cell table:style-name="ce16" office:value-type="float" office:value="316.724" calcext:value-type="float">
            <text:p>316.7 </text:p>
          </table:table-cell>
          <table:table-cell table:style-name="ce16" office:value-type="float" office:value="2474.846899" calcext:value-type="float">
            <text:p>2,474.8 </text:p>
          </table:table-cell>
          <table:table-cell table:style-name="ce16" office:value-type="float" office:value="307.258358" calcext:value-type="float">
            <text:p>307.3 </text:p>
          </table:table-cell>
          <table:table-cell table:style-name="ce28" office:value-type="float" office:value="2782.105257" calcext:value-type="float">
            <text:p>2,782.1 </text:p>
          </table:table-cell>
          <table:table-cell table:style-name="ce35" office:value-type="float" office:value="407.262513" calcext:value-type="float">
            <text:p>407.3 </text:p>
          </table:table-cell>
          <table:table-cell table:style-name="ce40" office:value-type="float" office:value="2067.584386" calcext:value-type="float">
            <text:p>2,067.6 </text:p>
          </table:table-cell>
          <table:table-cell table:style-name="ce40" office:value-type="float" office:value="92.864711" calcext:value-type="float">
            <text:p>92.9 </text:p>
          </table:table-cell>
          <table:table-cell table:style-name="ce40" office:value-type="float" office:value="2160.449097" calcext:value-type="float">
            <text:p>2,160.4 </text:p>
          </table:table-cell>
          <table:table-cell table:style-name="ce46" office:value-type="float" office:value="95.7016" calcext:value-type="float">
            <text:p>95.70 </text:p>
          </table:table-cell>
          <table:table-cell table:style-name="ce53" office:value-type="string" calcext:value-type="string">
            <text:p>Cogeneration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氣體燃料供應業</text:p>
          </table:table-cell>
          <table:table-cell table:style-name="ce16" office:value-type="float" office:value="3" calcext:value-type="float">
            <text:p>3.0 </text:p>
          </table:table-cell>
          <table:table-cell table:style-name="ce16" office:value-type="float" office:value="0.002" calcext:value-type="float">
            <text:p>0.0 </text:p>
          </table:table-cell>
          <table:table-cell table:style-name="ce16" office:value-type="float" office:value="0.016596" calcext:value-type="float">
            <text:p>0.0 </text:p>
          </table:table-cell>
          <table:table-cell table:style-name="ce16" office:value-type="float" office:value="0" calcext:value-type="float">
            <text:p>0.0 </text:p>
          </table:table-cell>
          <table:table-cell table:style-name="ce28" office:value-type="float" office:value="0.016596" calcext:value-type="float">
            <text:p>0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0.016596" calcext:value-type="float">
            <text:p>0.0 </text:p>
          </table:table-cell>
          <table:table-cell table:style-name="ce40" office:value-type="float" office:value="139.812" calcext:value-type="float">
            <text:p>139.8 </text:p>
          </table:table-cell>
          <table:table-cell table:style-name="ce40" office:value-type="float" office:value="139.828596" calcext:value-type="float">
            <text:p>139.8 </text:p>
          </table:table-cell>
          <table:table-cell table:style-name="ce46" office:value-type="float" office:value="0.0119" calcext:value-type="float">
            <text:p>0.01 </text:p>
          </table:table-cell>
          <table:table-cell table:style-name="ce53" office:value-type="string" calcext:value-type="string">
            <text:p>Gas Compani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食品飲料及菸草業</text:p>
          </table:table-cell>
          <table:table-cell table:style-name="ce16" office:value-type="float" office:value="54.101" calcext:value-type="float">
            <text:p>54.1 </text:p>
          </table:table-cell>
          <table:table-cell table:style-name="ce16" office:value-type="float" office:value="7.06" calcext:value-type="float">
            <text:p>7.1 </text:p>
          </table:table-cell>
          <table:table-cell table:style-name="ce16" office:value-type="float" office:value="53.618277" calcext:value-type="float">
            <text:p>53.6 </text:p>
          </table:table-cell>
          <table:table-cell table:style-name="ce16" office:value-type="float" office:value="8.40026" calcext:value-type="float">
            <text:p>8.4 </text:p>
          </table:table-cell>
          <table:table-cell table:style-name="ce28" office:value-type="float" office:value="62.018537" calcext:value-type="float">
            <text:p>62.0 </text:p>
          </table:table-cell>
          <table:table-cell table:style-name="ce36" office:value-type="float" office:value="1.216892" calcext:value-type="float">
            <text:p>1.2 </text:p>
          </table:table-cell>
          <table:table-cell table:style-name="ce40" office:value-type="float" office:value="52.401385" calcext:value-type="float">
            <text:p>52.4 </text:p>
          </table:table-cell>
          <table:table-cell table:style-name="ce40" office:value-type="float" office:value="145.675849" calcext:value-type="float">
            <text:p>145.7 </text:p>
          </table:table-cell>
          <table:table-cell table:style-name="ce40" office:value-type="float" office:value="198.077234" calcext:value-type="float">
            <text:p>198.1 </text:p>
          </table:table-cell>
          <table:table-cell table:style-name="ce46" office:value-type="float" office:value="26.455" calcext:value-type="float">
            <text:p>26.46 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59"/>
          <table:table-cell table:number-columns-repeated="1011"/>
        </table:table-row>
        <table:table-row table:style-name="ro4">
          <table:table-cell table:style-name="ce8" office:value-type="string" calcext:value-type="string">
            <text:p>紡織成衣及服飾業</text:p>
          </table:table-cell>
          <table:table-cell table:style-name="ce16" office:value-type="float" office:value="57.96" calcext:value-type="float">
            <text:p>58.0 </text:p>
          </table:table-cell>
          <table:table-cell table:style-name="ce16" office:value-type="float" office:value="17.703" calcext:value-type="float">
            <text:p>17.7 </text:p>
          </table:table-cell>
          <table:table-cell table:style-name="ce16" office:value-type="float" office:value="128.162302" calcext:value-type="float">
            <text:p>128.2 </text:p>
          </table:table-cell>
          <table:table-cell table:style-name="ce16" office:value-type="float" office:value="27.341833" calcext:value-type="float">
            <text:p>27.3 </text:p>
          </table:table-cell>
          <table:table-cell table:style-name="ce28" office:value-type="float" office:value="155.504135" calcext:value-type="float">
            <text:p>155.5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28.162302" calcext:value-type="float">
            <text:p>128.2 </text:p>
          </table:table-cell>
          <table:table-cell table:style-name="ce40" office:value-type="float" office:value="39.6324" calcext:value-type="float">
            <text:p>39.6 </text:p>
          </table:table-cell>
          <table:table-cell table:style-name="ce40" office:value-type="float" office:value="167.794702" calcext:value-type="float">
            <text:p>167.8 </text:p>
          </table:table-cell>
          <table:table-cell table:style-name="ce46" office:value-type="float" office:value="76.3804" calcext:value-type="float">
            <text:p>76.38 </text:p>
          </table:table-cell>
          <table:table-cell table:style-name="ce54" office:value-type="string" calcext:value-type="string">
            <text:p>Textile,Wearing Apparel and Accessor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紙漿、紙及紙製品業</text:p>
          </table:table-cell>
          <table:table-cell table:style-name="ce16" office:value-type="float" office:value="320.761" calcext:value-type="float">
            <text:p>320.8 </text:p>
          </table:table-cell>
          <table:table-cell table:style-name="ce16" office:value-type="float" office:value="198.771" calcext:value-type="float">
            <text:p>198.8 </text:p>
          </table:table-cell>
          <table:table-cell table:style-name="ce16" office:value-type="float" office:value="1429.365026" calcext:value-type="float">
            <text:p>1,429.4 </text:p>
          </table:table-cell>
          <table:table-cell table:style-name="ce16" office:value-type="float" office:value="316.64249" calcext:value-type="float">
            <text:p>316.6 </text:p>
          </table:table-cell>
          <table:table-cell table:style-name="ce28" office:value-type="float" office:value="1746.007516" calcext:value-type="float">
            <text:p>1,746.0 </text:p>
          </table:table-cell>
          <table:table-cell table:style-name="ce35" office:value-type="float" office:value="94.475567" calcext:value-type="float">
            <text:p>94.5 </text:p>
          </table:table-cell>
          <table:table-cell table:style-name="ce40" office:value-type="float" office:value="1334.889459" calcext:value-type="float">
            <text:p>1,334.9 </text:p>
          </table:table-cell>
          <table:table-cell table:style-name="ce40" office:value-type="float" office:value="605.298396" calcext:value-type="float">
            <text:p>605.3 </text:p>
          </table:table-cell>
          <table:table-cell table:style-name="ce40" office:value-type="float" office:value="1940.187855" calcext:value-type="float">
            <text:p>1,940.2 </text:p>
          </table:table-cell>
          <table:table-cell table:style-name="ce46" office:value-type="float" office:value="68.8021" calcext:value-type="float">
            <text:p>68.80 </text:p>
          </table:table-cell>
          <table:table-cell table:style-name="ce53" office:value-type="string" calcext:value-type="string">
            <text:p>Pulp, Paper and Paper Product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基本化學材料製造業</text:p>
          </table:table-cell>
          <table:table-cell table:style-name="ce16" office:value-type="float" office:value="4107.611" calcext:value-type="float">
            <text:p>4,107.6 </text:p>
          </table:table-cell>
          <table:table-cell table:style-name="ce16" office:value-type="float" office:value="2301.318" calcext:value-type="float">
            <text:p>2,301.3 </text:p>
          </table:table-cell>
          <table:table-cell table:style-name="ce16" office:value-type="float" office:value="18305.137884" calcext:value-type="float">
            <text:p>18,305.1 </text:p>
          </table:table-cell>
          <table:table-cell table:style-name="ce16" office:value-type="float" office:value="1909.640784" calcext:value-type="float">
            <text:p>1,909.6 </text:p>
          </table:table-cell>
          <table:table-cell table:style-name="ce28" office:value-type="float" office:value="20214.778668" calcext:value-type="float">
            <text:p>20,214.8 </text:p>
          </table:table-cell>
          <table:table-cell table:style-name="ce36" office:value-type="float" office:value="2661.52919" calcext:value-type="float">
            <text:p>2,661.5 </text:p>
          </table:table-cell>
          <table:table-cell table:style-name="ce40" office:value-type="float" office:value="15643.608694" calcext:value-type="float">
            <text:p>15,643.6 </text:p>
          </table:table-cell>
          <table:table-cell table:style-name="ce40" office:value-type="float" office:value="1397.022144" calcext:value-type="float">
            <text:p>1,397.0 </text:p>
          </table:table-cell>
          <table:table-cell table:style-name="ce40" office:value-type="float" office:value="17040.630838" calcext:value-type="float">
            <text:p>17,040.6 </text:p>
          </table:table-cell>
          <table:table-cell table:style-name="ce46" office:value-type="float" office:value="91.8018" calcext:value-type="float">
            <text:p>91.80 </text:p>
          </table:table-cell>
          <table:table-cell table:style-name="ce53" office:value-type="string" calcext:value-type="string">
            <text:p>Chemical Materials 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人造纖維製造業</text:p>
          </table:table-cell>
          <table:table-cell table:style-name="ce16" office:value-type="float" office:value="807.063" calcext:value-type="float">
            <text:p>807.1 </text:p>
          </table:table-cell>
          <table:table-cell table:style-name="ce16" office:value-type="float" office:value="339.546" calcext:value-type="float">
            <text:p>339.5 </text:p>
          </table:table-cell>
          <table:table-cell table:style-name="ce16" office:value-type="float" office:value="2646.559295" calcext:value-type="float">
            <text:p>2,646.6 </text:p>
          </table:table-cell>
          <table:table-cell table:style-name="ce16" office:value-type="float" office:value="336.011789" calcext:value-type="float">
            <text:p>336.0 </text:p>
          </table:table-cell>
          <table:table-cell table:style-name="ce28" office:value-type="float" office:value="2982.571084" calcext:value-type="float">
            <text:p>2,982.6 </text:p>
          </table:table-cell>
          <table:table-cell table:style-name="ce36" office:value-type="float" office:value="580.04" calcext:value-type="float">
            <text:p>580.0 </text:p>
          </table:table-cell>
          <table:table-cell table:style-name="ce40" office:value-type="float" office:value="2066.519295" calcext:value-type="float">
            <text:p>2,066.5 </text:p>
          </table:table-cell>
          <table:table-cell table:style-name="ce40" office:value-type="float" office:value="1132.364424" calcext:value-type="float">
            <text:p>1,132.4 </text:p>
          </table:table-cell>
          <table:table-cell table:style-name="ce40" office:value-type="float" office:value="3198.883719" calcext:value-type="float">
            <text:p>3,198.9 </text:p>
          </table:table-cell>
          <table:table-cell table:style-name="ce46" office:value-type="float" office:value="64.6013" calcext:value-type="float">
            <text:p>64.60 </text:p>
          </table:table-cell>
          <table:table-cell table:style-name="ce53" office:value-type="string" calcext:value-type="string">
            <text:p>Artificial Fiber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塑膠製品製造業</text:p>
          </table:table-cell>
          <table:table-cell table:style-name="ce16" office:value-type="float" office:value="182.32" calcext:value-type="float">
            <text:p>182.3 </text:p>
          </table:table-cell>
          <table:table-cell table:style-name="ce16" office:value-type="float" office:value="102.39" calcext:value-type="float">
            <text:p>102.4 </text:p>
          </table:table-cell>
          <table:table-cell table:style-name="ce16" office:value-type="float" office:value="777.177311" calcext:value-type="float">
            <text:p>777.2 </text:p>
          </table:table-cell>
          <table:table-cell table:style-name="ce16" office:value-type="float" office:value="122.219888" calcext:value-type="float">
            <text:p>122.2 </text:p>
          </table:table-cell>
          <table:table-cell table:style-name="ce28" office:value-type="float" office:value="899.397199" calcext:value-type="float">
            <text:p>899.4 </text:p>
          </table:table-cell>
          <table:table-cell table:style-name="ce36" office:value-type="float" office:value="184.4928" calcext:value-type="float">
            <text:p>184.5 </text:p>
          </table:table-cell>
          <table:table-cell table:style-name="ce40" office:value-type="float" office:value="592.684511" calcext:value-type="float">
            <text:p>592.7 </text:p>
          </table:table-cell>
          <table:table-cell table:style-name="ce40" office:value-type="float" office:value="322.167212" calcext:value-type="float">
            <text:p>322.2 </text:p>
          </table:table-cell>
          <table:table-cell table:style-name="ce40" office:value-type="float" office:value="914.851723" calcext:value-type="float">
            <text:p>914.9 </text:p>
          </table:table-cell>
          <table:table-cell table:style-name="ce46" office:value-type="float" office:value="64.7848" calcext:value-type="float">
            <text:p>64.78 </text:p>
          </table:table-cell>
          <table:table-cell table:style-name="ce53" office:value-type="string" calcext:value-type="string">
            <text:p>Resin, Plastics and Rubber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水泥及水泥製品業</text:p>
          </table:table-cell>
          <table:table-cell table:style-name="ce16" office:value-type="float" office:value="91.13" calcext:value-type="float">
            <text:p>91.1 </text:p>
          </table:table-cell>
          <table:table-cell table:style-name="ce16" office:value-type="float" office:value="24.134" calcext:value-type="float">
            <text:p>24.1 </text:p>
          </table:table-cell>
          <table:table-cell table:style-name="ce16" office:value-type="float" office:value="183.85419" calcext:value-type="float">
            <text:p>183.9 </text:p>
            <draw:polygon table:end-cell-address="Page16.D17" table:end-x="0mm" table:end-y="0mm" draw:z-index="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4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1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13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15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17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19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21" draw:name="Line 5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17" table:end-x="0mm" table:end-y="0mm" draw:z-index="24" draw:name="Line 7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6" office:value-type="float" office:value="28.142736" calcext:value-type="float">
            <text:p>28.1 </text:p>
          </table:table-cell>
          <table:table-cell table:style-name="ce28" office:value-type="float" office:value="211.996926" calcext:value-type="float">
            <text:p>212.0 </text:p>
          </table:table-cell>
          <table:table-cell table:style-name="ce36" office:value-type="float" office:value="0" calcext:value-type="float">
            <text:p>0.0 </text:p>
          </table:table-cell>
          <table:table-cell table:style-name="ce40" office:value-type="float" office:value="183.85419" calcext:value-type="float">
            <text:p>183.9 </text:p>
          </table:table-cell>
          <table:table-cell table:style-name="ce40" office:value-type="float" office:value="737.44405" calcext:value-type="float">
            <text:p>737.4 </text:p>
          </table:table-cell>
          <table:table-cell table:style-name="ce40" office:value-type="float" office:value="921.29824" calcext:value-type="float">
            <text:p>921.3 </text:p>
          </table:table-cell>
          <table:table-cell table:style-name="ce46" office:value-type="float" office:value="19.956" calcext:value-type="float">
            <text:p>19.96 </text:p>
          </table:table-cell>
          <table:table-cell table:style-name="ce53" office:value-type="string" calcext:value-type="string">
            <text:p>Cement and Cement Product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鋼鐵基本工業</text:p>
          </table:table-cell>
          <table:table-cell table:style-name="ce16" office:value-type="float" office:value="865.52" calcext:value-type="float">
            <text:p>865.5 </text:p>
          </table:table-cell>
          <table:table-cell table:style-name="ce16" office:value-type="float" office:value="561.818" calcext:value-type="float">
            <text:p>561.8 </text:p>
          </table:table-cell>
          <table:table-cell table:style-name="ce16" office:value-type="float" office:value="4433.892597" calcext:value-type="float">
            <text:p>4,433.9 </text:p>
          </table:table-cell>
          <table:table-cell table:style-name="ce16" office:value-type="float" office:value="501.117415" calcext:value-type="float">
            <text:p>501.1 </text:p>
          </table:table-cell>
          <table:table-cell table:style-name="ce28" office:value-type="float" office:value="4935.010012" calcext:value-type="float">
            <text:p>4,935.0 </text:p>
          </table:table-cell>
          <table:table-cell table:style-name="ce35" office:value-type="float" office:value="87.582066" calcext:value-type="float">
            <text:p>87.6 </text:p>
          </table:table-cell>
          <table:table-cell table:style-name="ce40" office:value-type="float" office:value="4346.310531" calcext:value-type="float">
            <text:p>4,346.3 </text:p>
          </table:table-cell>
          <table:table-cell table:style-name="ce40" office:value-type="float" office:value="2225.748309" calcext:value-type="float">
            <text:p>2,225.7 </text:p>
          </table:table-cell>
          <table:table-cell table:style-name="ce40" office:value-type="float" office:value="6572.05884" calcext:value-type="float">
            <text:p>6,572.1 </text:p>
          </table:table-cell>
          <table:table-cell table:style-name="ce46" office:value-type="float" office:value="66.1332" calcext:value-type="float">
            <text:p>66.13 </text:p>
          </table:table-cell>
          <table:table-cell table:style-name="ce53" office:value-type="string" calcext:value-type="string">
            <text:p>Iron and Steel 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機械設備製造業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3" office:value-type="string" calcext:value-type="string">
            <text:p>Machinery and Equipments</text:p>
          </table:table-cell>
          <table:table-cell table:style-name="ce59"/>
          <table:table-cell table:number-columns-repeated="1011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16" office:value-type="float" office:value="119.2" calcext:value-type="float">
            <text:p>119.2 </text:p>
          </table:table-cell>
          <table:table-cell table:style-name="ce16" office:value-type="float" office:value="87.282" calcext:value-type="float">
            <text:p>87.3 </text:p>
          </table:table-cell>
          <table:table-cell table:style-name="ce16" office:value-type="float" office:value="681.364021" calcext:value-type="float">
            <text:p>681.4 </text:p>
          </table:table-cell>
          <table:table-cell table:style-name="ce16" office:value-type="float" office:value="85.324975" calcext:value-type="float">
            <text:p>85.3 </text:p>
          </table:table-cell>
          <table:table-cell table:style-name="ce28" office:value-type="float" office:value="766.688996" calcext:value-type="float">
            <text:p>766.7 </text:p>
          </table:table-cell>
          <table:table-cell table:style-name="ce36" office:value-type="float" office:value="100.907596" calcext:value-type="float">
            <text:p>100.9 </text:p>
          </table:table-cell>
          <table:table-cell table:style-name="ce40" office:value-type="float" office:value="580.456425" calcext:value-type="float">
            <text:p>580.5 </text:p>
          </table:table-cell>
          <table:table-cell table:style-name="ce40" office:value-type="float" office:value="15.0208" calcext:value-type="float">
            <text:p>15.0 </text:p>
          </table:table-cell>
          <table:table-cell table:style-name="ce40" office:value-type="float" office:value="595.477225" calcext:value-type="float">
            <text:p>595.5 </text:p>
          </table:table-cell>
          <table:table-cell table:style-name="ce46" office:value-type="float" office:value="97.4775" calcext:value-type="float">
            <text:p>97.48 </text:p>
          </table:table-cell>
          <table:table-cell table:style-name="ce54" office:value-type="string" calcext:value-type="string">
            <text:p>Electrical and Electronic Machinery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用水供應及汙染整治業</text:p>
          </table:table-cell>
          <table:table-cell table:style-name="ce16" office:value-type="float" office:value="644.335" calcext:value-type="float">
            <text:p>644.3 </text:p>
          </table:table-cell>
          <table:table-cell table:style-name="ce16" office:value-type="float" office:value="386.718" calcext:value-type="float">
            <text:p>386.7 </text:p>
          </table:table-cell>
          <table:table-cell table:style-name="ce16" office:value-type="float" office:value="2716.140471" calcext:value-type="float">
            <text:p>2,716.1 </text:p>
          </table:table-cell>
          <table:table-cell table:style-name="ce16" office:value-type="float" office:value="680.788867" calcext:value-type="float">
            <text:p>680.8 </text:p>
          </table:table-cell>
          <table:table-cell table:style-name="ce28" office:value-type="float" office:value="3396.929338" calcext:value-type="float">
            <text:p>3,396.9 </text:p>
          </table:table-cell>
          <table:table-cell table:style-name="ce36" office:value-type="float" office:value="2686.690731" calcext:value-type="float">
            <text:p>2,686.7 </text:p>
          </table:table-cell>
          <table:table-cell table:style-name="ce40" office:value-type="float" office:value="29.44974" calcext:value-type="float">
            <text:p>29.4 </text:p>
          </table:table-cell>
          <table:table-cell table:style-name="ce40" office:value-type="float" office:value="35.750815" calcext:value-type="float">
            <text:p>35.8 </text:p>
          </table:table-cell>
          <table:table-cell table:style-name="ce40" office:value-type="float" office:value="65.200555" calcext:value-type="float">
            <text:p>65.2 </text:p>
          </table:table-cell>
          <table:table-cell table:style-name="ce46" office:value-type="float" office:value="45.1679" calcext:value-type="float">
            <text:p>45.17 </text:p>
          </table:table-cell>
          <table:table-cell table:style-name="ce54" office:value-type="string" calcext:value-type="string">
            <text:p>Water Supply and Remediation Activiti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批發及零售業</text:p>
          </table:table-cell>
          <table:table-cell table:style-name="ce17" office:value-type="float" office:value="1.5" calcext:value-type="float">
            <text:p>1.50 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29" office:value-type="float" office:value="0" calcext:value-type="float">
            <text:p>- <text:s text:c="2"/></text:p>
          </table:table-cell>
          <table:table-cell table:style-name="ce37" office:value-type="float" office:value="0" calcext:value-type="float">
            <text:p>- <text:s text:c="2"/>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54" office:value-type="string" calcext:value-type="string">
            <text:p>Wholesale and Retail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運輸服務業</text:p>
          </table:table-cell>
          <table:table-cell table:style-name="ce17" office:value-type="float" office:value="8.038" calcext:value-type="float">
            <text:p>8.04 </text:p>
          </table:table-cell>
          <table:table-cell table:style-name="ce17" office:value-type="float" office:value="0.005" calcext:value-type="float">
            <text:p>0.01 </text:p>
          </table:table-cell>
          <table:table-cell table:style-name="ce17" office:value-type="float" office:value="0.04257" calcext:value-type="float">
            <text:p>0.04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.04257" calcext:value-type="float">
            <text:p>0.04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4257" calcext:value-type="float">
            <text:p>0.04 </text:p>
          </table:table-cell>
          <table:table-cell table:style-name="ce17" office:value-type="float" office:value="37.302639" calcext:value-type="float">
            <text:p>37.30 </text:p>
          </table:table-cell>
          <table:table-cell table:style-name="ce17" office:value-type="float" office:value="37.345209" calcext:value-type="float">
            <text:p>37.35 </text:p>
          </table:table-cell>
          <table:table-cell table:style-name="ce17" office:value-type="float" office:value="0.114" calcext:value-type="float">
            <text:p>0.11 </text:p>
          </table:table-cell>
          <table:table-cell table:style-name="ce54" office:value-type="string" calcext:value-type="string">
            <text:p>Transport Services</text:p>
          </table:table-cell>
          <table:table-cell table:style-name="ce58"/>
          <table:table-cell table:number-columns-repeated="1011"/>
        </table:table-row>
        <table:table-row table:style-name="ro4">
          <table:table-cell table:style-name="ce8" office:value-type="string" calcext:value-type="string">
            <text:p>通信業</text:p>
          </table:table-cell>
          <table:table-cell table:style-name="ce17" office:value-type="float" office:value="0.8" calcext:value-type="float">
            <text:p>0.80 </text:p>
          </table:table-cell>
          <table:table-cell table:style-name="ce17" office:value-type="float" office:value="0.001" calcext:value-type="float">
            <text:p>0.00 </text:p>
          </table:table-cell>
          <table:table-cell table:style-name="ce17" office:value-type="float" office:value="0.0042" calcext:value-type="float">
            <text:p>0.00 </text:p>
            <draw:polygon table:end-cell-address="Page16.D24" table:end-x="0mm" table:end-y="0mm" draw:z-index="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3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10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1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14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16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18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4" table:end-x="0mm" table:end-y="0mm" draw:z-index="20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.0048" calcext:value-type="float">
            <text:p>0.00 </text:p>
          </table:table-cell>
          <table:table-cell table:style-name="ce29" office:value-type="float" office:value="0.009" calcext:value-type="float">
            <text:p>0.01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42" calcext:value-type="float">
            <text:p>0.0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42" calcext:value-type="float">
            <text:p>0.00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Communic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社會服務及個人服務業</text:p>
          </table:table-cell>
          <table:table-cell table:style-name="ce17" office:value-type="float" office:value="1.6" calcext:value-type="float">
            <text:p>1.6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36" calcext:value-type="float">
            <text:p>0.0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29" office:value-type="float" office:value="0.0036" calcext:value-type="float">
            <text:p>0.00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36" calcext:value-type="float">
            <text:p>0.0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36" calcext:value-type="float">
            <text:p>0.00 </text:p>
          </table:table-cell>
          <table:table-cell table:style-name="ce17" office:value-type="float" office:value="100" calcext:value-type="float">
            <text:p>100.00 </text:p>
          </table:table-cell>
          <table:table-cell table:style-name="ce54" office:value-type="string" calcext:value-type="string">
            <text:p>Social and Personal Services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公共行政業</text:p>
          </table:table-cell>
          <table:table-cell table:style-name="ce17" office:value-type="float" office:value="2.1" calcext:value-type="float">
            <text:p>2.10 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17" office:value-type="float" office:value="0.001092" calcext:value-type="float">
            <text:p>0.00 </text:p>
            <draw:polygon table:end-cell-address="Page16.D26" table:end-x="0mm" table:end-y="0mm" draw:z-index="2" draw:name="Line 4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26" table:end-x="0mm" table:end-y="0mm" draw:z-index="5" draw:name="Line 4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style-name="ce17" office:value-type="float" office:value="0.000228" calcext:value-type="float">
            <text:p>0.00 </text:p>
          </table:table-cell>
          <table:table-cell table:style-name="ce29" office:value-type="float" office:value="0.00132" calcext:value-type="float">
            <text:p>0.00 </text:p>
          </table:table-cell>
          <table:table-cell table:style-name="ce37" office:value-type="float" office:value="0" calcext:value-type="float">
            <text:p>- <text:s text:c="2"/></text:p>
          </table:table-cell>
          <table:table-cell table:style-name="ce17" office:value-type="float" office:value="0.001092" calcext:value-type="float">
            <text:p>0.00 </text:p>
          </table:table-cell>
          <table:table-cell table:style-name="ce17" office:value-type="float" office:value="7.3517" calcext:value-type="float">
            <text:p>7.35 </text:p>
          </table:table-cell>
          <table:table-cell table:style-name="ce17" office:value-type="float" office:value="7.352792" calcext:value-type="float">
            <text:p>7.35 </text:p>
          </table:table-cell>
          <table:table-cell table:style-name="ce17" office:value-type="float" office:value="0.0149" calcext:value-type="float">
            <text:p>0.01 </text:p>
          </table:table-cell>
          <table:table-cell table:style-name="ce54" office:value-type="string" calcext:value-type="string">
            <text:p>Public Administration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農牧及林業</text:p>
          </table:table-cell>
          <table:table-cell table:style-name="ce17" office:value-type="float" office:value="7.604" calcext:value-type="float">
            <text:p>7.60 </text:p>
          </table:table-cell>
          <table:table-cell table:style-name="ce17" office:value-type="float" office:value="4.048" calcext:value-type="float">
            <text:p>4.05 </text:p>
          </table:table-cell>
          <table:table-cell table:style-name="ce17" office:value-type="float" office:value="35.468625" calcext:value-type="float">
            <text:p>35.47 </text:p>
          </table:table-cell>
          <table:table-cell table:style-name="ce17" office:value-type="float" office:value="0.086818" calcext:value-type="float">
            <text:p>0.09 </text:p>
          </table:table-cell>
          <table:table-cell table:style-name="ce29" office:value-type="float" office:value="35.555443" calcext:value-type="float">
            <text:p>35.56 </text:p>
          </table:table-cell>
          <table:table-cell table:style-name="ce37" office:value-type="float" office:value="34.73482" calcext:value-type="float">
            <text:p>34.73 </text:p>
          </table:table-cell>
          <table:table-cell table:style-name="ce17" office:value-type="float" office:value="0.733805" calcext:value-type="float">
            <text:p>0.73 </text:p>
          </table:table-cell>
          <table:table-cell table:style-name="ce17" office:value-type="float" office:value="14.100304" calcext:value-type="float">
            <text:p>14.10 </text:p>
          </table:table-cell>
          <table:table-cell table:style-name="ce17" office:value-type="float" office:value="14.834109" calcext:value-type="float">
            <text:p>14.83 </text:p>
          </table:table-cell>
          <table:table-cell table:style-name="ce17" office:value-type="float" office:value="4.9467" calcext:value-type="float">
            <text:p>4.95 </text:p>
          </table:table-cell>
          <table:table-cell table:style-name="ce54" office:value-type="string" calcext:value-type="string">
            <text:p>Agriculture, Animal Husbandry and Forestry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8" office:value-type="float" office:value="7945.699" calcext:value-type="float">
            <text:p>7,945.7 </text:p>
          </table:table-cell>
          <table:table-cell table:style-name="ce18" office:value-type="float" office:value="4431.003" calcext:value-type="float">
            <text:p>4,431.0 </text:p>
          </table:table-cell>
          <table:table-cell table:style-name="ce18" office:value-type="float" office:value="34486.579315" calcext:value-type="float">
            <text:p>34,486.6 </text:p>
          </table:table-cell>
          <table:table-cell table:style-name="ce18" office:value-type="float" office:value="4435.354967" calcext:value-type="float">
            <text:p>4,435.4 </text:p>
          </table:table-cell>
          <table:table-cell table:style-name="ce30" office:value-type="float" office:value="38921.934282" calcext:value-type="float">
            <text:p>38,921.9 </text:p>
          </table:table-cell>
          <table:table-cell table:style-name="ce38" office:value-type="float" office:value="6838.932175" calcext:value-type="float">
            <text:p>6,838.9 </text:p>
          </table:table-cell>
          <table:table-cell table:style-name="ce41" office:value-type="float" office:value="27647.64714" calcext:value-type="float">
            <text:p>27,647.6 </text:p>
          </table:table-cell>
          <table:table-cell table:style-name="ce41" office:value-type="float" office:value="8738.349895" calcext:value-type="float">
            <text:p>8,738.3 </text:p>
          </table:table-cell>
          <table:table-cell table:style-name="ce41" office:value-type="float" office:value="36385.997035" calcext:value-type="float">
            <text:p>36,386.0 </text:p>
          </table:table-cell>
          <table:table-cell table:style-name="ce47" office:value-type="float" office:value="75.9843" calcext:value-type="float">
            <text:p>75.98 </text:p>
          </table:table-cell>
          <table:table-cell table:style-name="ce55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>
            <draw:polygon table:end-cell-address="Page16.D30" table:end-x="0mm" table:end-y="0mm" draw:z-index="23" draw:name="Line 6" draw:style-name="gr1" draw:text-style-name="P1" drawooo:display="printer" svg:width="0mm" svg:height="0mm" svg:x="0mm" svg:y="0mm" svg:viewBox="0 0 0 0" draw:points="0,0">
              <text:p/>
            </draw:polygon>
            <draw:polygon table:end-cell-address="Page16.D30" table:end-x="0mm" table:end-y="0mm" draw:z-index="25" draw:name="Line 9" draw:style-name="gr1" draw:text-style-name="P1" drawooo:display="printer" svg:width="0mm" svg:height="0mm" svg:x="0mm" svg:y="0mm" svg:viewBox="0 0 0 0" draw:points="0,0">
              <text:p/>
            </draw:polygon>
          </table:table-cell>
          <table:table-cell table:number-columns-repeated="1020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utLine" table:base-cell-address="$Page1.$A$1" table:expression="#REF!"/>
          <table:named-expression table:name="PageNum" table:base-cell-address="$Page1.$A$1" table:expression="#REF!"/>
          <table:named-expression table:name="Rows_In_Cutline" table:base-cell-address="$Page1.$A$1" table:expression="#REF!"/>
          <table:named-expression table:name="WeightLine" table:base-cell-address="$Page1.$A$1" table:expression="#REF!"/>
        </table:named-expressions>
      </table:table>
      <table:named-expressions>
        <table:named-expression table:name="Align" table:base-cell-address="$Page1.$A$1" table:expression="#REF!"/>
        <table:named-expression table:name="CE_Margin" table:base-cell-address="$Page1.$A$1" table:expression="#REF!"/>
        <table:named-expression table:name="COLSNUM" table:base-cell-address="$Page1.$A$1" table:expression="#REF!"/>
        <table:named-expression table:name="COL_WIDTH" table:base-cell-address="$Page1.$A$1" table:expression="#REF!"/>
        <table:named-expression table:name="CutLine" table:base-cell-address="$Page1.$A$1" table:expression="#REF!"/>
        <table:named-expression table:name="C_Margin" table:base-cell-address="$Page1.$A$1" table:expression="#REF!"/>
        <table:named-expression table:name="DataEndRow" table:base-cell-address="$Page1.$A$1" table:expression="#REF!"/>
        <table:named-expression table:name="DataEndRows" table:base-cell-address="$Page1.$A$1" table:expression="#REF!"/>
        <table:named-expression table:name="DATAROWS" table:base-cell-address="$Page1.$A$1" table:expression="#REF!"/>
        <table:named-expression table:name="DataStartRow" table:base-cell-address="$Page1.$A$1" table:expression="#REF!"/>
        <table:named-expression table:name="DnCOLSNUM" table:base-cell-address="$Page1.$A$1" table:expression="#REF!"/>
        <table:named-expression table:name="DNCutLineRow" table:base-cell-address="$Page1.$A$1" table:expression="#REF!"/>
        <table:named-expression table:name="DnDataEndRow" table:base-cell-address="$Page1.$A$1" table:expression="#REF!"/>
        <table:named-expression table:name="DnDATAROWS" table:base-cell-address="$Page1.$A$1" table:expression="#REF!"/>
        <table:named-expression table:name="DnDataStartRow" table:base-cell-address="$Page1.$A$1" table:expression="#REF!"/>
        <table:named-expression table:name="DNHEAD_ROWS" table:base-cell-address="$Page1.$A$1" table:expression="#REF!"/>
        <table:named-expression table:name="DnRows" table:base-cell-address="$Page1.$A$1" table:expression="#REF!"/>
        <table:named-expression table:name="DnStartRow" table:base-cell-address="$Page1.$A$1" table:expression="#REF!"/>
        <table:named-expression table:name="E_Margin" table:base-cell-address="$Page1.$A$1" table:expression="#REF!"/>
        <table:named-expression table:name="Font" table:base-cell-address="$Page1.$A$1" table:expression="#REF!"/>
        <table:named-expression table:name="HeadAlign" table:base-cell-address="$Page1.$A$1" table:expression="#REF!"/>
        <table:named-expression table:name="HeadFont" table:base-cell-address="$Page1.$A$1" table:expression="#REF!"/>
        <table:named-expression table:name="HeadHigh" table:base-cell-address="$Page1.$A$1" table:expression="#REF!"/>
        <table:named-expression table:name="HEADROWS" table:base-cell-address="$Page1.$A$1" table:expression="#REF!"/>
        <table:named-expression table:name="HeadSize" table:base-cell-address="$Page1.$A$1" table:expression="#REF!"/>
        <table:named-expression table:name="Hight" table:base-cell-address="$Page1.$A$1" table:expression="#REF!"/>
        <table:named-expression table:name="LeftWidth" table:base-cell-address="$Page1.$A$1" table:expression="#REF!"/>
        <table:named-expression table:name="Margin" table:base-cell-address="$Page1.$A$1" table:expression="#REF!"/>
        <table:named-expression table:name="MarginAlign" table:base-cell-address="$Page1.$A$1" table:expression="#REF!"/>
        <table:named-expression table:name="MarginFont" table:base-cell-address="$Page1.$A$1" table:expression="#REF!"/>
        <table:named-expression table:name="MarginSize" table:base-cell-address="$Page1.$A$1" table:expression="#REF!"/>
        <table:named-expression table:name="PageNum" table:base-cell-address="$Page1.$A$1" table:expression="#REF!"/>
        <table:named-expression table:name="Page_Count" table:base-cell-address="$Page1.$A$1" table:expression="#REF!"/>
        <table:named-expression table:name="PAGE_SETTING" table:base-cell-address="$Page1.$A$1" table:expression="#REF!"/>
        <table:named-expression table:name="Page_Start" table:base-cell-address="$Page1.$A$1" table:expression="#REF!"/>
        <table:named-expression table:name="ReMark" table:base-cell-address="$Page1.$A$1" table:expression="#REF!"/>
        <table:named-expression table:name="RightWidth" table:base-cell-address="$Page1.$A$1" table:expression="#REF!"/>
        <table:named-expression table:name="Rows_In_Cutline" table:base-cell-address="$Page1.$A$1" table:expression="#REF!"/>
        <table:named-expression table:name="Row_Height" table:base-cell-address="$Page1.$A$1" table:expression="#REF!"/>
        <table:named-expression table:name="RptStyle" table:base-cell-address="$Page1.$A$1" table:expression="#REF!"/>
        <table:named-expression table:name="Rpt_Style" table:base-cell-address="$Page1.$A$1" table:expression="#REF!"/>
        <table:named-expression table:name="Rtp_Style" table:base-cell-address="$Page1.$A$1" table:expression="#REF!"/>
        <table:named-expression table:name="Size" table:base-cell-address="$Page1.$A$1" table:expression="#REF!"/>
        <table:named-expression table:name="strRptType" table:base-cell-address="$Page1.$A$1" table:expression="#REF!"/>
        <table:named-expression table:name="TitleAlign" table:base-cell-address="$Page1.$A$1" table:expression="#REF!"/>
        <table:named-expression table:name="TitleFont" table:base-cell-address="$Page1.$A$1" table:expression="#REF!"/>
        <table:named-expression table:name="TITLEROWS" table:base-cell-address="$Page1.$A$1" table:expression="#REF!"/>
        <table:named-expression table:name="TitleSize" table:base-cell-address="$Page1.$A$1" table:expression="#REF!"/>
        <table:named-expression table:name="UPCutLineRow" table:base-cell-address="$Page1.$A$1" table:expression="#REF!"/>
        <table:named-expression table:name="UPHEAD_ROWS" table:base-cell-address="$Page1.$A$1" table:expression="#REF!"/>
        <table:named-expression table:name="UpRows" table:base-cell-address="$Page1.$A$1" table:expression="#REF!"/>
        <table:named-expression table:name="UpStartRow" table:base-cell-address="$Page1.$A$1" table:expression="#REF!"/>
        <table:named-expression table:name="WeightLine" table:base-cell-address="$Page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.</number:text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2">
      <number:text>-  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number number:decimal-places="2" loext:min-decimal-places="2" number:min-integer-digits="1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3P0"/>
    </number:number-style>
    <number:number-style style:name="N144">
      <number:number number:decimal-places="1" loext:min-decimal-places="1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8" style:display-name="PageStyle_Page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2" style:display-name="PageStyle_Page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1" style:display-name="PageStyle_Page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9" style:display-name="PageStyle_Page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0" style:display-name="PageStyle_Page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3" style:display-name="PageStyle_Page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6" style:display-name="PageStyle_Page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5" style:display-name="PageStyle_Page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4" style:display-name="PageStyle_Page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5.汽電共生統計表</dc:title>
    <dc:subject>35.汽電共生統計表</dc:subject>
    <meta:initial-creator>國際合作與能源統計科</meta:initial-creator>
    <meta:keyword>能源統計年報</meta:keyword>
    <dc:description>35.汽電共生統計表</dc:description>
    <dc:creator>張睿閎</dc:creator>
    <meta:print-date>2021-06-23T09:12:58</meta:print-date>
    <meta:creation-date>2000-08-21T02:09:45</meta:creation-date>
    <dc:date>2021-06-23T09:13:53</dc:date>
    <meta:generator>LibreOffice/5.4.1.2$Windows_x86 LibreOffice_project/ea7cb86e6eeb2bf3a5af73a8f7777ac570321527</meta:generator>
    <meta:document-statistic meta:table-count="16" meta:cell-count="4896" meta:object-count="432"/>
    <meta:user-defined meta:name="AppVersion">16.0300</meta:user-defined>
    <meta:user-defined meta:name="Company">經濟部能源局</meta:user-defined>
    <meta:user-defined meta:name="DocSecurity" meta:value-type="float">0</meta:user-defined>
    <meta:user-defined meta:name="EDOID" meta:value-type="float">722384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